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1.0625in"/>
    </style:style>
    <style:style style:name="Table1.C" style:family="table-column">
      <style:table-column-properties style:column-width="0.875in"/>
    </style:style>
    <style:style style:name="Table1.D" style:family="table-column">
      <style:table-column-properties style:column-width="2.125in"/>
    </style:style>
    <style:style style:name="Table1.E" style:family="table-column">
      <style:table-column-properties style:column-width="2.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4" style:family="table-row">
      <style:table-row-properties style:min-row-height="0.3063in"/>
    </style:style>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0eec5" officeooo:paragraph-rsid="0094264b"/>
    </style:style>
    <style:style style:name="P9" style:family="paragraph" style:parent-style-name="Standard">
      <style:text-properties officeooo:rsid="0000eec5" officeooo:paragraph-rsid="00c32050"/>
    </style:style>
    <style:style style:name="P10" style:family="paragraph" style:parent-style-name="Standard">
      <style:text-properties officeooo:rsid="0002e6ca" officeooo:paragraph-rsid="0002e6ca"/>
    </style:style>
    <style:style style:name="P11" style:family="paragraph" style:parent-style-name="Standard">
      <style:text-properties officeooo:rsid="0002e6ca" officeooo:paragraph-rsid="000838b1"/>
    </style:style>
    <style:style style:name="P12" style:family="paragraph" style:parent-style-name="Standard">
      <style:text-properties officeooo:rsid="0002e6ca" officeooo:paragraph-rsid="006d8f32"/>
    </style:style>
    <style:style style:name="P13" style:family="paragraph" style:parent-style-name="Standard">
      <style:text-properties officeooo:rsid="00056d8e" officeooo:paragraph-rsid="00056d8e"/>
    </style:style>
    <style:style style:name="P14" style:family="paragraph" style:parent-style-name="Standard">
      <style:text-properties officeooo:rsid="000838b1" officeooo:paragraph-rsid="000838b1"/>
    </style:style>
    <style:style style:name="P15" style:family="paragraph" style:parent-style-name="Standard">
      <style:text-properties officeooo:rsid="000838b1" officeooo:paragraph-rsid="0000eec5"/>
    </style:style>
    <style:style style:name="P16" style:family="paragraph" style:parent-style-name="Standard">
      <style:text-properties officeooo:rsid="000838b1" officeooo:paragraph-rsid="00098a65"/>
    </style:style>
    <style:style style:name="P17" style:family="paragraph" style:parent-style-name="Standard">
      <style:text-properties officeooo:rsid="00098a65" officeooo:paragraph-rsid="00098a65"/>
    </style:style>
    <style:style style:name="P18" style:family="paragraph" style:parent-style-name="Standard">
      <style:text-properties officeooo:rsid="000b3814" officeooo:paragraph-rsid="000b3814"/>
    </style:style>
    <style:style style:name="P19" style:family="paragraph" style:parent-style-name="Standard">
      <style:text-properties officeooo:rsid="000b3814" officeooo:paragraph-rsid="000838b1"/>
    </style:style>
    <style:style style:name="P20" style:family="paragraph" style:parent-style-name="Standard">
      <style:text-properties officeooo:rsid="000cb2df" officeooo:paragraph-rsid="000cb2df"/>
    </style:style>
    <style:style style:name="P21" style:family="paragraph" style:parent-style-name="Standard">
      <style:text-properties officeooo:rsid="000cb2df" officeooo:paragraph-rsid="0011ba14"/>
    </style:style>
    <style:style style:name="P22" style:family="paragraph" style:parent-style-name="Standard">
      <style:text-properties officeooo:rsid="000cb2df" officeooo:paragraph-rsid="0029f086"/>
    </style:style>
    <style:style style:name="P23" style:family="paragraph" style:parent-style-name="Standard">
      <style:text-properties officeooo:rsid="000cb2df" officeooo:paragraph-rsid="0040e86d"/>
    </style:style>
    <style:style style:name="P24" style:family="paragraph" style:parent-style-name="Standard">
      <style:text-properties officeooo:rsid="000cb2df" officeooo:paragraph-rsid="007dfe9d"/>
    </style:style>
    <style:style style:name="P25" style:family="paragraph" style:parent-style-name="Standard">
      <style:text-properties officeooo:rsid="000cb2df" officeooo:paragraph-rsid="0080c2a1"/>
    </style:style>
    <style:style style:name="P26" style:family="paragraph" style:parent-style-name="Standard">
      <style:text-properties officeooo:rsid="000cb2df" officeooo:paragraph-rsid="00c1642d"/>
    </style:style>
    <style:style style:name="P27" style:family="paragraph" style:parent-style-name="Standard">
      <style:text-properties officeooo:rsid="000d6858" officeooo:paragraph-rsid="000d6858"/>
    </style:style>
    <style:style style:name="P28" style:family="paragraph" style:parent-style-name="Standard">
      <style:text-properties officeooo:rsid="000e900e" officeooo:paragraph-rsid="000e900e"/>
    </style:style>
    <style:style style:name="P29" style:family="paragraph" style:parent-style-name="Standard">
      <style:text-properties officeooo:rsid="0011ba14" officeooo:paragraph-rsid="0011ba14"/>
    </style:style>
    <style:style style:name="P30" style:family="paragraph" style:parent-style-name="Standard">
      <style:text-properties officeooo:rsid="0011ba14" officeooo:paragraph-rsid="0033157d"/>
    </style:style>
    <style:style style:name="P31" style:family="paragraph" style:parent-style-name="Standard">
      <style:text-properties officeooo:rsid="00130811" officeooo:paragraph-rsid="00130811"/>
    </style:style>
    <style:style style:name="P32" style:family="paragraph" style:parent-style-name="Standard">
      <style:text-properties officeooo:rsid="00138f15" officeooo:paragraph-rsid="00138f15"/>
    </style:style>
    <style:style style:name="P33" style:family="paragraph" style:parent-style-name="Standard">
      <style:text-properties officeooo:rsid="00138f15" officeooo:paragraph-rsid="0000eec5"/>
    </style:style>
    <style:style style:name="P34" style:family="paragraph" style:parent-style-name="Standard">
      <style:text-properties officeooo:rsid="00162638" officeooo:paragraph-rsid="00162638"/>
    </style:style>
    <style:style style:name="P35" style:family="paragraph" style:parent-style-name="Standard">
      <style:text-properties officeooo:rsid="001a7869" officeooo:paragraph-rsid="001a7869"/>
    </style:style>
    <style:style style:name="P36" style:family="paragraph" style:parent-style-name="Standard">
      <style:text-properties officeooo:rsid="001efba8" officeooo:paragraph-rsid="001efba8"/>
    </style:style>
    <style:style style:name="P37" style:family="paragraph" style:parent-style-name="Standard">
      <style:text-properties officeooo:rsid="0020f032" officeooo:paragraph-rsid="0020f032"/>
    </style:style>
    <style:style style:name="P38" style:family="paragraph" style:parent-style-name="Standard">
      <style:text-properties officeooo:rsid="0022ddc5" officeooo:paragraph-rsid="0022ddc5"/>
    </style:style>
    <style:style style:name="P39" style:family="paragraph" style:parent-style-name="Standard">
      <style:text-properties officeooo:rsid="00287bda" officeooo:paragraph-rsid="00287bda"/>
    </style:style>
    <style:style style:name="P40" style:family="paragraph" style:parent-style-name="Standard">
      <style:text-properties officeooo:rsid="00302e0a" officeooo:paragraph-rsid="00302e0a"/>
    </style:style>
    <style:style style:name="P41" style:family="paragraph" style:parent-style-name="Standard">
      <style:text-properties officeooo:rsid="00302e0a" officeooo:paragraph-rsid="0022ddc5"/>
    </style:style>
    <style:style style:name="P42" style:family="paragraph" style:parent-style-name="Standard">
      <style:text-properties officeooo:rsid="0033157d" officeooo:paragraph-rsid="0033157d"/>
    </style:style>
    <style:style style:name="P43" style:family="paragraph" style:parent-style-name="Standard">
      <style:text-properties officeooo:rsid="0039cfb6" officeooo:paragraph-rsid="0022ddc5"/>
    </style:style>
    <style:style style:name="P44" style:family="paragraph" style:parent-style-name="Standard">
      <style:text-properties officeooo:rsid="0039cfb6" officeooo:paragraph-rsid="0039cfb6"/>
    </style:style>
    <style:style style:name="P45" style:family="paragraph" style:parent-style-name="Standard">
      <style:text-properties officeooo:rsid="003bfce5" officeooo:paragraph-rsid="003bfce5"/>
    </style:style>
    <style:style style:name="P46" style:family="paragraph" style:parent-style-name="Standard">
      <style:text-properties officeooo:rsid="003c24c5" officeooo:paragraph-rsid="003c24c5"/>
    </style:style>
    <style:style style:name="P47" style:family="paragraph" style:parent-style-name="Standard">
      <style:text-properties officeooo:rsid="003ece0f" officeooo:paragraph-rsid="003ece0f"/>
    </style:style>
    <style:style style:name="P48" style:family="paragraph" style:parent-style-name="Standard">
      <style:text-properties officeooo:rsid="0040b2aa" officeooo:paragraph-rsid="0040b2aa"/>
    </style:style>
    <style:style style:name="P49" style:family="paragraph" style:parent-style-name="Standard">
      <style:text-properties officeooo:paragraph-rsid="0040b2aa"/>
    </style:style>
    <style:style style:name="P50" style:family="paragraph" style:parent-style-name="Standard">
      <style:text-properties officeooo:rsid="0040e86d" officeooo:paragraph-rsid="0040e86d"/>
    </style:style>
    <style:style style:name="P51" style:family="paragraph" style:parent-style-name="Standard">
      <style:text-properties officeooo:rsid="0040e86d" officeooo:paragraph-rsid="007dfe9d"/>
    </style:style>
    <style:style style:name="P52" style:family="paragraph" style:parent-style-name="Standard">
      <style:text-properties officeooo:rsid="0043443c" officeooo:paragraph-rsid="0045f6c7"/>
    </style:style>
    <style:style style:name="P53" style:family="paragraph" style:parent-style-name="Standard">
      <style:text-properties officeooo:rsid="00455e68" officeooo:paragraph-rsid="00455e68"/>
    </style:style>
    <style:style style:name="P54" style:family="paragraph" style:parent-style-name="Standard">
      <style:text-properties officeooo:paragraph-rsid="0000eec5"/>
    </style:style>
    <style:style style:name="P55" style:family="paragraph" style:parent-style-name="Standard">
      <style:text-properties officeooo:rsid="0056e7f4" officeooo:paragraph-rsid="0056e7f4"/>
    </style:style>
    <style:style style:name="P56" style:family="paragraph" style:parent-style-name="Standard">
      <style:text-properties officeooo:rsid="00572254" officeooo:paragraph-rsid="00572254"/>
    </style:style>
    <style:style style:name="P57" style:family="paragraph" style:parent-style-name="Standard">
      <style:text-properties officeooo:rsid="005a4c54" officeooo:paragraph-rsid="005a4c54"/>
    </style:style>
    <style:style style:name="P58" style:family="paragraph" style:parent-style-name="Standard">
      <style:text-properties officeooo:rsid="005da0d9" officeooo:paragraph-rsid="005da0d9"/>
    </style:style>
    <style:style style:name="P59" style:family="paragraph" style:parent-style-name="Standard">
      <style:text-properties officeooo:rsid="005e076d" officeooo:paragraph-rsid="005e076d"/>
    </style:style>
    <style:style style:name="P60" style:family="paragraph" style:parent-style-name="Standard">
      <style:text-properties officeooo:rsid="005fe3b4" officeooo:paragraph-rsid="005fe3b4"/>
    </style:style>
    <style:style style:name="P61" style:family="paragraph" style:parent-style-name="Standard">
      <style:text-properties officeooo:rsid="0061463b" officeooo:paragraph-rsid="0002e6ca"/>
    </style:style>
    <style:style style:name="P62" style:family="paragraph" style:parent-style-name="Standard">
      <style:text-properties officeooo:rsid="0061463b" officeooo:paragraph-rsid="0061463b"/>
    </style:style>
    <style:style style:name="P63" style:family="paragraph" style:parent-style-name="Standard">
      <style:text-properties officeooo:rsid="0061463b" officeooo:paragraph-rsid="00ee5dad"/>
    </style:style>
    <style:style style:name="P64" style:family="paragraph" style:parent-style-name="Standard">
      <style:text-properties officeooo:rsid="0062200b" officeooo:paragraph-rsid="0062200b"/>
    </style:style>
    <style:style style:name="P65" style:family="paragraph" style:parent-style-name="Standard">
      <style:text-properties officeooo:rsid="0062200b" officeooo:paragraph-rsid="0066c519"/>
    </style:style>
    <style:style style:name="P66" style:family="paragraph" style:parent-style-name="Standard">
      <style:text-properties officeooo:rsid="004bc7cd" officeooo:paragraph-rsid="0062200b"/>
    </style:style>
    <style:style style:name="P67" style:family="paragraph" style:parent-style-name="Standard">
      <style:text-properties officeooo:rsid="0036e6b9" officeooo:paragraph-rsid="0062200b"/>
    </style:style>
    <style:style style:name="P68" style:family="paragraph" style:parent-style-name="Standard">
      <style:text-properties officeooo:rsid="00633c4d" officeooo:paragraph-rsid="00633c4d"/>
    </style:style>
    <style:style style:name="P69" style:family="paragraph" style:parent-style-name="Standard">
      <style:text-properties officeooo:rsid="00633c4d" officeooo:paragraph-rsid="0068dbd3"/>
    </style:style>
    <style:style style:name="P70" style:family="paragraph" style:parent-style-name="Standard">
      <style:text-properties officeooo:rsid="0064f590" officeooo:paragraph-rsid="0064f590"/>
    </style:style>
    <style:style style:name="P71" style:family="paragraph" style:parent-style-name="Standard">
      <style:text-properties officeooo:rsid="0064f590" officeooo:paragraph-rsid="0066c519"/>
    </style:style>
    <style:style style:name="P72" style:family="paragraph" style:parent-style-name="Standard">
      <style:text-properties officeooo:rsid="003dc13f" officeooo:paragraph-rsid="0050377e"/>
    </style:style>
    <style:style style:name="P73" style:family="paragraph" style:parent-style-name="Standard">
      <style:text-properties officeooo:rsid="0066c519" officeooo:paragraph-rsid="0066c519"/>
    </style:style>
    <style:style style:name="P74" style:family="paragraph" style:parent-style-name="Standard">
      <style:text-properties officeooo:rsid="006845f9" officeooo:paragraph-rsid="006845f9"/>
    </style:style>
    <style:style style:name="P75" style:family="paragraph" style:parent-style-name="Standard">
      <style:text-properties officeooo:rsid="006d8f32" officeooo:paragraph-rsid="006d8f32"/>
    </style:style>
    <style:style style:name="P76" style:family="paragraph" style:parent-style-name="Standard">
      <style:text-properties fo:color="#ce181e" officeooo:rsid="006d8f32" officeooo:paragraph-rsid="006d8f32"/>
    </style:style>
    <style:style style:name="P77" style:family="paragraph" style:parent-style-name="Standard">
      <style:text-properties style:text-line-through-style="none" style:text-line-through-type="none" officeooo:rsid="000838b1" officeooo:paragraph-rsid="006fc93e"/>
    </style:style>
    <style:style style:name="P78" style:family="paragraph" style:parent-style-name="Standard">
      <style:text-properties style:text-line-through-style="none" style:text-line-through-type="none" officeooo:rsid="00761d8e" officeooo:paragraph-rsid="006fc93e"/>
    </style:style>
    <style:style style:name="P79" style:family="paragraph" style:parent-style-name="Standard">
      <style:text-properties style:text-line-through-style="none" style:text-line-through-type="none" officeooo:rsid="0040e86d" officeooo:paragraph-rsid="00a706de"/>
    </style:style>
    <style:style style:name="P80" style:family="paragraph" style:parent-style-name="Standard">
      <style:text-properties style:text-line-through-style="none" style:text-line-through-type="none" officeooo:rsid="0041cf7b" officeooo:paragraph-rsid="00a706de"/>
    </style:style>
    <style:style style:name="P81" style:family="paragraph" style:parent-style-name="Standard">
      <style:text-properties style:text-line-through-style="none" style:text-line-through-type="none" officeooo:rsid="00a3a6d1" officeooo:paragraph-rsid="00a3a6d1"/>
    </style:style>
    <style:style style:name="P82" style:family="paragraph" style:parent-style-name="Standard">
      <style:text-properties style:text-line-through-style="none" style:text-line-through-type="none" officeooo:rsid="00a3a6d1" officeooo:paragraph-rsid="00a3a6d1" fo:background-color="#ffff00"/>
    </style:style>
    <style:style style:name="P83" style:family="paragraph" style:parent-style-name="Standard">
      <style:text-properties style:text-line-through-style="none" style:text-line-through-type="none" officeooo:rsid="00a54d52" officeooo:paragraph-rsid="00a3a6d1"/>
    </style:style>
    <style:style style:name="P84" style:family="paragraph" style:parent-style-name="Standard">
      <style:text-properties style:text-line-through-style="none" style:text-line-through-type="none" officeooo:rsid="00a54d52" officeooo:paragraph-rsid="00a54d52"/>
    </style:style>
    <style:style style:name="P85" style:family="paragraph" style:parent-style-name="Standard">
      <style:text-properties style:text-line-through-style="none" style:text-line-through-type="none" officeooo:rsid="00a706de" officeooo:paragraph-rsid="00a706de"/>
    </style:style>
    <style:style style:name="P86" style:family="paragraph" style:parent-style-name="Standard">
      <style:text-properties officeooo:rsid="006fc93e" officeooo:paragraph-rsid="006fc93e"/>
    </style:style>
    <style:style style:name="P87" style:family="paragraph" style:parent-style-name="Standard">
      <style:text-properties officeooo:rsid="006fff16" officeooo:paragraph-rsid="006fff16"/>
    </style:style>
    <style:style style:name="P88" style:family="paragraph" style:parent-style-name="Standard">
      <style:text-properties fo:color="#ff0000" officeooo:rsid="0068c3e2" officeooo:paragraph-rsid="0068c3e2"/>
    </style:style>
    <style:style style:name="P89" style:family="paragraph" style:parent-style-name="Standard">
      <style:text-properties fo:color="#ff0000" officeooo:rsid="005da0d9" officeooo:paragraph-rsid="005da0d9"/>
    </style:style>
    <style:style style:name="P90" style:family="paragraph" style:parent-style-name="Standard">
      <style:text-properties fo:color="#ff0000" officeooo:rsid="007c1e42" officeooo:paragraph-rsid="007c1e42"/>
    </style:style>
    <style:style style:name="P91" style:family="paragraph" style:parent-style-name="Standard">
      <style:text-properties officeooo:rsid="0072eea3" officeooo:paragraph-rsid="0072eea3"/>
    </style:style>
    <style:style style:name="P92" style:family="paragraph" style:parent-style-name="Standard">
      <style:text-properties officeooo:rsid="007874a9" officeooo:paragraph-rsid="007874a9"/>
    </style:style>
    <style:style style:name="P93" style:family="paragraph" style:parent-style-name="Standard">
      <style:text-properties fo:color="#cccccc" officeooo:rsid="006fff16" officeooo:paragraph-rsid="006fff16"/>
    </style:style>
    <style:style style:name="P94" style:family="paragraph" style:parent-style-name="Standard">
      <style:text-properties officeooo:rsid="007a72c6" officeooo:paragraph-rsid="007a72c6"/>
    </style:style>
    <style:style style:name="P95" style:family="paragraph" style:parent-style-name="Standard">
      <style:text-properties officeooo:rsid="007f6591" officeooo:paragraph-rsid="007f6591"/>
    </style:style>
    <style:style style:name="P96" style:family="paragraph" style:parent-style-name="Standard">
      <style:text-properties officeooo:rsid="007f85e8" officeooo:paragraph-rsid="007f85e8"/>
    </style:style>
    <style:style style:name="P97" style:family="paragraph" style:parent-style-name="Standard">
      <style:text-properties officeooo:rsid="00815b43" officeooo:paragraph-rsid="00815b43"/>
    </style:style>
    <style:style style:name="P98" style:family="paragraph" style:parent-style-name="Standard">
      <style:text-properties officeooo:rsid="00815b43" officeooo:paragraph-rsid="00b4d3ce"/>
    </style:style>
    <style:style style:name="P99" style:family="paragraph" style:parent-style-name="Standard">
      <style:text-properties officeooo:rsid="00815b43" officeooo:paragraph-rsid="00c246ed"/>
    </style:style>
    <style:style style:name="P100" style:family="paragraph" style:parent-style-name="Standard">
      <style:text-properties officeooo:rsid="0094264b" officeooo:paragraph-rsid="0094358c"/>
    </style:style>
    <style:style style:name="P101" style:family="paragraph" style:parent-style-name="Standard">
      <style:text-properties officeooo:rsid="00978c33" officeooo:paragraph-rsid="00978c33"/>
    </style:style>
    <style:style style:name="P102" style:family="paragraph" style:parent-style-name="Standard">
      <style:text-properties officeooo:rsid="00997f8a" officeooo:paragraph-rsid="00997f8a"/>
    </style:style>
    <style:style style:name="P103" style:family="paragraph" style:parent-style-name="Standard">
      <style:text-properties officeooo:rsid="00978c33" officeooo:paragraph-rsid="00978c33" fo:background-color="#ffff00"/>
    </style:style>
    <style:style style:name="P104" style:family="paragraph" style:parent-style-name="Standard">
      <style:text-properties officeooo:rsid="009a55bc" officeooo:paragraph-rsid="009a55bc"/>
    </style:style>
    <style:style style:name="P105" style:family="paragraph" style:parent-style-name="Standard">
      <style:text-properties officeooo:rsid="009ec073" officeooo:paragraph-rsid="009ec073"/>
    </style:style>
    <style:style style:name="P106" style:family="paragraph" style:parent-style-name="Standard">
      <style:text-properties officeooo:rsid="00a0b933" officeooo:paragraph-rsid="00a0b933"/>
    </style:style>
    <style:style style:name="P107" style:family="paragraph" style:parent-style-name="Standard">
      <style:text-properties officeooo:rsid="00a14eb1" officeooo:paragraph-rsid="00a14eb1"/>
    </style:style>
    <style:style style:name="P108" style:family="paragraph" style:parent-style-name="Standard">
      <style:text-properties officeooo:rsid="00a2c925" officeooo:paragraph-rsid="00a2c925"/>
    </style:style>
    <style:style style:name="P109" style:family="paragraph" style:parent-style-name="Standard">
      <style:text-properties officeooo:rsid="00a2c925" officeooo:paragraph-rsid="00a34bd3"/>
    </style:style>
    <style:style style:name="P110" style:family="paragraph" style:parent-style-name="Standard">
      <style:text-properties officeooo:rsid="00a34bd3" officeooo:paragraph-rsid="00a34bd3"/>
    </style:style>
    <style:style style:name="P111" style:family="paragraph" style:parent-style-name="Standard">
      <style:text-properties officeooo:rsid="00a54d52" officeooo:paragraph-rsid="00a54d52"/>
    </style:style>
    <style:style style:name="P112" style:family="paragraph" style:parent-style-name="Standard">
      <style:text-properties officeooo:rsid="00a54d52" officeooo:paragraph-rsid="00a706de"/>
    </style:style>
    <style:style style:name="P113" style:family="paragraph" style:parent-style-name="Standard">
      <style:text-properties officeooo:rsid="00a706de" officeooo:paragraph-rsid="00a706de"/>
    </style:style>
    <style:style style:name="P114" style:family="paragraph" style:parent-style-name="Standard">
      <style:text-properties officeooo:rsid="00ab6f49" officeooo:paragraph-rsid="00ab6f49"/>
    </style:style>
    <style:style style:name="P115" style:family="paragraph" style:parent-style-name="Standard">
      <style:text-properties officeooo:rsid="00b0cac4" officeooo:paragraph-rsid="00b0cac4"/>
    </style:style>
    <style:style style:name="P116" style:family="paragraph" style:parent-style-name="Standard">
      <style:text-properties officeooo:rsid="005ba225" officeooo:paragraph-rsid="005ba225"/>
    </style:style>
    <style:style style:name="P117" style:family="paragraph" style:parent-style-name="Standard">
      <style:text-properties officeooo:rsid="00b82b08" officeooo:paragraph-rsid="00b82b08"/>
    </style:style>
    <style:style style:name="P118" style:family="paragraph" style:parent-style-name="Standard">
      <style:text-properties officeooo:rsid="00c36882" officeooo:paragraph-rsid="00c36882"/>
    </style:style>
    <style:style style:name="P119" style:family="paragraph" style:parent-style-name="Standard">
      <style:text-properties officeooo:rsid="00c552be" officeooo:paragraph-rsid="00c552be"/>
    </style:style>
    <style:style style:name="P120" style:family="paragraph" style:parent-style-name="Standard">
      <style:text-properties officeooo:rsid="00c552be" officeooo:paragraph-rsid="00d02433"/>
    </style:style>
    <style:style style:name="P121" style:family="paragraph" style:parent-style-name="Standard">
      <style:text-properties officeooo:rsid="00c552be" officeooo:paragraph-rsid="00d10909"/>
    </style:style>
    <style:style style:name="P122" style:family="paragraph" style:parent-style-name="Standard">
      <style:text-properties officeooo:rsid="00c7406a" officeooo:paragraph-rsid="00c7406a"/>
    </style:style>
    <style:style style:name="P123" style:family="paragraph" style:parent-style-name="Standard">
      <style:text-properties officeooo:rsid="00c9ae93" officeooo:paragraph-rsid="00c9ae93"/>
    </style:style>
    <style:style style:name="P124" style:family="paragraph" style:parent-style-name="Standard">
      <style:text-properties officeooo:rsid="00d10909" officeooo:paragraph-rsid="00d10909"/>
    </style:style>
    <style:style style:name="P125" style:family="paragraph" style:parent-style-name="Standard">
      <style:text-properties officeooo:rsid="00d3046e" officeooo:paragraph-rsid="00d3046e"/>
    </style:style>
    <style:style style:name="P126" style:family="paragraph" style:parent-style-name="Standard">
      <style:text-properties officeooo:rsid="00d3dd1c" officeooo:paragraph-rsid="00d3dd1c"/>
    </style:style>
    <style:style style:name="P127" style:family="paragraph" style:parent-style-name="Standard">
      <style:text-properties officeooo:rsid="00d58625" officeooo:paragraph-rsid="00d58625"/>
    </style:style>
    <style:style style:name="P128" style:family="paragraph" style:parent-style-name="Standard">
      <style:text-properties officeooo:rsid="00d774da" officeooo:paragraph-rsid="00d774da"/>
    </style:style>
    <style:style style:name="P129" style:family="paragraph" style:parent-style-name="Standard">
      <style:text-properties officeooo:rsid="00e11ab2" officeooo:paragraph-rsid="00e11ab2"/>
    </style:style>
    <style:style style:name="P130" style:family="paragraph" style:parent-style-name="Standard">
      <style:text-properties fo:font-weight="normal" officeooo:rsid="00c86b03" officeooo:paragraph-rsid="00c7406a" style:font-weight-asian="normal" style:font-weight-complex="normal"/>
    </style:style>
    <style:style style:name="P131" style:family="paragraph" style:parent-style-name="Standard">
      <style:text-properties fo:font-weight="normal" officeooo:rsid="00c9ae93" officeooo:paragraph-rsid="00c9ae93" style:font-weight-asian="normal" style:font-weight-complex="normal"/>
    </style:style>
    <style:style style:name="P132" style:family="paragraph" style:parent-style-name="Standard">
      <style:text-properties fo:font-weight="normal" officeooo:rsid="00c9ae93" officeooo:paragraph-rsid="00c8a778" style:font-weight-asian="normal" style:font-weight-complex="normal"/>
    </style:style>
    <style:style style:name="P133" style:family="paragraph" style:parent-style-name="Standard">
      <style:text-properties fo:font-weight="normal" officeooo:rsid="00cc46b7" officeooo:paragraph-rsid="00cc46b7" style:font-weight-asian="normal" style:font-weight-complex="normal"/>
    </style:style>
    <style:style style:name="P134" style:family="paragraph" style:parent-style-name="Standard">
      <style:text-properties fo:font-weight="normal" officeooo:rsid="00cc46b7" officeooo:paragraph-rsid="00d02433" style:font-weight-asian="normal" style:font-weight-complex="normal"/>
    </style:style>
    <style:style style:name="P135" style:family="paragraph" style:parent-style-name="Standard">
      <style:text-properties fo:font-weight="normal" officeooo:rsid="00cc46b7" officeooo:paragraph-rsid="00d10909" style:font-weight-asian="normal" style:font-weight-complex="normal"/>
    </style:style>
    <style:style style:name="P136" style:family="paragraph" style:parent-style-name="Standard">
      <style:text-properties fo:font-weight="normal" officeooo:rsid="00d02433" officeooo:paragraph-rsid="00d02433" style:font-weight-asian="normal" style:font-weight-complex="normal"/>
    </style:style>
    <style:style style:name="P137" style:family="paragraph" style:parent-style-name="Standard">
      <style:text-properties fo:font-weight="normal" officeooo:rsid="00d10909" officeooo:paragraph-rsid="00d10909" style:font-weight-asian="normal" style:font-weight-complex="normal"/>
    </style:style>
    <style:style style:name="P138" style:family="paragraph" style:parent-style-name="Standard">
      <style:text-properties fo:font-weight="normal" officeooo:rsid="00d3046e" officeooo:paragraph-rsid="00d3046e" style:font-weight-asian="normal" style:font-weight-complex="normal"/>
    </style:style>
    <style:style style:name="P139" style:family="paragraph" style:parent-style-name="Standard">
      <style:text-properties fo:font-weight="normal" officeooo:rsid="00d3dd1c" officeooo:paragraph-rsid="00d3046e" style:font-weight-asian="normal" style:font-weight-complex="normal"/>
    </style:style>
    <style:style style:name="P140" style:family="paragraph" style:parent-style-name="Standard">
      <style:text-properties fo:font-weight="normal" officeooo:rsid="00d3dd1c" officeooo:paragraph-rsid="00d3dd1c" style:font-weight-asian="normal" style:font-weight-complex="normal"/>
    </style:style>
    <style:style style:name="P141" style:family="paragraph" style:parent-style-name="Standard">
      <style:text-properties fo:font-weight="normal" officeooo:rsid="00d58625" officeooo:paragraph-rsid="00d58625" style:font-weight-asian="normal" style:font-weight-complex="normal"/>
    </style:style>
    <style:style style:name="P142" style:family="paragraph" style:parent-style-name="Standard">
      <style:text-properties fo:font-weight="normal" officeooo:rsid="00d6c743" officeooo:paragraph-rsid="00d6c743" style:font-weight-asian="normal" style:font-weight-complex="normal"/>
    </style:style>
    <style:style style:name="P143" style:family="paragraph" style:parent-style-name="Standard">
      <style:text-properties fo:font-weight="normal" officeooo:rsid="00fb03b2" officeooo:paragraph-rsid="00fb03b2" style:font-weight-asian="normal" style:font-weight-complex="normal"/>
    </style:style>
    <style:style style:name="P144" style:family="paragraph" style:parent-style-name="Standard">
      <style:text-properties officeooo:rsid="00e952cf" officeooo:paragraph-rsid="00e952cf"/>
    </style:style>
    <style:style style:name="P145" style:family="paragraph" style:parent-style-name="Standard">
      <style:text-properties officeooo:rsid="00ebcd29" officeooo:paragraph-rsid="00ebcd29"/>
    </style:style>
    <style:style style:name="P146" style:family="paragraph" style:parent-style-name="Standard">
      <style:text-properties officeooo:rsid="00ed3793" officeooo:paragraph-rsid="00ed3793"/>
    </style:style>
    <style:style style:name="P147" style:family="paragraph" style:parent-style-name="Standard">
      <style:text-properties officeooo:rsid="00ef6b8d" officeooo:paragraph-rsid="00ef6b8d"/>
    </style:style>
    <style:style style:name="P148" style:family="paragraph" style:parent-style-name="Standard">
      <style:text-properties officeooo:rsid="00ef8c3a" officeooo:paragraph-rsid="00ef8c3a"/>
    </style:style>
    <style:style style:name="P149" style:family="paragraph" style:parent-style-name="Standard">
      <style:text-properties officeooo:rsid="00ef8c3a" officeooo:paragraph-rsid="00f0953b"/>
    </style:style>
    <style:style style:name="P150" style:family="paragraph" style:parent-style-name="Standard">
      <style:text-properties officeooo:rsid="00ef8c3a" officeooo:paragraph-rsid="00f17a63"/>
    </style:style>
    <style:style style:name="P151" style:family="paragraph" style:parent-style-name="Standard">
      <style:text-properties officeooo:rsid="00ef8c3a" officeooo:paragraph-rsid="00f1e22c"/>
    </style:style>
    <style:style style:name="P152" style:family="paragraph" style:parent-style-name="Standard">
      <style:text-properties officeooo:rsid="00f1e22c" officeooo:paragraph-rsid="00f1e22c"/>
    </style:style>
    <style:style style:name="P153" style:family="paragraph" style:parent-style-name="Standard">
      <style:text-properties officeooo:rsid="00f1e22c" officeooo:paragraph-rsid="00f50cd1"/>
    </style:style>
    <style:style style:name="P154" style:family="paragraph" style:parent-style-name="Standard">
      <style:text-properties officeooo:rsid="00f1e22c" officeooo:paragraph-rsid="00f59d50"/>
    </style:style>
    <style:style style:name="P155" style:family="paragraph" style:parent-style-name="Standard">
      <style:text-properties officeooo:rsid="00f1e22c" officeooo:paragraph-rsid="00fdcc31"/>
    </style:style>
    <style:style style:name="P156" style:family="paragraph" style:parent-style-name="Standard">
      <style:text-properties officeooo:rsid="00f3cd52" officeooo:paragraph-rsid="00f3cd52"/>
    </style:style>
    <style:style style:name="P157" style:family="paragraph" style:parent-style-name="Standard">
      <style:text-properties officeooo:rsid="00f3cd52" officeooo:paragraph-rsid="00f50cd1"/>
    </style:style>
    <style:style style:name="P158" style:family="paragraph" style:parent-style-name="Standard">
      <style:text-properties officeooo:rsid="00f50cd1" officeooo:paragraph-rsid="00f50cd1"/>
    </style:style>
    <style:style style:name="P159" style:family="paragraph" style:parent-style-name="Standard">
      <style:text-properties officeooo:rsid="00f59d50" officeooo:paragraph-rsid="00f59d50"/>
    </style:style>
    <style:style style:name="P160" style:family="paragraph" style:parent-style-name="Standard">
      <style:text-properties style:use-window-font-color="true" fo:font-style="normal" officeooo:rsid="00f59d50" officeooo:paragraph-rsid="00f59d50" style:font-style-asian="normal" style:font-style-complex="normal"/>
    </style:style>
    <style:style style:name="P161" style:family="paragraph" style:parent-style-name="Standard">
      <style:text-properties officeooo:rsid="00f906e6" officeooo:paragraph-rsid="00f906e6"/>
    </style:style>
    <style:style style:name="P162" style:family="paragraph" style:parent-style-name="Standard">
      <style:text-properties officeooo:rsid="00fa040a" officeooo:paragraph-rsid="00fa040a" fo:background-color="#ff4000"/>
    </style:style>
    <style:style style:name="P163" style:family="paragraph" style:parent-style-name="Standard">
      <style:text-properties officeooo:rsid="00fb03b2" officeooo:paragraph-rsid="00fb03b2"/>
    </style:style>
    <style:style style:name="P164" style:family="paragraph" style:parent-style-name="Standard">
      <style:paragraph-properties fo:margin-left="0.4925in" fo:margin-right="0in" fo:text-indent="0in" style:auto-text-indent="false"/>
      <style:text-properties officeooo:rsid="00130811" officeooo:paragraph-rsid="00130811"/>
    </style:style>
    <style:style style:name="P165" style:family="paragraph" style:parent-style-name="Standard">
      <style:paragraph-properties fo:margin-left="0.4925in" fo:margin-right="0in" fo:text-indent="0in" style:auto-text-indent="false"/>
      <style:text-properties officeooo:rsid="0033157d" officeooo:paragraph-rsid="0033157d"/>
    </style:style>
    <style:style style:name="P166" style:family="paragraph" style:parent-style-name="Standard">
      <style:paragraph-properties fo:margin-left="0.4925in" fo:margin-right="0in" fo:text-indent="0in" style:auto-text-indent="false"/>
      <style:text-properties officeooo:rsid="003503aa" officeooo:paragraph-rsid="003503aa"/>
    </style:style>
    <style:style style:name="P167" style:family="paragraph" style:parent-style-name="Standard">
      <style:paragraph-properties fo:margin-left="0.4925in" fo:margin-right="0in" fo:text-indent="0in" style:auto-text-indent="false"/>
      <style:text-properties officeooo:rsid="00056d8e" officeooo:paragraph-rsid="00056d8e"/>
    </style:style>
    <style:style style:name="P168" style:family="paragraph" style:parent-style-name="Standard">
      <style:paragraph-properties fo:margin-left="0.4925in" fo:margin-right="0in" fo:text-indent="0in" style:auto-text-indent="false"/>
      <style:text-properties officeooo:rsid="005da0d9" officeooo:paragraph-rsid="005da0d9"/>
    </style:style>
    <style:style style:name="P169" style:family="paragraph" style:parent-style-name="Standard">
      <style:paragraph-properties fo:margin-left="0.4925in" fo:margin-right="0in" fo:text-indent="0in" style:auto-text-indent="false"/>
      <style:text-properties officeooo:rsid="00c246ed" officeooo:paragraph-rsid="00c246ed"/>
    </style:style>
    <style:style style:name="P170" style:family="paragraph" style:parent-style-name="Standard">
      <style:paragraph-properties fo:margin-left="0.9846in" fo:margin-right="0in" fo:text-indent="0in" style:auto-text-indent="false"/>
      <style:text-properties officeooo:rsid="0033157d" officeooo:paragraph-rsid="0033157d"/>
    </style:style>
    <style:style style:name="P171" style:family="paragraph" style:parent-style-name="Text_20_body">
      <style:text-properties officeooo:paragraph-rsid="0020f032"/>
    </style:style>
    <style:style style:name="P172" style:family="paragraph" style:parent-style-name="Text_20_body">
      <style:text-properties officeooo:rsid="0020f032" officeooo:paragraph-rsid="0020f032"/>
    </style:style>
    <style:style style:name="P173" style:family="paragraph" style:parent-style-name="Text_20_body">
      <style:text-properties officeooo:paragraph-rsid="0022ddc5"/>
    </style:style>
    <style:style style:name="P174" style:family="paragraph" style:parent-style-name="Text_20_body">
      <style:text-properties officeooo:rsid="0022ddc5" officeooo:paragraph-rsid="0022ddc5"/>
    </style:style>
    <style:style style:name="P175" style:family="paragraph" style:parent-style-name="Text_20_body">
      <style:text-properties officeooo:rsid="0022ddc5" officeooo:paragraph-rsid="0055d45a"/>
    </style:style>
    <style:style style:name="P176" style:family="paragraph" style:parent-style-name="Text_20_body">
      <style:text-properties officeooo:rsid="00546b43" officeooo:paragraph-rsid="00546b43"/>
    </style:style>
    <style:style style:name="P177" style:family="paragraph" style:parent-style-name="Text_20_body">
      <style:text-properties style:text-line-through-style="solid" style:text-line-through-type="single"/>
    </style:style>
    <style:style style:name="P178" style:family="paragraph" style:parent-style-name="Text_20_body">
      <style:text-properties style:text-line-through-style="solid" style:text-line-through-type="single" officeooo:rsid="0043443c" officeooo:paragraph-rsid="0045f6c7"/>
    </style:style>
    <style:style style:name="P179" style:family="paragraph" style:parent-style-name="Text_20_body">
      <style:text-properties style:text-line-through-style="solid" style:text-line-through-type="single" officeooo:paragraph-rsid="0022ddc5"/>
    </style:style>
    <style:style style:name="P180" style:family="paragraph" style:parent-style-name="Text_20_body">
      <style:text-properties style:text-line-through-style="solid" style:text-line-through-type="single" officeooo:rsid="00546b43" officeooo:paragraph-rsid="00546b43"/>
    </style:style>
    <style:style style:name="P181" style:family="paragraph" style:parent-style-name="Text_20_body">
      <style:text-properties fo:color="#ff0000" officeooo:rsid="0080c2a1" officeooo:paragraph-rsid="0080c2a1"/>
    </style:style>
    <style:style style:name="P182" style:family="paragraph" style:parent-style-name="Text_20_body">
      <style:text-properties fo:color="#ff0000" officeooo:rsid="0040e86d"/>
    </style:style>
    <style:style style:name="P183" style:family="paragraph" style:parent-style-name="Text_20_body">
      <style:text-properties officeooo:rsid="0080c2a1" officeooo:paragraph-rsid="0080c2a1"/>
    </style:style>
    <style:style style:name="P184" style:family="paragraph" style:parent-style-name="Text_20_body">
      <style:text-properties officeooo:rsid="0040e86d"/>
    </style:style>
    <style:style style:name="P185" style:family="paragraph" style:parent-style-name="Text_20_body">
      <style:text-properties officeooo:rsid="00b4d3ce" officeooo:paragraph-rsid="00b4d3ce"/>
    </style:style>
    <style:style style:name="P186" style:family="paragraph" style:parent-style-name="Text_20_body">
      <style:text-properties officeooo:rsid="00c1642d" officeooo:paragraph-rsid="00c1642d"/>
    </style:style>
    <style:style style:name="P187" style:family="paragraph" style:parent-style-name="Text_20_body">
      <style:text-properties officeooo:rsid="007dfe9d" officeooo:paragraph-rsid="007dfe9d"/>
    </style:style>
    <style:style style:name="P188" style:family="paragraph" style:parent-style-name="Text_20_body">
      <style:text-properties style:text-line-through-style="none" style:text-line-through-type="none" officeooo:rsid="007dfe9d" officeooo:paragraph-rsid="007dfe9d"/>
    </style:style>
    <style:style style:name="P189" style:family="paragraph" style:parent-style-name="Text_20_body">
      <style:text-properties style:text-line-through-style="none" style:text-line-through-type="none" officeooo:rsid="00c2b392" officeooo:paragraph-rsid="00c2b392"/>
    </style:style>
    <style:style style:name="P190" style:family="paragraph" style:parent-style-name="Text_20_body">
      <style:text-properties officeooo:paragraph-rsid="00c32050"/>
    </style:style>
    <style:style style:name="P191" style:family="paragraph" style:parent-style-name="Text_20_body">
      <style:text-properties officeooo:rsid="00c32050" officeooo:paragraph-rsid="00c32050"/>
    </style:style>
    <style:style style:name="P192" style:family="paragraph" style:parent-style-name="Text_20_body">
      <style:text-properties officeooo:rsid="00c32050" officeooo:paragraph-rsid="00c36882"/>
    </style:style>
    <style:style style:name="P193" style:family="paragraph" style:parent-style-name="Text_20_body">
      <style:text-properties fo:font-weight="bold" officeooo:rsid="00c32050" officeooo:paragraph-rsid="00c32050" style:font-weight-asian="bold" style:font-weight-complex="bold"/>
    </style:style>
    <style:style style:name="P194" style:family="paragraph" style:parent-style-name="Text_20_body">
      <style:text-properties officeooo:rsid="00cb3a6e" officeooo:paragraph-rsid="00cb3a6e"/>
    </style:style>
    <style:style style:name="P195" style:family="paragraph" style:parent-style-name="code">
      <style:text-properties style:text-line-through-style="solid" style:text-line-through-type="single"/>
    </style:style>
    <style:style style:name="P196" style:family="paragraph" style:parent-style-name="code">
      <style:text-properties style:text-line-through-style="solid" style:text-line-through-type="single" officeooo:paragraph-rsid="00546b43"/>
    </style:style>
    <style:style style:name="P197" style:family="paragraph" style:parent-style-name="Table_20_Heading">
      <style:text-properties officeooo:rsid="006fc93e" officeooo:paragraph-rsid="006fc93e"/>
    </style:style>
    <style:style style:name="P198" style:family="paragraph" style:parent-style-name="Table_20_Heading">
      <style:text-properties officeooo:rsid="007356d7" officeooo:paragraph-rsid="007356d7"/>
    </style:style>
    <style:style style:name="P199" style:family="paragraph" style:parent-style-name="Table_20_Contents">
      <style:text-properties officeooo:rsid="006fc93e" officeooo:paragraph-rsid="006fc93e"/>
    </style:style>
    <style:style style:name="P200" style:family="paragraph" style:parent-style-name="Table_20_Contents">
      <style:text-properties style:text-line-through-style="none" style:text-line-through-type="none"/>
    </style:style>
    <style:style style:name="P201" style:family="paragraph" style:parent-style-name="Table_20_Contents">
      <style:text-properties style:text-line-through-style="none" style:text-line-through-type="none" officeooo:rsid="006fc93e" officeooo:paragraph-rsid="006fc93e"/>
    </style:style>
    <style:style style:name="P202" style:family="paragraph" style:parent-style-name="Table_20_Contents">
      <style:text-properties style:text-line-through-style="none" style:text-line-through-type="none" officeooo:rsid="006fff16" officeooo:paragraph-rsid="006fff16"/>
    </style:style>
    <style:style style:name="P203" style:family="paragraph" style:parent-style-name="Table_20_Contents">
      <style:text-properties officeooo:rsid="006fff16" officeooo:paragraph-rsid="006fff16"/>
    </style:style>
    <style:style style:name="P204" style:family="paragraph" style:parent-style-name="Table_20_Contents">
      <style:text-properties fo:color="#b3b3b3" style:text-line-through-style="none" style:text-line-through-type="none" fo:background-color="transparent"/>
    </style:style>
    <style:style style:name="P205" style:family="paragraph" style:parent-style-name="Table_20_Contents">
      <style:text-properties fo:color="#b3b3b3" style:text-line-through-style="none" style:text-line-through-type="none" officeooo:rsid="006fc93e" officeooo:paragraph-rsid="006fc93e" fo:background-color="transparent"/>
    </style:style>
    <style:style style:name="P206" style:family="paragraph" style:parent-style-name="Table_20_Contents">
      <style:text-properties fo:color="#b3b3b3" style:text-line-through-style="none" style:text-line-through-type="none" officeooo:rsid="007a5137" officeooo:paragraph-rsid="007a5137" fo:background-color="transparent"/>
    </style:style>
    <style:style style:name="P207" style:family="paragraph" style:parent-style-name="Table_20_Contents">
      <style:text-properties fo:color="#ff0000"/>
    </style:style>
    <style:style style:name="P208" style:family="paragraph" style:parent-style-name="Table_20_Contents">
      <style:text-properties officeooo:rsid="00769da4" officeooo:paragraph-rsid="00769da4"/>
    </style:style>
    <style:style style:name="P209" style:family="paragraph" style:parent-style-name="Table_20_Contents">
      <style:text-properties officeooo:rsid="00769da4" officeooo:paragraph-rsid="00795d28"/>
    </style:style>
    <style:style style:name="P210" style:family="paragraph" style:parent-style-name="Table_20_Contents">
      <style:text-properties fo:color="#cccccc"/>
    </style:style>
    <style:style style:name="P211" style:family="paragraph" style:parent-style-name="Table_20_Contents">
      <style:text-properties fo:color="#cccccc" officeooo:rsid="007a5137" officeooo:paragraph-rsid="007a5137"/>
    </style:style>
    <style:style style:name="P212" style:family="paragraph" style:parent-style-name="Table_20_Contents">
      <style:text-properties fo:color="#cccccc" officeooo:rsid="006fff16" officeooo:paragraph-rsid="006fff16"/>
    </style:style>
    <style:style style:name="P213" style:family="paragraph" style:parent-style-name="Contents_20_4">
      <style:paragraph-properties>
        <style:tab-stops>
          <style:tab-stop style:position="6.3354in" style:type="right" style:leader-style="dotted" style:leader-text="."/>
        </style:tab-stops>
      </style:paragraph-properties>
    </style:style>
    <style:style style:name="P214" style:family="paragraph" style:parent-style-name="code">
      <style:paragraph-properties fo:margin-left="0in" fo:margin-right="0in" fo:text-indent="0in" style:auto-text-indent="false"/>
      <style:text-properties officeooo:rsid="00ea82be" officeooo:paragraph-rsid="00ea82be"/>
    </style:style>
    <style:style style:name="P215" style:family="paragraph" style:parent-style-name="Contents_20_1">
      <style:paragraph-properties>
        <style:tab-stops>
          <style:tab-stop style:position="6.9252in" style:type="right" style:leader-style="dotted" style:leader-text="."/>
        </style:tab-stops>
      </style:paragraph-properties>
    </style:style>
    <style:style style:name="P216" style:family="paragraph" style:parent-style-name="Contents_20_3">
      <style:paragraph-properties>
        <style:tab-stops>
          <style:tab-stop style:position="6.5319in" style:type="right" style:leader-style="dotted" style:leader-text="."/>
        </style:tab-stops>
      </style:paragraph-properties>
    </style:style>
    <style:style style:name="P217" style:family="paragraph" style:parent-style-name="Contents_20_2">
      <style:paragraph-properties>
        <style:tab-stops>
          <style:tab-stop style:position="6.7283in" style:type="right" style:leader-style="dotted" style:leader-text="."/>
        </style:tab-stops>
      </style:paragraph-properties>
    </style:style>
    <style:style style:name="P218" style:family="paragraph" style:parent-style-name="Heading_20_1">
      <style:text-properties officeooo:rsid="0002e6ca"/>
    </style:style>
    <style:style style:name="P219" style:family="paragraph" style:parent-style-name="Heading_20_1">
      <style:paragraph-properties fo:margin-top="0.1272in" fo:margin-bottom="0.0437in" loext:contextual-spacing="false"/>
    </style:style>
    <style:style style:name="P220" style:family="paragraph" style:parent-style-name="Heading_20_2">
      <style:text-properties officeooo:paragraph-rsid="00cb3a6e"/>
    </style:style>
    <style:style style:name="P221" style:family="paragraph" style:parent-style-name="Heading_20_2">
      <style:text-properties fo:font-weight="bold" style:font-weight-asian="bold" style:font-weight-complex="bold"/>
    </style:style>
    <style:style style:name="P222" style:family="paragraph" style:parent-style-name="Heading_20_3">
      <style:text-properties officeooo:paragraph-rsid="0062200b"/>
    </style:style>
    <style:style style:name="P223" style:family="paragraph" style:parent-style-name="Heading_20_3">
      <style:text-properties officeooo:rsid="0020f032" officeooo:paragraph-rsid="0020f032"/>
    </style:style>
    <style:style style:name="P224" style:family="paragraph" style:parent-style-name="Heading_20_3">
      <style:text-properties officeooo:rsid="0020f032" officeooo:paragraph-rsid="00c32050"/>
    </style:style>
    <style:style style:name="P225" style:family="paragraph" style:parent-style-name="Heading_20_3">
      <style:text-properties officeooo:rsid="0020f032" officeooo:paragraph-rsid="0047dd40"/>
    </style:style>
    <style:style style:name="P226" style:family="paragraph" style:parent-style-name="Heading_20_3">
      <style:text-properties officeooo:rsid="0000eec5" officeooo:paragraph-rsid="0020f032"/>
    </style:style>
    <style:style style:name="P227" style:family="paragraph" style:parent-style-name="Heading_20_3">
      <style:text-properties officeooo:rsid="0000eec5" officeooo:paragraph-rsid="0022ddc5"/>
    </style:style>
    <style:style style:name="P228" style:family="paragraph" style:parent-style-name="Heading_20_3">
      <style:text-properties officeooo:rsid="0000eec5" officeooo:paragraph-rsid="0045f6c7"/>
    </style:style>
    <style:style style:name="P229" style:family="paragraph" style:parent-style-name="Heading_20_3">
      <style:text-properties officeooo:rsid="000b3814" officeooo:paragraph-rsid="007dfe9d"/>
    </style:style>
    <style:style style:name="P230" style:family="paragraph" style:parent-style-name="Heading_20_3">
      <style:text-properties officeooo:rsid="0002e6ca" officeooo:paragraph-rsid="0029f086"/>
    </style:style>
    <style:style style:name="P231" style:family="paragraph" style:parent-style-name="Heading_20_3">
      <style:text-properties officeooo:paragraph-rsid="0040b2aa"/>
    </style:style>
    <style:style style:name="P232" style:family="paragraph" style:parent-style-name="Heading_20_3">
      <style:text-properties officeooo:rsid="00b4d3ce" officeooo:paragraph-rsid="00b4d3ce"/>
    </style:style>
    <style:style style:name="P233" style:family="paragraph" style:parent-style-name="Standard" style:list-style-name="L1">
      <style:text-properties officeooo:rsid="000fd56e" officeooo:paragraph-rsid="000fd56e"/>
    </style:style>
    <style:style style:name="P234" style:family="paragraph" style:parent-style-name="Standard" style:list-style-name="L1">
      <style:text-properties officeooo:rsid="00056d8e" officeooo:paragraph-rsid="00056d8e"/>
    </style:style>
    <style:style style:name="P235" style:family="paragraph" style:parent-style-name="Standard" style:list-style-name="L1">
      <style:text-properties officeooo:rsid="00068db5" officeooo:paragraph-rsid="00068db5"/>
    </style:style>
    <style:style style:name="P236" style:family="paragraph" style:parent-style-name="Standard" style:list-style-name="L1">
      <style:text-properties officeooo:rsid="000838b1" officeooo:paragraph-rsid="000838b1"/>
    </style:style>
    <style:style style:name="P237" style:family="paragraph" style:parent-style-name="Standard" style:list-style-name="L10">
      <style:text-properties officeooo:rsid="000838b1" officeooo:paragraph-rsid="000838b1"/>
    </style:style>
    <style:style style:name="P238" style:family="paragraph" style:parent-style-name="Standard" style:list-style-name="L1">
      <style:text-properties officeooo:rsid="00ff939d" officeooo:paragraph-rsid="00ff939d"/>
    </style:style>
    <style:style style:name="P239" style:family="paragraph" style:parent-style-name="Standard" style:list-style-name="L2">
      <style:text-properties officeooo:rsid="0000eec5" officeooo:paragraph-rsid="0000eec5"/>
    </style:style>
    <style:style style:name="P240" style:family="paragraph" style:parent-style-name="Standard" style:list-style-name="L2">
      <style:text-properties officeooo:rsid="0011ba14" officeooo:paragraph-rsid="0011ba14"/>
    </style:style>
    <style:style style:name="P241" style:family="paragraph" style:parent-style-name="Standard" style:list-style-name="L6">
      <style:text-properties officeooo:rsid="0011ba14" officeooo:paragraph-rsid="0033157d"/>
    </style:style>
    <style:style style:name="P242" style:family="paragraph" style:parent-style-name="Standard" style:list-style-name="L16">
      <style:text-properties officeooo:rsid="0011ba14" officeooo:paragraph-rsid="0011ba14"/>
    </style:style>
    <style:style style:name="P243" style:family="paragraph" style:parent-style-name="Standard" style:list-style-name="L16">
      <style:text-properties officeooo:rsid="0011ba14" officeooo:paragraph-rsid="0029f086"/>
    </style:style>
    <style:style style:name="P244" style:family="paragraph" style:parent-style-name="Standard" style:list-style-name="L16">
      <style:text-properties officeooo:rsid="0011ba14" officeooo:paragraph-rsid="0040e86d"/>
    </style:style>
    <style:style style:name="P245" style:family="paragraph" style:parent-style-name="Standard" style:list-style-name="L16">
      <style:text-properties officeooo:rsid="0011ba14" officeooo:paragraph-rsid="007dfe9d"/>
    </style:style>
    <style:style style:name="P246" style:family="paragraph" style:parent-style-name="Standard" style:list-style-name="L2">
      <style:text-properties officeooo:rsid="002ae82e" officeooo:paragraph-rsid="002ae82e"/>
    </style:style>
    <style:style style:name="P247" style:family="paragraph" style:parent-style-name="Standard" style:list-style-name="L3">
      <style:text-properties officeooo:rsid="001a7869" officeooo:paragraph-rsid="001a7869"/>
    </style:style>
    <style:style style:name="P248" style:family="paragraph" style:parent-style-name="Standard" style:list-style-name="L4">
      <style:text-properties officeooo:rsid="001a7869" officeooo:paragraph-rsid="001a7869"/>
    </style:style>
    <style:style style:name="P249" style:family="paragraph" style:parent-style-name="Standard" style:list-style-name="L5">
      <style:text-properties officeooo:rsid="003ece0f" officeooo:paragraph-rsid="003ece0f"/>
    </style:style>
    <style:style style:name="P250" style:family="paragraph" style:parent-style-name="Standard" style:list-style-name="L7">
      <style:text-properties officeooo:rsid="00098a65" officeooo:paragraph-rsid="00098a65"/>
    </style:style>
    <style:style style:name="P251" style:family="paragraph" style:parent-style-name="Standard" style:list-style-name="L7">
      <style:text-properties officeooo:rsid="000b3814" officeooo:paragraph-rsid="000b3814"/>
    </style:style>
    <style:style style:name="P252" style:family="paragraph" style:parent-style-name="Standard" style:list-style-name="L13">
      <style:text-properties officeooo:rsid="000b3814" officeooo:paragraph-rsid="000b3814"/>
    </style:style>
    <style:style style:name="P253" style:family="paragraph" style:parent-style-name="Standard" style:list-style-name="L14">
      <style:text-properties officeooo:rsid="000b3814" officeooo:paragraph-rsid="000b3814"/>
    </style:style>
    <style:style style:name="P254" style:family="paragraph" style:parent-style-name="Standard" style:list-style-name="L7">
      <style:text-properties officeooo:rsid="00130811" officeooo:paragraph-rsid="00130811"/>
    </style:style>
    <style:style style:name="P255" style:family="paragraph" style:parent-style-name="Standard" style:list-style-name="L8">
      <style:text-properties officeooo:rsid="0064f590" officeooo:paragraph-rsid="0066c519"/>
    </style:style>
    <style:style style:name="P256" style:family="paragraph" style:parent-style-name="Standard" style:list-style-name="L8">
      <style:text-properties officeooo:rsid="0064f590" officeooo:paragraph-rsid="00717287"/>
    </style:style>
    <style:style style:name="P257" style:family="paragraph" style:parent-style-name="Standard" style:list-style-name="L8">
      <style:text-properties officeooo:rsid="0064f590" officeooo:paragraph-rsid="006845f9"/>
    </style:style>
    <style:style style:name="P258" style:family="paragraph" style:parent-style-name="Standard" style:list-style-name="L8">
      <style:text-properties officeooo:rsid="00717287" officeooo:paragraph-rsid="00717287"/>
    </style:style>
    <style:style style:name="P259" style:family="paragraph" style:parent-style-name="Standard" style:list-style-name="L8">
      <style:text-properties officeooo:rsid="006845f9" officeooo:paragraph-rsid="006845f9"/>
    </style:style>
    <style:style style:name="P260" style:family="paragraph" style:parent-style-name="Standard" style:list-style-name="L9">
      <style:text-properties officeooo:paragraph-rsid="0068dbd3"/>
    </style:style>
    <style:style style:name="P261" style:family="paragraph" style:parent-style-name="Standard" style:list-style-name="L9">
      <style:text-properties officeooo:paragraph-rsid="0069ff63"/>
    </style:style>
    <style:style style:name="P262" style:family="paragraph" style:parent-style-name="Standard" style:list-style-name="L9">
      <style:text-properties officeooo:paragraph-rsid="006bfe2c"/>
    </style:style>
    <style:style style:name="P263" style:family="paragraph" style:parent-style-name="Standard" style:list-style-name="L9">
      <style:text-properties officeooo:rsid="0068dbd3" officeooo:paragraph-rsid="0068dbd3"/>
    </style:style>
    <style:style style:name="P264" style:family="paragraph" style:parent-style-name="Standard" style:list-style-name="L10">
      <style:text-properties officeooo:rsid="0061463b" officeooo:paragraph-rsid="0061463b"/>
    </style:style>
    <style:style style:name="P265" style:family="paragraph" style:parent-style-name="Standard" style:list-style-name="L10">
      <style:text-properties officeooo:rsid="00ed3793" officeooo:paragraph-rsid="00ed3793"/>
    </style:style>
    <style:style style:name="P266" style:family="paragraph" style:parent-style-name="Standard" style:list-style-name="L11">
      <style:text-properties officeooo:rsid="006d8f32" officeooo:paragraph-rsid="006d8f32"/>
    </style:style>
    <style:style style:name="P267" style:family="paragraph" style:parent-style-name="Standard" style:list-style-name="L12">
      <style:text-properties officeooo:rsid="005e076d" officeooo:paragraph-rsid="005e076d"/>
    </style:style>
    <style:style style:name="P268" style:family="paragraph" style:parent-style-name="Standard" style:list-style-name="L15">
      <style:text-properties officeooo:rsid="000cb2df" officeooo:paragraph-rsid="007a72c6"/>
    </style:style>
    <style:style style:name="P269" style:family="paragraph" style:parent-style-name="Standard" style:list-style-name="L16">
      <style:text-properties officeooo:paragraph-rsid="0029f086"/>
    </style:style>
    <style:style style:name="P270" style:family="paragraph" style:parent-style-name="Standard" style:list-style-name="L17">
      <style:text-properties officeooo:rsid="00b0cac4" officeooo:paragraph-rsid="00b0cac4"/>
    </style:style>
    <style:style style:name="P271" style:family="paragraph" style:parent-style-name="Standard" style:list-style-name="L16">
      <style:text-properties officeooo:rsid="007f6591" officeooo:paragraph-rsid="0085941d"/>
    </style:style>
    <style:style style:name="P272" style:family="paragraph" style:parent-style-name="Standard" style:list-style-name="L16">
      <style:text-properties officeooo:rsid="007f6591" officeooo:paragraph-rsid="007f6591"/>
    </style:style>
    <style:style style:name="P273" style:family="paragraph" style:parent-style-name="Standard" style:list-style-name="L16">
      <style:text-properties officeooo:rsid="0084e11c" officeooo:paragraph-rsid="0084e11c"/>
    </style:style>
    <style:style style:name="P274" style:family="paragraph" style:parent-style-name="Standard" style:list-style-name="L16">
      <style:text-properties style:text-line-through-style="solid" style:text-line-through-type="single" officeooo:rsid="0011ba14" officeooo:paragraph-rsid="007dfe9d"/>
    </style:style>
    <style:style style:name="P275" style:family="paragraph" style:parent-style-name="Standard" style:list-style-name="L16">
      <style:text-properties officeooo:rsid="0081e4cb" officeooo:paragraph-rsid="0081e4cb"/>
    </style:style>
    <style:style style:name="P276" style:family="paragraph" style:parent-style-name="Standard" style:list-style-name="L16">
      <style:text-properties officeooo:rsid="0081e4cb" officeooo:paragraph-rsid="01010a1e"/>
    </style:style>
    <style:style style:name="P277" style:family="paragraph" style:parent-style-name="Standard" style:list-style-name="L16">
      <style:text-properties officeooo:rsid="01010a1e" officeooo:paragraph-rsid="01010a1e"/>
    </style:style>
    <style:style style:name="P278" style:family="paragraph" style:parent-style-name="Standard" style:list-style-name="L18">
      <style:text-properties officeooo:paragraph-rsid="0107089a"/>
    </style:style>
    <style:style style:name="P279" style:family="paragraph" style:parent-style-name="Standard" style:list-style-name="L18">
      <style:text-properties officeooo:rsid="00815b43" officeooo:paragraph-rsid="0081e4cb"/>
    </style:style>
    <style:style style:name="P280" style:family="paragraph" style:parent-style-name="Standard" style:list-style-name="L18">
      <style:text-properties officeooo:rsid="00815b43" officeooo:paragraph-rsid="00815b43"/>
    </style:style>
    <style:style style:name="P281" style:family="paragraph" style:parent-style-name="Standard" style:list-style-name="L18">
      <style:text-properties officeooo:rsid="00815b43" officeooo:paragraph-rsid="0107089a"/>
    </style:style>
    <style:style style:name="P282" style:family="paragraph" style:parent-style-name="Standard" style:list-style-name="L18">
      <style:text-properties officeooo:rsid="00b4d3ce" officeooo:paragraph-rsid="01073bc7"/>
    </style:style>
    <style:style style:name="P283" style:family="paragraph" style:parent-style-name="Standard" style:list-style-name="L20">
      <style:text-properties officeooo:paragraph-rsid="00a3a6d1"/>
    </style:style>
    <style:style style:name="P284" style:family="paragraph" style:parent-style-name="Standard" style:list-style-name="L21">
      <style:text-properties officeooo:rsid="00c9ae93" officeooo:paragraph-rsid="00c9ae93"/>
    </style:style>
    <style:style style:name="P285" style:family="paragraph" style:parent-style-name="Standard" style:list-style-name="L21">
      <style:text-properties officeooo:rsid="00c9ae93" officeooo:paragraph-rsid="00d10909"/>
    </style:style>
    <style:style style:name="P286" style:family="paragraph" style:parent-style-name="Standard" style:list-style-name="L22">
      <style:text-properties officeooo:rsid="00c9ae93" officeooo:paragraph-rsid="00c9ae93"/>
    </style:style>
    <style:style style:name="P287" style:family="paragraph" style:parent-style-name="Standard" style:list-style-name="L21">
      <style:text-properties officeooo:rsid="00d02433" officeooo:paragraph-rsid="00d02433"/>
    </style:style>
    <style:style style:name="P288" style:family="paragraph" style:parent-style-name="Standard" style:list-style-name="L24">
      <style:text-properties officeooo:rsid="00d02433" officeooo:paragraph-rsid="00d02433"/>
    </style:style>
    <style:style style:name="P289" style:family="paragraph" style:parent-style-name="Standard" style:list-style-name="L24">
      <style:text-properties officeooo:rsid="00d02433" officeooo:paragraph-rsid="00d10909"/>
    </style:style>
    <style:style style:name="P290" style:family="paragraph" style:parent-style-name="Standard" style:list-style-name="L21">
      <style:text-properties officeooo:rsid="00d10909" officeooo:paragraph-rsid="00d10909"/>
    </style:style>
    <style:style style:name="P291" style:family="paragraph" style:parent-style-name="Standard" style:list-style-name="L22">
      <style:text-properties officeooo:rsid="00138f15" officeooo:paragraph-rsid="0094264b"/>
    </style:style>
    <style:style style:name="P292" style:family="paragraph" style:parent-style-name="Standard" style:list-style-name="L22">
      <style:text-properties officeooo:rsid="00c36882" officeooo:paragraph-rsid="00c36882"/>
    </style:style>
    <style:style style:name="P293" style:family="paragraph" style:parent-style-name="Standard" style:list-style-name="L22">
      <style:text-properties officeooo:rsid="00c8a778" officeooo:paragraph-rsid="00c8a778"/>
    </style:style>
    <style:style style:name="P294" style:family="paragraph" style:parent-style-name="Standard" style:list-style-name="L24">
      <style:text-properties officeooo:rsid="00c552be" officeooo:paragraph-rsid="00c552be"/>
    </style:style>
    <style:style style:name="P295" style:family="paragraph" style:parent-style-name="Standard" style:list-style-name="L24">
      <style:text-properties officeooo:rsid="00c552be" officeooo:paragraph-rsid="00c8a778"/>
    </style:style>
    <style:style style:name="P296" style:family="paragraph" style:parent-style-name="Standard" style:list-style-name="L24">
      <style:text-properties officeooo:rsid="00c552be" officeooo:paragraph-rsid="00e5a4b7"/>
    </style:style>
    <style:style style:name="P297" style:family="paragraph" style:parent-style-name="Standard" style:list-style-name="L25">
      <style:text-properties fo:font-weight="normal" officeooo:rsid="00c7406a" officeooo:paragraph-rsid="00c7406a" style:font-weight-asian="normal" style:font-weight-complex="normal"/>
    </style:style>
    <style:style style:name="P298" style:family="paragraph" style:parent-style-name="Standard" style:list-style-name="L26">
      <style:text-properties fo:font-weight="normal" officeooo:rsid="00c9ae93" officeooo:paragraph-rsid="00c9ae93" style:font-weight-asian="normal" style:font-weight-complex="normal"/>
    </style:style>
    <style:style style:name="P299" style:family="paragraph" style:parent-style-name="Standard" style:list-style-name="L24">
      <style:text-properties fo:font-weight="normal" officeooo:rsid="00d02433" officeooo:paragraph-rsid="00d02433" style:font-weight-asian="normal" style:font-weight-complex="normal"/>
    </style:style>
    <style:style style:name="P300" style:family="paragraph" style:parent-style-name="Standard" style:list-style-name="L24">
      <style:text-properties fo:font-weight="normal" officeooo:rsid="00d225d3" officeooo:paragraph-rsid="00d225d3" style:font-weight-asian="normal" style:font-weight-complex="normal"/>
    </style:style>
    <style:style style:name="P301" style:family="paragraph" style:parent-style-name="Standard" style:list-style-name="L27">
      <style:text-properties officeooo:rsid="004a3af3" officeooo:paragraph-rsid="00d3046e"/>
    </style:style>
    <style:style style:name="P302" style:family="paragraph" style:parent-style-name="Standard" style:list-style-name="L28">
      <style:text-properties officeooo:rsid="00d3dd1c" officeooo:paragraph-rsid="00d3dd1c"/>
    </style:style>
    <style:style style:name="P303" style:family="paragraph" style:parent-style-name="Standard" style:list-style-name="L28">
      <style:text-properties officeooo:rsid="00d3dd1c" officeooo:paragraph-rsid="00d58625"/>
    </style:style>
    <style:style style:name="P304" style:family="paragraph" style:parent-style-name="Standard" style:list-style-name="L30">
      <style:text-properties officeooo:rsid="0022ddc5" officeooo:paragraph-rsid="0022ddc5"/>
    </style:style>
    <style:style style:name="P305" style:family="paragraph" style:parent-style-name="Standard" style:list-style-name="L31">
      <style:text-properties officeooo:rsid="0022ddc5" officeooo:paragraph-rsid="0022ddc5"/>
    </style:style>
    <style:style style:name="P306" style:family="paragraph" style:parent-style-name="Standard" style:list-style-name="L30">
      <style:text-properties officeooo:rsid="00238043" officeooo:paragraph-rsid="00238043"/>
    </style:style>
    <style:style style:name="P307" style:family="paragraph" style:parent-style-name="Standard" style:list-style-name="L30">
      <style:text-properties officeooo:rsid="0025442d" officeooo:paragraph-rsid="0025442d"/>
    </style:style>
    <style:style style:name="P308" style:family="paragraph" style:parent-style-name="Standard" style:list-style-name="L30">
      <style:text-properties officeooo:rsid="003d45f3" officeooo:paragraph-rsid="003d45f3"/>
    </style:style>
    <style:style style:name="P309" style:family="paragraph" style:parent-style-name="Standard" style:list-style-name="L32">
      <style:text-properties officeooo:rsid="00302e0a" officeooo:paragraph-rsid="005786c2"/>
    </style:style>
    <style:style style:name="P310" style:family="paragraph" style:parent-style-name="Standard" style:list-style-name="L32">
      <style:text-properties officeooo:rsid="00302e0a" officeooo:paragraph-rsid="00302e0a"/>
    </style:style>
    <style:style style:name="P311" style:family="paragraph" style:parent-style-name="Standard" style:list-style-name="L33">
      <style:text-properties officeooo:rsid="009a55bc" officeooo:paragraph-rsid="009a55bc"/>
    </style:style>
    <style:style style:name="P312" style:family="paragraph" style:parent-style-name="Standard" style:list-style-name="L33">
      <style:text-properties officeooo:rsid="009a55bc" officeooo:paragraph-rsid="009d1ab1"/>
    </style:style>
    <style:style style:name="P313" style:family="paragraph" style:parent-style-name="Standard" style:list-style-name="L33">
      <style:text-properties officeooo:rsid="009d1ab1" officeooo:paragraph-rsid="009d1ab1"/>
    </style:style>
    <style:style style:name="P314" style:family="paragraph" style:parent-style-name="Standard" style:list-style-name="L33">
      <style:text-properties officeooo:rsid="009ec073" officeooo:paragraph-rsid="009ec073"/>
    </style:style>
    <style:style style:name="P315" style:family="paragraph" style:parent-style-name="Standard" style:list-style-name="L34">
      <style:text-properties officeooo:rsid="00978c33" officeooo:paragraph-rsid="00978c33"/>
    </style:style>
    <style:style style:name="P316" style:family="paragraph" style:parent-style-name="Standard" style:list-style-name="L34">
      <style:text-properties officeooo:rsid="00997f8a" officeooo:paragraph-rsid="00997f8a"/>
    </style:style>
    <style:style style:name="P317" style:family="paragraph" style:parent-style-name="Standard" style:list-style-name="L35">
      <style:text-properties officeooo:rsid="00a85a07" officeooo:paragraph-rsid="00997f8a"/>
    </style:style>
    <style:style style:name="P318" style:family="paragraph" style:parent-style-name="Standard" style:list-style-name="L35">
      <style:text-properties officeooo:rsid="00a14eb1" officeooo:paragraph-rsid="00a14eb1"/>
    </style:style>
    <style:style style:name="P319" style:family="paragraph" style:parent-style-name="Standard" style:list-style-name="L36">
      <style:text-properties officeooo:rsid="00a0b933" officeooo:paragraph-rsid="00a0b933"/>
    </style:style>
    <style:style style:name="P320" style:family="paragraph" style:parent-style-name="Standard" style:list-style-name="L36">
      <style:text-properties officeooo:rsid="00a0b933" officeooo:paragraph-rsid="00a137c4"/>
    </style:style>
    <style:style style:name="P321" style:family="paragraph" style:parent-style-name="Standard" style:list-style-name="L36">
      <style:text-properties officeooo:rsid="00a137c4" officeooo:paragraph-rsid="00a137c4"/>
    </style:style>
    <style:style style:name="P322" style:family="paragraph" style:parent-style-name="Standard" style:list-style-name="L37">
      <style:text-properties officeooo:rsid="000e900e" officeooo:paragraph-rsid="000e900e"/>
    </style:style>
    <style:style style:name="P323" style:family="paragraph" style:parent-style-name="Standard" style:list-style-name="L37">
      <style:text-properties officeooo:rsid="000f240e" officeooo:paragraph-rsid="000f240e"/>
    </style:style>
    <style:style style:name="P324" style:family="paragraph" style:parent-style-name="Text_20_body" style:list-style-name="L19">
      <style:text-properties officeooo:rsid="00b4d3ce" officeooo:paragraph-rsid="00b4d3ce"/>
    </style:style>
    <style:style style:name="P325" style:family="paragraph" style:parent-style-name="Text_20_body" style:list-style-name="L19">
      <style:text-properties officeooo:rsid="00b4d3ce" officeooo:paragraph-rsid="0104a58c"/>
    </style:style>
    <style:style style:name="P326" style:family="paragraph" style:parent-style-name="Text_20_body" style:list-style-name="L19">
      <style:text-properties officeooo:rsid="01010a1e" officeooo:paragraph-rsid="01010a1e"/>
    </style:style>
    <style:style style:name="P327" style:family="paragraph" style:parent-style-name="Text_20_body" style:list-style-name="L19">
      <style:text-properties officeooo:rsid="00c1642d" officeooo:paragraph-rsid="00c1642d"/>
    </style:style>
    <style:style style:name="P328" style:family="paragraph" style:parent-style-name="Text_20_body" style:list-style-name="L19">
      <style:text-properties officeooo:rsid="00c1642d" officeooo:paragraph-rsid="00c1e6ca"/>
    </style:style>
    <style:style style:name="P329" style:family="paragraph" style:parent-style-name="Text_20_body" style:list-style-name="L19">
      <style:text-properties officeooo:rsid="00c1e6ca" officeooo:paragraph-rsid="00c1e6ca"/>
    </style:style>
    <style:style style:name="P330" style:family="paragraph" style:parent-style-name="Text_20_body" style:list-style-name="L19">
      <style:text-properties fo:color="#ce181e" officeooo:rsid="00c1e6ca" officeooo:paragraph-rsid="00c1e6ca"/>
    </style:style>
    <style:style style:name="P331" style:family="paragraph" style:parent-style-name="Text_20_body" style:list-style-name="L19">
      <style:text-properties fo:color="#ce181e" officeooo:rsid="00c1642d" officeooo:paragraph-rsid="00c1e6ca"/>
    </style:style>
    <style:style style:name="P332" style:family="paragraph" style:parent-style-name="Text_20_body" style:list-style-name="L23">
      <style:text-properties officeooo:rsid="00cb3a6e" officeooo:paragraph-rsid="00cb3a6e"/>
    </style:style>
    <style:style style:name="P333" style:family="paragraph" style:parent-style-name="code" style:list-style-name="L25"/>
    <style:style style:name="P334" style:family="paragraph" style:parent-style-name="code" style:list-style-name="L29"/>
    <style:style style:name="P335" style:family="paragraph" style:parent-style-name="code" style:list-style-name="L32"/>
    <style:style style:name="T1" style:family="text">
      <style:text-properties officeooo:rsid="0002e6ca"/>
    </style:style>
    <style:style style:name="T2" style:family="text">
      <style:text-properties officeooo:rsid="000838b1"/>
    </style:style>
    <style:style style:name="T3" style:family="text">
      <style:text-properties officeooo:rsid="00098a65"/>
    </style:style>
    <style:style style:name="T4" style:family="text">
      <style:text-properties officeooo:rsid="000b3814"/>
    </style:style>
    <style:style style:name="T5" style:family="text">
      <style:text-properties officeooo:rsid="000cb2df"/>
    </style:style>
    <style:style style:name="T6" style:family="text">
      <style:text-properties officeooo:rsid="000d6858"/>
    </style:style>
    <style:style style:name="T7" style:family="text">
      <style:text-properties officeooo:rsid="000fd56e"/>
    </style:style>
    <style:style style:name="T8" style:family="text">
      <style:text-properties officeooo:rsid="0011ba14"/>
    </style:style>
    <style:style style:name="T9" style:family="text">
      <style:text-properties officeooo:rsid="00176522"/>
    </style:style>
    <style:style style:name="T10" style:family="text">
      <style:text-properties officeooo:rsid="001b70c3"/>
    </style:style>
    <style:style style:name="T11" style:family="text">
      <style:text-properties officeooo:rsid="001dc723"/>
    </style:style>
    <style:style style:name="T12" style:family="text">
      <style:text-properties officeooo:rsid="001efba8"/>
    </style:style>
    <style:style style:name="T13" style:family="text">
      <style:text-properties officeooo:rsid="0022ddc5"/>
    </style:style>
    <style:style style:name="T14" style:family="text">
      <style:text-properties officeooo:rsid="00238043"/>
    </style:style>
    <style:style style:name="T15" style:family="text">
      <style:text-properties officeooo:rsid="00287bda"/>
    </style:style>
    <style:style style:name="T16" style:family="text">
      <style:text-properties officeooo:rsid="0029f086"/>
    </style:style>
    <style:style style:name="T17" style:family="text">
      <style:text-properties officeooo:rsid="002cced2"/>
    </style:style>
    <style:style style:name="T18" style:family="text">
      <style:text-properties officeooo:rsid="002f459e"/>
    </style:style>
    <style:style style:name="T19" style:family="text">
      <style:text-properties officeooo:rsid="00302e0a"/>
    </style:style>
    <style:style style:name="T20" style:family="text">
      <style:text-properties officeooo:rsid="0033157d"/>
    </style:style>
    <style:style style:name="T21" style:family="text">
      <style:text-properties officeooo:rsid="003a901b"/>
    </style:style>
    <style:style style:name="T22" style:family="text">
      <style:text-properties officeooo:rsid="003c24c5"/>
    </style:style>
    <style:style style:name="T23" style:family="text">
      <style:text-properties officeooo:rsid="0040e86d"/>
    </style:style>
    <style:style style:name="T24" style:family="text">
      <style:text-properties officeooo:rsid="0043c580"/>
    </style:style>
    <style:style style:name="T25" style:family="text">
      <style:text-properties officeooo:rsid="0045f6c7"/>
    </style:style>
    <style:style style:name="T26" style:family="text">
      <style:text-properties officeooo:rsid="0050377e"/>
    </style:style>
    <style:style style:name="T27" style:family="text">
      <style:text-properties officeooo:rsid="00546b43"/>
    </style:style>
    <style:style style:name="T28" style:family="text">
      <style:text-properties officeooo:rsid="0055d45a"/>
    </style:style>
    <style:style style:name="T29" style:family="text">
      <style:text-properties officeooo:rsid="00564fb5"/>
    </style:style>
    <style:style style:name="T30" style:family="text">
      <style:text-properties officeooo:rsid="0056e7f4"/>
    </style:style>
    <style:style style:name="T31" style:family="text">
      <style:text-properties officeooo:rsid="00572254"/>
    </style:style>
    <style:style style:name="T32" style:family="text">
      <style:text-properties officeooo:rsid="005da0d9"/>
    </style:style>
    <style:style style:name="T33" style:family="text">
      <style:text-properties style:text-line-through-style="solid" style:text-line-through-type="single" officeooo:rsid="0068dbd3"/>
    </style:style>
    <style:style style:name="T34" style:family="text">
      <style:text-properties officeooo:rsid="005e076d"/>
    </style:style>
    <style:style style:name="T35" style:family="text">
      <style:text-properties fo:font-style="italic" style:font-style-asian="italic" style:font-style-complex="italic"/>
    </style:style>
    <style:style style:name="T36" style:family="text">
      <style:text-properties fo:font-style="italic" officeooo:rsid="005fe3b4" style:font-style-asian="italic" style:font-style-complex="italic"/>
    </style:style>
    <style:style style:name="T37" style:family="text">
      <style:text-properties fo:font-style="italic" officeooo:rsid="009a55bc" style:font-style-asian="italic" style:font-style-complex="italic"/>
    </style:style>
    <style:style style:name="T38" style:family="text">
      <style:text-properties officeooo:rsid="005fe3b4"/>
    </style:style>
    <style:style style:name="T39" style:family="text">
      <style:text-properties officeooo:rsid="0061463b"/>
    </style:style>
    <style:style style:name="T40" style:family="text">
      <style:text-properties officeooo:rsid="0062200b"/>
    </style:style>
    <style:style style:name="T41" style:family="text">
      <style:text-properties officeooo:rsid="00633c4d"/>
    </style:style>
    <style:style style:name="T42" style:family="text">
      <style:text-properties officeooo:rsid="0066c519"/>
    </style:style>
    <style:style style:name="T43" style:family="text">
      <style:text-properties officeooo:rsid="006845f9"/>
    </style:style>
    <style:style style:name="T44" style:family="text">
      <style:text-properties officeooo:rsid="0068dbd3"/>
    </style:style>
    <style:style style:name="T45" style:family="text">
      <style:text-properties style:text-line-through-style="none" style:text-line-through-type="none"/>
    </style:style>
    <style:style style:name="T46" style:family="text">
      <style:text-properties style:text-line-through-style="none" style:text-line-through-type="none" officeooo:rsid="0068dbd3"/>
    </style:style>
    <style:style style:name="T47" style:family="text">
      <style:text-properties style:text-line-through-style="none" style:text-line-through-type="none" officeooo:rsid="0069ff63"/>
    </style:style>
    <style:style style:name="T48" style:family="text">
      <style:text-properties style:text-line-through-style="none" style:text-line-through-type="none" officeooo:rsid="00a3a6d1"/>
    </style:style>
    <style:style style:name="T49" style:family="text">
      <style:text-properties style:text-line-through-style="none" style:text-line-through-type="none" officeooo:rsid="00a54d52"/>
    </style:style>
    <style:style style:name="T50" style:family="text">
      <style:text-properties style:text-line-through-style="none" style:text-line-through-type="none" officeooo:rsid="00a706de"/>
    </style:style>
    <style:style style:name="T51" style:family="text">
      <style:text-properties style:text-line-through-style="none" style:text-line-through-type="none" officeooo:rsid="00a74d0b"/>
    </style:style>
    <style:style style:name="T52" style:family="text">
      <style:text-properties officeooo:rsid="006d8f32"/>
    </style:style>
    <style:style style:name="T53" style:family="text">
      <style:text-properties officeooo:rsid="003dc13f"/>
    </style:style>
    <style:style style:name="T54" style:family="text">
      <style:text-properties officeooo:rsid="006fc93e"/>
    </style:style>
    <style:style style:name="T55" style:family="text">
      <style:text-properties officeooo:rsid="006fff16"/>
    </style:style>
    <style:style style:name="T56" style:family="text">
      <style:text-properties officeooo:rsid="00717287"/>
    </style:style>
    <style:style style:name="T57" style:family="text">
      <style:text-properties fo:color="#ff0000"/>
    </style:style>
    <style:style style:name="T58" style:family="text">
      <style:text-properties fo:color="#ff0000" officeooo:rsid="006845f9"/>
    </style:style>
    <style:style style:name="T59" style:family="text">
      <style:text-properties fo:color="#ff0000" officeooo:rsid="005fe3b4"/>
    </style:style>
    <style:style style:name="T60" style:family="text">
      <style:text-properties fo:color="#ff0000" officeooo:rsid="00c36882"/>
    </style:style>
    <style:style style:name="T61" style:family="text">
      <style:text-properties officeooo:rsid="007356d7"/>
    </style:style>
    <style:style style:name="T62" style:family="text">
      <style:text-properties officeooo:rsid="0074f006"/>
    </style:style>
    <style:style style:name="T63" style:family="text">
      <style:text-properties officeooo:rsid="00761d8e"/>
    </style:style>
    <style:style style:name="T64" style:family="text">
      <style:text-properties officeooo:rsid="00769da4"/>
    </style:style>
    <style:style style:name="T65" style:family="text">
      <style:text-properties officeooo:rsid="00795d28"/>
    </style:style>
    <style:style style:name="T66" style:family="text">
      <style:text-properties officeooo:rsid="007a72c6"/>
    </style:style>
    <style:style style:name="T67" style:family="text">
      <style:text-properties officeooo:rsid="007ded32"/>
    </style:style>
    <style:style style:name="T68" style:family="text">
      <style:text-properties officeooo:rsid="007dfe9d"/>
    </style:style>
    <style:style style:name="T69" style:family="text">
      <style:text-properties officeooo:rsid="007f6591"/>
    </style:style>
    <style:style style:name="T70" style:family="text">
      <style:text-properties officeooo:rsid="0080c2a1"/>
    </style:style>
    <style:style style:name="T71" style:family="text">
      <style:text-properties officeooo:rsid="00815b43"/>
    </style:style>
    <style:style style:name="T72" style:family="text">
      <style:text-properties officeooo:rsid="0081e4cb"/>
    </style:style>
    <style:style style:name="T73" style:family="text">
      <style:text-properties officeooo:rsid="0084fcc6"/>
    </style:style>
    <style:style style:name="T74" style:family="text">
      <style:text-properties officeooo:rsid="008a8ba6"/>
    </style:style>
    <style:style style:name="T75" style:family="text">
      <style:text-properties officeooo:rsid="008a9d15"/>
    </style:style>
    <style:style style:name="T76" style:family="text">
      <style:text-properties officeooo:rsid="0094358c"/>
    </style:style>
    <style:style style:name="T77" style:family="text">
      <style:text-properties officeooo:rsid="0094be72"/>
    </style:style>
    <style:style style:name="T78" style:family="text">
      <style:text-properties style:text-position="super 58%"/>
    </style:style>
    <style:style style:name="T79" style:family="text">
      <style:text-properties style:text-position="super 58%" officeooo:rsid="009a55bc"/>
    </style:style>
    <style:style style:name="T80" style:family="text">
      <style:text-properties officeooo:rsid="00997f8a"/>
    </style:style>
    <style:style style:name="T81" style:family="text">
      <style:text-properties officeooo:rsid="009a55bc"/>
    </style:style>
    <style:style style:name="T82" style:family="text">
      <style:text-properties officeooo:rsid="009b3ba1"/>
    </style:style>
    <style:style style:name="T83" style:family="text">
      <style:text-properties officeooo:rsid="009d1ab1"/>
    </style:style>
    <style:style style:name="T84" style:family="text">
      <style:text-properties officeooo:rsid="009ec073"/>
    </style:style>
    <style:style style:name="T85" style:family="text">
      <style:text-properties officeooo:rsid="00a0b933"/>
    </style:style>
    <style:style style:name="T86" style:family="text">
      <style:text-properties officeooo:rsid="00a137c4"/>
    </style:style>
    <style:style style:name="T87" style:family="text">
      <style:text-properties officeooo:rsid="00a14eb1"/>
    </style:style>
    <style:style style:name="T88" style:family="text">
      <style:text-properties officeooo:rsid="00a2afd1"/>
    </style:style>
    <style:style style:name="T89" style:family="text">
      <style:text-properties officeooo:rsid="00a34bd3"/>
    </style:style>
    <style:style style:name="T90" style:family="text">
      <style:text-properties officeooo:rsid="00a3a6d1"/>
    </style:style>
    <style:style style:name="T91" style:family="text">
      <style:text-properties officeooo:rsid="00a54d52"/>
    </style:style>
    <style:style style:name="T92" style:family="text">
      <style:text-properties officeooo:rsid="00a706de"/>
    </style:style>
    <style:style style:name="T93" style:family="text">
      <style:text-properties officeooo:rsid="00a85a07"/>
    </style:style>
    <style:style style:name="T94" style:family="text">
      <style:text-properties officeooo:rsid="00a89edf"/>
    </style:style>
    <style:style style:name="T95" style:family="text">
      <style:text-properties officeooo:rsid="00abd1b6"/>
    </style:style>
    <style:style style:name="T96" style:family="text">
      <style:text-properties officeooo:rsid="00b0cac4"/>
    </style:style>
    <style:style style:name="T97" style:family="text">
      <style:text-properties officeooo:rsid="00b2a47b"/>
    </style:style>
    <style:style style:name="T98" style:family="text">
      <style:text-properties officeooo:rsid="00b4d3ce"/>
    </style:style>
    <style:style style:name="T99" style:family="text">
      <style:text-properties officeooo:rsid="00b6771e"/>
    </style:style>
    <style:style style:name="T100" style:family="text">
      <style:text-properties officeooo:rsid="00bc4a0d"/>
    </style:style>
    <style:style style:name="T101" style:family="text">
      <style:text-properties officeooo:rsid="00bdaf97"/>
    </style:style>
    <style:style style:name="T102" style:family="text">
      <style:text-properties officeooo:rsid="00bf1437"/>
    </style:style>
    <style:style style:name="T103" style:family="text">
      <style:text-properties officeooo:rsid="00c1642d"/>
    </style:style>
    <style:style style:name="T104" style:family="text">
      <style:text-properties officeooo:rsid="00c1e6ca"/>
    </style:style>
    <style:style style:name="T105" style:family="text">
      <style:text-properties fo:color="#ce181e"/>
    </style:style>
    <style:style style:name="T106" style:family="text">
      <style:text-properties fo:color="#ce181e" officeooo:rsid="00c1e6ca"/>
    </style:style>
    <style:style style:name="T107" style:family="text">
      <style:text-properties fo:color="#ce181e" officeooo:rsid="00c2b392"/>
    </style:style>
    <style:style style:name="T108" style:family="text">
      <style:text-properties officeooo:rsid="00c246ed"/>
    </style:style>
    <style:style style:name="T109" style:family="text">
      <style:text-properties officeooo:rsid="00c2b392"/>
    </style:style>
    <style:style style:name="T110" style:family="text">
      <style:text-properties officeooo:rsid="00c32050"/>
    </style:style>
    <style:style style:name="T111" style:family="text">
      <style:text-properties officeooo:rsid="00c36882"/>
    </style:style>
    <style:style style:name="T112" style:family="text">
      <style:text-properties fo:color="#00ae00" fo:font-style="italic" fo:font-weight="normal" style:font-style-asian="italic" style:font-weight-asian="normal" style:font-style-complex="italic" style:font-weight-complex="normal"/>
    </style:style>
    <style:style style:name="T113" style:family="text">
      <style:text-properties fo:color="#00ae00" fo:font-style="italic" fo:font-weight="normal" officeooo:rsid="00d774da" style:font-style-asian="italic" style:font-weight-asian="normal" style:font-style-complex="italic" style:font-weight-complex="normal"/>
    </style:style>
    <style:style style:name="T114" style:family="text">
      <style:text-properties fo:color="#00ae00" fo:font-style="italic" fo:font-weight="normal" officeooo:rsid="00d94437" style:font-style-asian="italic" style:font-weight-asian="normal" style:font-style-complex="italic" style:font-weight-complex="normal"/>
    </style:style>
    <style:style style:name="T115" style:family="text">
      <style:text-properties fo:color="#00ae00" fo:font-style="italic" style:font-style-asian="italic" style:font-style-complex="italic"/>
    </style:style>
    <style:style style:name="T116" style:family="text">
      <style:text-properties fo:font-weight="normal" style:font-weight-asian="normal" style:font-weight-complex="normal"/>
    </style:style>
    <style:style style:name="T117" style:family="text">
      <style:text-properties fo:font-weight="normal" officeooo:rsid="00c7406a" style:font-weight-asian="normal" style:font-weight-complex="normal"/>
    </style:style>
    <style:style style:name="T118" style:family="text">
      <style:text-properties fo:font-weight="normal" officeooo:rsid="00c86b03" style:font-weight-asian="normal" style:font-weight-complex="normal"/>
    </style:style>
    <style:style style:name="T119" style:family="text">
      <style:text-properties fo:font-weight="normal" officeooo:rsid="00c9ae93" style:font-weight-asian="normal" style:font-weight-complex="normal"/>
    </style:style>
    <style:style style:name="T120" style:family="text">
      <style:text-properties fo:font-weight="normal" officeooo:rsid="00d02433" style:font-weight-asian="normal" style:font-weight-complex="normal"/>
    </style:style>
    <style:style style:name="T121" style:family="text">
      <style:text-properties fo:font-weight="normal" officeooo:rsid="00d225d3" style:font-weight-asian="normal" style:font-weight-complex="normal"/>
    </style:style>
    <style:style style:name="T122" style:family="text">
      <style:text-properties fo:font-weight="normal" officeooo:rsid="00d3046e" style:font-weight-asian="normal" style:font-weight-complex="normal"/>
    </style:style>
    <style:style style:name="T123" style:family="text">
      <style:text-properties fo:font-weight="normal" officeooo:rsid="00d3dd1c" style:font-weight-asian="normal" style:font-weight-complex="normal"/>
    </style:style>
    <style:style style:name="T124" style:family="text">
      <style:text-properties fo:font-weight="normal" officeooo:rsid="00ccffaf" style:font-weight-asian="normal" style:font-weight-complex="normal"/>
    </style:style>
    <style:style style:name="T125" style:family="text">
      <style:text-properties fo:font-weight="normal" officeooo:rsid="00d58625" style:font-weight-asian="normal" style:font-weight-complex="normal"/>
    </style:style>
    <style:style style:name="T126" style:family="text">
      <style:text-properties fo:font-weight="normal" officeooo:rsid="00d6c743" style:font-weight-asian="normal" style:font-weight-complex="normal"/>
    </style:style>
    <style:style style:name="T127" style:family="text">
      <style:text-properties fo:font-weight="normal" officeooo:rsid="00d774da" style:font-weight-asian="normal" style:font-weight-complex="normal"/>
    </style:style>
    <style:style style:name="T128" style:family="text">
      <style:text-properties fo:font-weight="normal" officeooo:rsid="00d94437" style:font-weight-asian="normal" style:font-weight-complex="normal"/>
    </style:style>
    <style:style style:name="T129" style:family="text">
      <style:text-properties fo:font-weight="normal" officeooo:rsid="00db84b3" style:font-weight-asian="normal" style:font-weight-complex="normal"/>
    </style:style>
    <style:style style:name="T130" style:family="text">
      <style:text-properties fo:font-weight="normal" officeooo:rsid="00dd61ea" style:font-weight-asian="normal" style:font-weight-complex="normal"/>
    </style:style>
    <style:style style:name="T131" style:family="text">
      <style:text-properties fo:font-weight="normal" officeooo:rsid="00df1749" style:font-weight-asian="normal" style:font-weight-complex="normal"/>
    </style:style>
    <style:style style:name="T132" style:family="text">
      <style:text-properties fo:font-weight="normal" officeooo:rsid="00e26993" style:font-weight-asian="normal" style:font-weight-complex="normal"/>
    </style:style>
    <style:style style:name="T133" style:family="text">
      <style:text-properties fo:font-weight="normal" officeooo:rsid="00e5a4b7" style:font-weight-asian="normal" style:font-weight-complex="normal"/>
    </style:style>
    <style:style style:name="T134" style:family="text">
      <style:text-properties fo:font-weight="normal" officeooo:rsid="00fb03b2" style:font-weight-asian="normal" style:font-weight-complex="normal"/>
    </style:style>
    <style:style style:name="T135" style:family="text">
      <style:text-properties fo:font-weight="normal" officeooo:rsid="00fc6820" style:font-weight-asian="normal" style:font-weight-complex="normal"/>
    </style:style>
    <style:style style:name="T136" style:family="text">
      <style:text-properties officeooo:rsid="00c7406a"/>
    </style:style>
    <style:style style:name="T137" style:family="text">
      <style:text-properties officeooo:rsid="00c86b03"/>
    </style:style>
    <style:style style:name="T138" style:family="text">
      <style:text-properties officeooo:rsid="00c8a778"/>
    </style:style>
    <style:style style:name="T139" style:family="text">
      <style:text-properties officeooo:rsid="00cb3a6e"/>
    </style:style>
    <style:style style:name="T140" style:family="text">
      <style:text-properties officeooo:rsid="00cc46b7"/>
    </style:style>
    <style:style style:name="T141" style:family="text">
      <style:text-properties officeooo:rsid="00ccffaf"/>
    </style:style>
    <style:style style:name="T142" style:family="text">
      <style:text-properties officeooo:rsid="004a3af3"/>
    </style:style>
    <style:style style:name="T143" style:family="text">
      <style:text-properties officeooo:rsid="00d02433"/>
    </style:style>
    <style:style style:name="T144" style:family="text">
      <style:text-properties officeooo:rsid="00d10909"/>
    </style:style>
    <style:style style:name="T145" style:family="text">
      <style:text-properties officeooo:rsid="00d774da"/>
    </style:style>
    <style:style style:name="T146" style:family="text">
      <style:text-properties officeooo:rsid="000e900e"/>
    </style:style>
    <style:style style:name="T147" style:family="text">
      <style:text-properties officeooo:rsid="00e952cf"/>
    </style:style>
    <style:style style:name="T148" style:family="text">
      <style:text-properties officeooo:rsid="00ea82be"/>
    </style:style>
    <style:style style:name="T149" style:family="text">
      <style:text-properties style:use-window-font-color="true"/>
    </style:style>
    <style:style style:name="T150" style:family="text">
      <style:text-properties style:use-window-font-color="true" fo:font-style="normal" style:font-style-asian="normal" style:font-style-complex="normal"/>
    </style:style>
    <style:style style:name="T151" style:family="text">
      <style:text-properties officeooo:rsid="00ebcd29"/>
    </style:style>
    <style:style style:name="T152" style:family="text">
      <style:text-properties officeooo:rsid="00ed3793"/>
    </style:style>
    <style:style style:name="T153" style:family="text">
      <style:text-properties officeooo:rsid="00ef8c3a"/>
    </style:style>
    <style:style style:name="T154" style:family="text">
      <style:text-properties fo:color="#00a933"/>
    </style:style>
    <style:style style:name="T155" style:family="text">
      <style:text-properties fo:color="#00a933" fo:font-style="italic" style:font-style-asian="italic" style:font-style-complex="italic"/>
    </style:style>
    <style:style style:name="T156" style:family="text">
      <style:text-properties fo:color="#00a933" fo:font-style="italic" officeooo:rsid="00f50cd1" style:font-style-asian="italic" style:font-style-complex="italic"/>
    </style:style>
    <style:style style:name="T157" style:family="text">
      <style:text-properties officeooo:rsid="00f0953b"/>
    </style:style>
    <style:style style:name="T158" style:family="text">
      <style:text-properties officeooo:rsid="00f17a63"/>
    </style:style>
    <style:style style:name="T159" style:family="text">
      <style:text-properties officeooo:rsid="00f1e22c"/>
    </style:style>
    <style:style style:name="T160" style:family="text">
      <style:text-properties fo:font-weight="bold" style:font-weight-asian="bold" style:font-weight-complex="bold"/>
    </style:style>
    <style:style style:name="T161" style:family="text">
      <style:text-properties officeooo:rsid="00f3cd52"/>
    </style:style>
    <style:style style:name="T162" style:family="text">
      <style:text-properties officeooo:rsid="00f50cd1"/>
    </style:style>
    <style:style style:name="T163" style:family="text">
      <style:text-properties officeooo:rsid="00f59d50"/>
    </style:style>
    <style:style style:name="T164" style:family="text">
      <style:text-properties officeooo:rsid="00f618f5"/>
    </style:style>
    <style:style style:name="T165" style:family="text">
      <style:text-properties officeooo:rsid="00f906e6"/>
    </style:style>
    <style:style style:name="T166" style:family="text">
      <style:text-properties officeooo:rsid="00f9e44f"/>
    </style:style>
    <style:style style:name="T167" style:family="text">
      <style:text-properties officeooo:rsid="0102c415"/>
    </style:style>
    <style:style style:name="T168" style:family="text">
      <style:text-properties officeooo:rsid="01039f26"/>
    </style:style>
    <style:style style:name="T169" style:family="text">
      <style:text-properties officeooo:rsid="0104a58c"/>
    </style:style>
    <style:style style:name="T170" style:family="text">
      <style:text-properties officeooo:rsid="0105c8ce"/>
    </style:style>
    <style:style style:name="T171" style:family="text">
      <style:text-properties officeooo:rsid="01073bc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text:bookmark-start text:name="__RefHeading___Toc601_2507969732"/>1 <text:span text:style-name="T15">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3"/>
      <text:p text:style-name="P13">This is an intuitive and user-friendly file format for alterable images.</text:p>
      <text:p text:style-name="P13"/>
      <text:p text:style-name="P13">It came about from the following scenario:</text:p>
      <text:p text:style-name="P167">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text:span text:style-name="T32">monotonous</text:span> and obvious tasks.<text:line-break/><text:line-break/>To make matters worse, I then had to go back in and create a series of different size/shape images for various social media (twitter, pinterest, facebook, etc).<text:line-break/><text:line-break/>There had to be a better way!</text:p>
      <text:p text:style-name="P167"/>
      <text:p text:style-name="P168">This format is a result of those needs combined with the ever-present creeping featurism that makes life worth living.</text:p>
      <text:p text:style-name="P13"/>
      <text:p text:style-name="P13">Key constraints for this format a<text:span text:style-name="T7">r</text:span>e:</text:p>
      <text:list xml:id="list2322256583" text:style-name="L1">
        <text:list-item>
          <text:p text:style-name="P233">Open source – duh.</text:p>
        </text:list-item>
        <text:list-item>
          <text:p text:style-name="P234">Seamless support for multi-resolution images for social media (see Smart Resizing, below)</text:p>
        </text:list-item>
        <text:list-item>
          <text:p text:style-name="P234">Modern zip+xml file format for easy <text:span text:style-name="T7">access by other programs</text:span> </text:p>
        </text:list-item>
        <text:list-item>
          <text:p text:style-name="P234">Template forms to create <text:span text:style-name="T7">derived </text:span>images from a common <text:span text:style-name="T7">base</text:span>.</text:p>
        </text:list-item>
        <text:list-item>
          <text:p text:style-name="P235">Feature rich – should support all blend modes, masks, drop shadows, etc as any modern editor.</text:p>
        </text:list-item>
        <text:list-item>
          <text:p text:style-name="P235">(In my implementation) simple command line access.</text:p>
        </text:list-item>
        <text:list-item>
          <text:p text:style-name="P236">In all cases, maximize available options.</text:p>
        </text:list-item>
        <text:list-item>
          <text:p text:style-name="P233">Implemented in a portable way such that all necessary components are within the image, or available from known, standard sources – never program/system specific.</text:p>
        </text:list-item>
        <text:list-item>
          <text:p text:style-name="P238">No javascript. <text:s/>- Minimize implementation requirements while maximizing reproducability.</text:p>
        </text:list-item>
      </text:list>
      <text:p text:style-name="P4"/>
      <text:p text:style-name="P2">In the interest of compatibility:</text:p>
      <text:list xml:id="list2236961446" text:style-name="L2">
        <text:list-item>
          <text:p text:style-name="P239">Implementers SHOULD make provision for ALL features of the format.</text:p>
        </text:list-item>
        <text:list-item>
          <text:p text:style-name="P239">Implementors MUST NOT add additional features to the format.</text:p>
        </text:list-item>
        <text:list-item>
          <text:p text:style-name="P239">Implementors MUST NOT seek out fonts and resources from a non-approved location.</text:p>
        </text:list-item>
        <text:list-item>
          <text:p text:style-name="P240">Implementors MUST support ALL the file types specified, and MUST NOT add or refer to other types within files. <text:s/>(Other types MAY be supported, but MUST be converted to known type when saving.)</text:p>
        </text:list-item>
        <text:list-item>
          <text:p text:style-name="P246">For the convenience of the user, some attributes have “aka” values where two different values do the same thing. <text:s/>Implemtors MUST <text:span text:style-name="T17">accept</text:span> ALL aka values <text:span text:style-name="T17">as equivalent.</text:span></text:p>
        </text:list-item>
      </text:list>
      <text:p text:style-name="P2"/>
      <text:p text:style-name="P35">TODO: for the specification, choose a <text:span text:style-name="T10">license</text:span> that is:</text:p>
      <text:list xml:id="list3845761829" text:style-name="L3">
        <text:list-item>
          <text:p text:style-name="P247">open source</text:p>
        </text:list-item>
      </text:list>
      <text:list xml:id="list283756473" text:style-name="L4">
        <text:list-item>
          <text:p text:style-name="P248">free for commercial</text:p>
        </text:list-item>
        <text:list-item>
          <text:p text:style-name="P248">no derivatives</text:p>
        </text:list-item>
      </text:list>
      <text:p text:style-name="P2"><text:soft-page-break/></text:p>
      <text:h text:style-name="Heading_20_2" text:outline-level="2"><text:bookmark-start text:name="__RefHeading___Toc605_2507969732"/>1.2 Table of Contents<text:bookmark-end text:name="__RefHeading___Toc605_2507969732"/></text:h>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5"><text:a xlink:type="simple" xlink:href="#__RefHeading___Toc601_2507969732" text:style-name="Index_20_Link" text:visited-style-name="Index_20_Link">1 Introduction<text:tab/>1</text:a></text:p>
          <text:p text:style-name="P217"><text:a xlink:type="simple" xlink:href="#__RefHeading___Toc603_2507969732" text:style-name="Index_20_Link" text:visited-style-name="Index_20_Link">1.1 Purpose<text:tab/>1</text:a></text:p>
          <text:p text:style-name="P217"><text:a xlink:type="simple" xlink:href="#__RefHeading___Toc605_2507969732" text:style-name="Index_20_Link" text:visited-style-name="Index_20_Link">1.2 Table of Contents<text:tab/>2</text:a></text:p>
          <text:p text:style-name="P215"><text:a xlink:type="simple" xlink:href="#__RefHeading___Toc607_2507969732" text:style-name="Index_20_Link" text:visited-style-name="Index_20_Link">2 Layers<text:tab/>3</text:a></text:p>
          <text:p text:style-name="P217"><text:a xlink:type="simple" xlink:href="#__RefHeading___Toc609_2507969732" text:style-name="Index_20_Link" text:visited-style-name="Index_20_Link">2.1 General Format<text:tab/>3</text:a></text:p>
          <text:p text:style-name="P216"><text:a xlink:type="simple" xlink:href="#__RefHeading___Toc1011_2845503198" text:style-name="Index_20_Link" text:visited-style-name="Index_20_Link">2.1.1 Attribute Value Types<text:tab/>4</text:a></text:p>
          <text:p text:style-name="P213"><text:a xlink:type="simple" xlink:href="#__RefHeading___Toc2541_3114177296" text:style-name="Index_20_Link" text:visited-style-name="Index_20_Link">2.1.1.1 Color Value Type<text:tab/>4</text:a></text:p>
          <text:p text:style-name="P213"><text:a xlink:type="simple" xlink:href="#__RefHeading___Toc2543_3114177296" text:style-name="Index_20_Link" text:visited-style-name="Index_20_Link">2.1.1.2 Image Value Type<text:tab/>4</text:a></text:p>
          <text:p text:style-name="P213"><text:a xlink:type="simple" xlink:href="#__RefHeading___Toc2545_3114177296" text:style-name="Index_20_Link" text:visited-style-name="Index_20_Link">2.1.1.3 Percent Value Type<text:tab/>5</text:a></text:p>
          <text:p text:style-name="P213"><text:a xlink:type="simple" xlink:href="#__RefHeading___Toc2547_3114177296" text:style-name="Index_20_Link" text:visited-style-name="Index_20_Link">2.1.1.4 Boolean Value Type<text:tab/>5</text:a></text:p>
          <text:p text:style-name="P216"><text:a xlink:type="simple" xlink:href="#__RefHeading___Toc1013_2845503198" text:style-name="Index_20_Link" text:visited-style-name="Index_20_Link">2.1.2 References / Variables<text:tab/>5</text:a></text:p>
          <text:p text:style-name="P213"><text:a xlink:type="simple" xlink:href="#__RefHeading___Toc3859_81488449" text:style-name="Index_20_Link" text:visited-style-name="Index_20_Link">2.1.2.1 Id and Name References<text:tab/>5</text:a></text:p>
          <text:p text:style-name="P213"><text:a xlink:type="simple" xlink:href="#__RefHeading___Toc3861_81488449" text:style-name="Index_20_Link" text:visited-style-name="Index_20_Link">2.1.2.2 Implicit Reference Names<text:tab/>5</text:a></text:p>
          <text:p text:style-name="P213"><text:a xlink:type="simple" xlink:href="#__RefHeading___Toc3863_81488449" text:style-name="Index_20_Link" text:visited-style-name="Index_20_Link">2.1.2.3 Value Inferring<text:tab/>6</text:a></text:p>
          <text:p text:style-name="P213"><text:a xlink:type="simple" xlink:href="#__RefHeading___Toc3865_81488449" text:style-name="Index_20_Link" text:visited-style-name="Index_20_Link">2.1.2.4 File References<text:tab/>6</text:a></text:p>
          <text:p text:style-name="P213"><text:a xlink:type="simple" xlink:href="#__RefHeading___Toc3867_81488449" text:style-name="Index_20_Link" text:visited-style-name="Index_20_Link">2.1.2.5 Search Order<text:tab/>7</text:a></text:p>
          <text:p text:style-name="P213"><text:a xlink:type="simple" xlink:href="#__RefHeading___Toc3869_81488449" text:style-name="Index_20_Link" text:visited-style-name="Index_20_Link">2.1.2.6 Important Notes<text:tab/>7</text:a></text:p>
          <text:p text:style-name="P216"><text:a xlink:type="simple" xlink:href="#__RefHeading___Toc2549_3114177296" text:style-name="Index_20_Link" text:visited-style-name="Index_20_Link">2.1.3 Math Expressions<text:tab/>8</text:a></text:p>
          <text:p text:style-name="P217"><text:a xlink:type="simple" xlink:href="#__RefHeading___Toc611_2507969732" text:style-name="Index_20_Link" text:visited-style-name="Index_20_Link">2.2 Layer Attributes<text:tab/>8</text:a></text:p>
          <text:p text:style-name="P216"><text:a xlink:type="simple" xlink:href="#__RefHeading___Toc613_2507969732" text:style-name="Index_20_Link" text:visited-style-name="Index_20_Link">2.2.1 id attribute<text:tab/>8</text:a></text:p>
          <text:p text:style-name="P216"><text:a xlink:type="simple" xlink:href="#__RefHeading___Toc615_2507969732" text:style-name="Index_20_Link" text:visited-style-name="Index_20_Link">2.2.2 name attribute<text:tab/>9</text:a></text:p>
          <text:p text:style-name="P216"><text:a xlink:type="simple" xlink:href="#__RefHeading___Toc617_2507969732" text:style-name="Index_20_Link" text:visited-style-name="Index_20_Link">2.2.3 dimensions attributes<text:tab/>9</text:a></text:p>
          <text:p text:style-name="P216"><text:a xlink:type="simple" xlink:href="#__RefHeading___Toc619_25079697321" text:style-name="Index_20_Link" text:visited-style-name="Index_20_Link">2.2.4 center attribute<text:tab/>10</text:a></text:p>
          <text:p text:style-name="P216"><text:a xlink:type="simple" xlink:href="#__RefHeading___Toc619_2507969732" text:style-name="Index_20_Link" text:visited-style-name="Index_20_Link">2.2.4 relativeTo attribute<text:tab/>10</text:a></text:p>
          <text:p text:style-name="P216"><text:a xlink:type="simple" xlink:href="#__RefHeading___Toc621_2507969732" text:style-name="Index_20_Link" text:visited-style-name="Index_20_Link">2.2.5 opacity attribute<text:tab/>10</text:a></text:p>
          <text:p text:style-name="P216"><text:a xlink:type="simple" xlink:href="#__RefHeading___Toc623_2507969732" text:style-name="Index_20_Link" text:visited-style-name="Index_20_Link">2.2.6 visible attribute<text:tab/>10</text:a></text:p>
          <text:p text:style-name="P216"><text:a xlink:type="simple" xlink:href="#__RefHeading___Toc625_2507969732" text:style-name="Index_20_Link" text:visited-style-name="Index_20_Link">2.2.7 detached attribute (DEFUNCT)<text:tab/>11</text:a></text:p>
          <text:p text:style-name="P216"><text:a xlink:type="simple" xlink:href="#__RefHeading___Toc627_2507969732" text:style-name="Index_20_Link" text:visited-style-name="Index_20_Link">2.2.8 blendMode attribute<text:tab/>11</text:a></text:p>
          <text:p text:style-name="P216"><text:a xlink:type="simple" xlink:href="#__RefHeading___Toc2551_3114177296" text:style-name="Index_20_Link" text:visited-style-name="Index_20_Link">2.2.9 result attribute<text:tab/>14</text:a></text:p>
          <text:p text:style-name="P216"><text:a xlink:type="simple" xlink:href="#__RefHeading___Toc629_2507969732" text:style-name="Index_20_Link" text:visited-style-name="Index_20_Link">2.2.10 mask attribute<text:tab/>14</text:a></text:p>
          <text:p text:style-name="P216"><text:a xlink:type="simple" xlink:href="#__RefHeading___Toc631_2507969732" text:style-name="Index_20_Link" text:visited-style-name="Index_20_Link">2.2.11 roi attribute (Region of Interest)<text:tab/>14</text:a></text:p>
          <text:p text:style-name="P216"><text:a xlink:type="simple" xlink:href="#__RefHeading___Toc631_25079697321" text:style-name="Index_20_Link" text:visited-style-name="Index_20_Link">2.2.11 tessalation attribute<text:tab/>15</text:a></text:p>
          <text:p text:style-name="P216"><text:a xlink:type="simple" xlink:href="#__RefHeading___Toc633_2507969732" text:style-name="Index_20_Link" text:visited-style-name="Index_20_Link">2.2.12 rotation attribute<text:tab/>15</text:a></text:p>
          <text:p text:style-name="P216"><text:a xlink:type="simple" xlink:href="#__RefHeading___Toc2553_3114177296" text:style-name="Index_20_Link" text:visited-style-name="Index_20_Link">2.2.13 crop attribute<text:tab/>15</text:a></text:p>
          <text:p text:style-name="P216"><text:a xlink:type="simple" xlink:href="#__RefHeading___Toc2923_4282119740" text:style-name="Index_20_Link" text:visited-style-name="Index_20_Link">2.2.14 normalMap attribute<text:tab/>15</text:a></text:p>
          <text:p text:style-name="P216"><text:a xlink:type="simple" xlink:href="#__RefHeading___Toc2925_4282119740" text:style-name="Index_20_Link" text:visited-style-name="Index_20_Link">2.2.15 bumpMap attribute<text:tab/>16</text:a></text:p>
          <text:p text:style-name="P217"><text:a xlink:type="simple" xlink:href="#__RefHeading___Toc635_2507969732" text:style-name="Index_20_Link" text:visited-style-name="Index_20_Link">2.3 Kinds of Layers<text:tab/>16</text:a></text:p>
          <text:p text:style-name="P216"><text:a xlink:type="simple" xlink:href="#__RefHeading___Toc637_2507969732" text:style-name="Index_20_Link" text:visited-style-name="Index_20_Link">2.3.1 &lt;group&gt; Layers<text:tab/>16</text:a></text:p>
          <text:p text:style-name="P216"><text:a xlink:type="simple" xlink:href="#__RefHeading___Toc639_2507969732" text:style-name="Index_20_Link" text:visited-style-name="Index_20_Link">2.3.2 &lt;image&gt; Layers<text:tab/>16</text:a></text:p>
          <text:p text:style-name="P216"><text:a xlink:type="simple" xlink:href="#__RefHeading___Toc641_2507969732" text:style-name="Index_20_Link" text:visited-style-name="Index_20_Link">2.3.3 &lt;solid&gt; Layers<text:tab/>16</text:a></text:p>
          <text:p text:style-name="P216"><text:a xlink:type="simple" xlink:href="#__RefHeading___Toc643_2507969732" text:style-name="Index_20_Link" text:visited-style-name="Index_20_Link">2.3.4 &lt;link&gt; Layers<text:tab/>17</text:a></text:p>
          <text:p text:style-name="P216"><text:a xlink:type="simple" xlink:href="#__RefHeading___Toc645_2507969732" text:style-name="Index_20_Link" text:visited-style-name="Index_20_Link">2.3.5 &lt;modifier&gt; Layers<text:tab/>17</text:a></text:p>
          <text:p text:style-name="P216"><text:a xlink:type="simple" xlink:href="#__RefHeading___Toc658_2507969732" text:style-name="Index_20_Link" text:visited-style-name="Index_20_Link">2.3.6 &lt;text&gt; Layers<text:tab/>17</text:a></text:p>
          <text:p text:style-name="P213"><text:a xlink:type="simple" xlink:href="#__RefHeading___Toc647_2507969732" text:style-name="Index_20_Link" text:visited-style-name="Index_20_Link">2.3.6.1 Fonts<text:tab/>17</text:a></text:p>
          <text:p text:style-name="P216"><text:soft-page-break/><text:a xlink:type="simple" xlink:href="#__RefHeading___Toc1017_2845503198" text:style-name="Index_20_Link" text:visited-style-name="Index_20_Link">2.3.7 &lt;page&gt; Layers<text:tab/>18</text:a></text:p>
          <text:p text:style-name="P216"><text:a xlink:type="simple" xlink:href="#__RefHeading___Toc1019_2845503198" text:style-name="Index_20_Link" text:visited-style-name="Index_20_Link">2.3.7 &lt;frame&gt; Layers<text:tab/>18</text:a></text:p>
          <text:p text:style-name="P216"><text:a xlink:type="simple" xlink:href="#__RefHeading___Toc2555_3114177296" text:style-name="Index_20_Link" text:visited-style-name="Index_20_Link">2.3.8 &lt;pattern&gt; Layers<text:tab/>19</text:a></text:p>
          <text:p text:style-name="P216"><text:a xlink:type="simple" xlink:href="#__RefHeading___Toc2557_3114177296" text:style-name="Index_20_Link" text:visited-style-name="Index_20_Link">2.3.9 &lt;texture&gt; Layers<text:tab/>19</text:a></text:p>
          <text:p text:style-name="P216"><text:a xlink:type="simple" xlink:href="#__RefHeading___Toc2927_4282119740" text:style-name="Index_20_Link" text:visited-style-name="Index_20_Link">2.3.10 &lt;particles&gt; Layers<text:tab/>20</text:a></text:p>
          <text:p text:style-name="P216"><text:a xlink:type="simple" xlink:href="#__RefHeading___Toc1021_2845503198" text:style-name="Index_20_Link" text:visited-style-name="Index_20_Link">2.3.11 &lt;numberspace&gt; Layers<text:tab/>21</text:a></text:p>
          <text:p text:style-name="P215"><text:a xlink:type="simple" xlink:href="#__RefHeading___Toc649_2507969732" text:style-name="Index_20_Link" text:visited-style-name="Index_20_Link">3 Forms<text:tab/>23</text:a></text:p>
          <text:p text:style-name="P217"><text:a xlink:type="simple" xlink:href="#__RefHeading___Toc3066_4169638626" text:style-name="Index_20_Link" text:visited-style-name="Index_20_Link">3.1 &lt;form&gt; Form Element<text:tab/>24</text:a></text:p>
          <text:p text:style-name="P217"><text:a xlink:type="simple" xlink:href="#__RefHeading___Toc3068_4169638626" text:style-name="Index_20_Link" text:visited-style-name="Index_20_Link">3.2 &lt;preview&gt; Form Element<text:tab/>25</text:a></text:p>
          <text:p text:style-name="P217"><text:a xlink:type="simple" xlink:href="#__RefHeading___Toc3070_4169638626" text:style-name="Index_20_Link" text:visited-style-name="Index_20_Link">3.3 &lt;text&gt; Form Element<text:tab/>25</text:a></text:p>
          <text:p text:style-name="P217"><text:a xlink:type="simple" xlink:href="#__RefHeading___Toc3072_4169638626" text:style-name="Index_20_Link" text:visited-style-name="Index_20_Link">3.4 &lt;numeric&gt; Form Element<text:tab/>25</text:a></text:p>
          <text:p text:style-name="P217"><text:a xlink:type="simple" xlink:href="#__RefHeading___Toc3074_4169638626" text:style-name="Index_20_Link" text:visited-style-name="Index_20_Link">3.5 &lt;select&gt; and &lt;option&gt; Form Elements<text:tab/>26</text:a></text:p>
          <text:p text:style-name="P217"><text:a xlink:type="simple" xlink:href="#__RefHeading___Toc3076_4169638626" text:style-name="Index_20_Link" text:visited-style-name="Index_20_Link">3.6 &lt;color&gt; Form Element<text:tab/>26</text:a></text:p>
          <text:p text:style-name="P217"><text:a xlink:type="simple" xlink:href="#__RefHeading___Toc3078_4169638626" text:style-name="Index_20_Link" text:visited-style-name="Index_20_Link">3.7 &lt;points&gt; and &lt;point&gt; Form Elements<text:tab/>26</text:a></text:p>
          <text:p text:style-name="P217"><text:a xlink:type="simple" xlink:href="#__RefHeading___Toc3080_4169638626" text:style-name="Index_20_Link" text:visited-style-name="Index_20_Link">3.8 &lt;image&gt; Form Elements<text:tab/>27</text:a></text:p>
          <text:p text:style-name="P215"><text:a xlink:type="simple" xlink:href="#__RefHeading___Toc651_2507969732" text:style-name="Index_20_Link" text:visited-style-name="Index_20_Link">4. Implementation Details<text:tab/>27</text:a></text:p>
          <text:p text:style-name="P217"><text:a xlink:type="simple" xlink:href="#__RefHeading___Toc1023_2845503198" text:style-name="Index_20_Link" text:visited-style-name="Index_20_Link">4.1 Saving<text:tab/>27</text:a></text:p>
          <text:p text:style-name="P216"><text:a xlink:type="simple" xlink:href="#__RefHeading___Toc1025_2845503198" text:style-name="Index_20_Link" text:visited-style-name="Index_20_Link">4.1.1 Future Proofing<text:tab/>27</text:a></text:p>
          <text:p text:style-name="P216"><text:a xlink:type="simple" xlink:href="#__RefHeading___Toc1027_2845503198" text:style-name="Index_20_Link" text:visited-style-name="Index_20_Link">2.1.2 Optimization<text:tab/>27</text:a></text:p>
          <text:p text:style-name="P216"><text:a xlink:type="simple" xlink:href="#__RefHeading___Toc1029_2845503198" text:style-name="Index_20_Link" text:visited-style-name="Index_20_Link">2.1.3 Compression<text:tab/>28</text:a></text:p>
          <text:p text:style-name="P216"><text:a xlink:type="simple" xlink:href="#__RefHeading___Toc1031_2845503198" text:style-name="Index_20_Link" text:visited-style-name="Index_20_Link">2.1.4 Format Extensions and Mime Type<text:tab/>28</text:a></text:p>
          <text:p text:style-name="P217"><text:a xlink:type="simple" xlink:href="#__RefHeading___Toc1033_2845503198" text:style-name="Index_20_Link" text:visited-style-name="Index_20_Link">4.2 Rendering and Size Algorithm<text:tab/>28</text:a></text:p>
          <text:p text:style-name="P217"><text:a xlink:type="simple" xlink:href="#__RefHeading___Toc2929_4282119740" text:style-name="Index_20_Link" text:visited-style-name="Index_20_Link">4.3 Extending<text:tab/>29</text:a></text:p>
          <text:p text:style-name="P216"><text:a xlink:type="simple" xlink:href="#__RefHeading___Toc2931_4282119740" text:style-name="Index_20_Link" text:visited-style-name="Index_20_Link">4.3.1 Plugins<text:tab/>29</text:a></text:p>
          <text:p text:style-name="P213"><text:a xlink:type="simple" xlink:href="#__RefHeading___Toc3871_81488449" text:style-name="Index_20_Link" text:visited-style-name="Index_20_Link">4.2.2.1 &lt;form&gt; Elements<text:tab/>29</text:a></text:p>
          <text:p text:style-name="P213"><text:a xlink:type="simple" xlink:href="#__RefHeading___Toc3873_81488449" text:style-name="Index_20_Link" text:visited-style-name="Index_20_Link">4.2.2.2 Implicit Variables<text:tab/>29</text:a></text:p>
          <text:p text:style-name="P216"><text:a xlink:type="simple" xlink:href="#__RefHeading___Toc2933_4282119740" text:style-name="Index_20_Link" text:visited-style-name="Index_20_Link">4.3.2 Extensions<text:tab/>30</text:a></text:p>
          <text:p text:style-name="P216"><text:a xlink:type="simple" xlink:href="#__RefHeading___Toc2935_4282119740" text:style-name="Index_20_Link" text:visited-style-name="Index_20_Link">4.3.3 In-house / scholarly use<text:tab/>30</text:a></text:p>
          <text:p text:style-name="P215"><text:a xlink:type="simple" xlink:href="#__RefHeading___Toc653_2507969732" text:style-name="Index_20_Link" text:visited-style-name="Index_20_Link">5. TBD<text:tab/>31</text:a></text:p>
        </text:index-body>
      </text:table-of-content>
      <text:p text:style-name="P39"/>
      <text:p text:style-name="P2"/>
      <text:h text:style-name="Heading_20_1" text:outline-level="1"><text:bookmark-start text:name="__RefHeading___Toc607_2507969732"/>2 Layers<text:bookmark-end text:name="__RefHeading___Toc607_2507969732"/></text:h>
      <text:p text:style-name="P15"/>
      <text:p text:style-name="P2">This format is centered around the principle of “everything is a layer”.</text:p>
      <text:p text:style-name="P2"/>
      <text:p text:style-name="P31">In the interest of the xml looking like an image layer gui, the layers are stored in reverse-painted order, that is, the first entry in a tag is the topmost layer, the last is bottommost.</text:p>
      <text:p text:style-name="P31"/>
      <text:p text:style-name="P164">&lt;smartimge&gt;</text:p>
      <text:p text:style-name="P164"><text:tab/>&lt;text&gt;This text is on top so it is painted last&lt;/text&gt;</text:p>
      <text:p text:style-name="P164"><text:tab/>&lt;text&gt;This text is painted first, because it’s on bottom&lt;/text&gt;</text:p>
      <text:p text:style-name="P164">&lt;/smartimage&gt;</text:p>
      <text:p text:style-name="P2"/>
      <text:h text:style-name="Heading_20_2" text:outline-level="2"><text:bookmark-start text:name="__RefHeading___Toc609_2507969732"/>2.1<text:span text:style-name="T1"> General Format</text:span><text:bookmark-end text:name="__RefHeading___Toc609_2507969732"/></text:h>
      <text:p text:style-name="P5"/>
      <text:p text:style-name="P47"><text:soft-page-break/>The general format is a zip compressed directory of files/resources, wherein smartimage.xml is the default image.</text:p>
      <text:p text:style-name="P47"/>
      <text:p text:style-name="P47">Applications based on this format MUST support ALL of the following “<text:span text:style-name="T165">zip contexts</text:span>”:<text:line-break/></text:p>
      <text:list xml:id="list3943576925" text:style-name="L5">
        <text:list-item>
          <text:p text:style-name="P249">Standard zipped packages as mentioned, bearing the smartimage file extension described in this document</text:p>
        </text:list-item>
        <text:list-item>
          <text:p text:style-name="P249">A zipped file bearing the .zip file extension (not preferred, but must be able to gracefully handle this case)</text:p>
        </text:list-item>
        <text:list-item>
          <text:p text:style-name="P249">A zipped file like any of the above, but with a password specified.</text:p>
        </text:list-item>
        <text:list-item>
          <text:p text:style-name="P249">A system directory containing all the files that would otherwise be in a zip directory. <text:s/>This is mainly used for development purposes when designing advanced smartimage arrangements.</text:p>
        </text:list-item>
      </text:list>
      <text:p text:style-name="P5"/>
      <text:p text:style-name="P161">When saving a smartimage, ALL of the resources (images, plugins, etc) necessary to edit and render the file MUST be included within the zip context. <text:s/><text:span text:style-name="Strong_20_Emphasis">Any application that produces images with resources left out is a violation of the license agreement!</text:span></text:p>
      <text:p text:style-name="P5"/>
      <text:h text:style-name="P222" text:outline-level="3"><text:bookmark-start text:name="__RefHeading___Toc1011_2845503198"/>2.1.1 <text:span text:style-name="T40">Attribute Value Types</text:span><text:bookmark-end text:name="__RefHeading___Toc1011_2845503198"/></text:h>
      <text:h text:style-name="Heading_20_4" text:outline-level="4"><text:bookmark-start text:name="__RefHeading___Toc2541_3114177296"/><text:span text:style-name="T40">2.1.1.1 </text:span>Color <text:span text:style-name="T40">Value Type</text:span><text:bookmark-end text:name="__RefHeading___Toc2541_3114177296"/></text:h>
      <text:p text:style-name="P42"/>
      <text:p text:style-name="P42">color values are stored in any of the following html-like notations </text:p>
      <text:list xml:id="list2373163418" text:style-name="L6">
        <text:list-item>
          <text:p text:style-name="P241">#rrggbb – hex triplet</text:p>
        </text:list-item>
        <text:list-item>
          <text:p text:style-name="P241">#rrggbbaa – hex with alpha</text:p>
        </text:list-item>
        <text:list-item>
          <text:p text:style-name="P241">rgb(r,g,b)</text:p>
        </text:list-item>
        <text:list-item>
          <text:p text:style-name="P241">rgba(r,g,b,a)</text:p>
        </text:list-item>
      </text:list>
      <text:p text:style-name="P30"/>
      <text:p text:style-name="P42">HINT: To store a common color and/or create a color theme, use forms and references, for example:</text:p>
      <text:p text:style-name="P42"/>
      <text:p text:style-name="P165">&lt;smartimage&gt;</text:p>
      <text:p text:style-name="P170">&lt;variable type=”hidden” name=”checkerboardFgColor” value=”#ff0000”/&gt;</text:p>
      <text:p text:style-name="P170">&lt;variable type=”hidden” name=”checkerboardBgColor” value=”#000000”/&gt;</text:p>
      <text:p text:style-name="P170">&lt;solid x=”0” y=”0” w=”10” h=”10” color=”@checkerboardFgColor” /&gt;</text:p>
      <text:p text:style-name="P170">&lt;solid x=”10” y=”10” w=”10” h=”10” color=”@checkerboardFgColor” /&gt;</text:p>
      <text:p text:style-name="P170">&lt;solid x=”0” y=”0” w=”20” h=”20” color=”@checkerboardBgColor” /&gt;</text:p>
      <text:p text:style-name="P165">&lt;/smartimage&gt;</text:p>
      <text:p text:style-name="P165"/>
      <text:p text:style-name="P166">Thus, changing the colors of the checkerboard is as simple as changing one value.</text:p>
      <text:p text:style-name="P7"/>
      <text:h text:style-name="Heading_20_4" text:outline-level="4"><text:bookmark-start text:name="__RefHeading___Toc2543_3114177296"/>2.1.1.2 Image Value Type<text:bookmark-end text:name="__RefHeading___Toc2543_3114177296"/></text:h>
      <text:p text:style-name="P64"/>
      <text:p text:style-name="P64">Image value types can be a filename or an explicit reference to another layer.</text:p>
      <text:p text:style-name="P64"/>
      <text:p text:style-name="P64">Concerning references, all image types referenced to @layerId default to the final rendered output of that layer. <text:s/>That is, @layerId.result</text:p>
      <text:p text:style-name="P64"/>
      <text:p text:style-name="P64">If the referenced layer is not visible, therefore, then the reference will be a transparent image.</text:p>
      <text:p text:style-name="P64"><text:soft-page-break/></text:p>
      <text:p text:style-name="P64">Other image attributes can be referenced in a similar way, such as @layerId.mask</text:p>
      <text:p text:style-name="P64"/>
      <text:p text:style-name="P64">Also, some implicit attributes are present to represent color channels of the referenced layer. <text:s/>Supported channels are: RGBA,RGB,HSV,CMYK,R,G,B,A,H,S,V,C,M,Y,K <text:span text:style-name="T41">(always in caps!)</text:span></text:p>
      <text:p text:style-name="P64"/>
      <text:p text:style-name="P68">Applications MUST make ALL of these available for ALL image types. <text:s/>For instance, if there is no requested alpha channel, implied to return alpha channel of 100% opaque. <text:s/>If there is no color and R is requested, return same as V. <text:s/>If there is no color and S is requested, return all zeroes (no saturation).</text:p>
      <text:p text:style-name="P70"/>
      <text:p text:style-name="P73">Any/all of these channels can be assigned individually. <text:s/>(see Math Expressions)</text:p>
      <text:p text:style-name="P64"/>
      <text:h text:style-name="Heading_20_4" text:outline-level="4"><text:bookmark-start text:name="__RefHeading___Toc2545_3114177296"/>2.<text:span text:style-name="T40">1.</text:span>1.3 Percent Value <text:span text:style-name="T40">Type</text:span><text:bookmark-end text:name="__RefHeading___Toc2545_3114177296"/></text:h>
      <text:p text:style-name="P67"/>
      <text:p text:style-name="P67">Percent values (for instance, Opacity) can be expressed as a decimal where 1.0 being 100% or, AKA, in a more readable x100 value followed by a percent sign.</text:p>
      <text:p text:style-name="P67"/>
      <text:h text:style-name="Heading_20_4" text:outline-level="4"><text:bookmark-start text:name="__RefHeading___Toc2547_3114177296"/>2.<text:span text:style-name="T40">1.</text:span>1.4 Boolean Value <text:span text:style-name="T40">Type</text:span><text:bookmark-end text:name="__RefHeading___Toc2547_3114177296"/></text:h>
      <text:p text:style-name="P66"/>
      <text:p text:style-name="P66">Boolean values default to False if absent, True if present but empty.</text:p>
      <text:p text:style-name="P66"/>
      <text:p text:style-name="P66">Anything starting with the characters YyTt1 evaluate to True. <text:s/>All others are False.</text:p>
      <text:p text:style-name="P66"/>
      <text:p text:style-name="P7"/>
      <text:h text:style-name="Heading_20_3" text:outline-level="3"><text:bookmark-start text:name="__RefHeading___Toc1013_2845503198"/>2.1.<text:span text:style-name="T20">2</text:span> References / <text:span text:style-name="T151">Variables</text:span><text:bookmark-end text:name="__RefHeading___Toc1013_2845503198"/></text:h>
      <text:p text:style-name="P5"/>
      <text:p text:style-name="P16">All layer attributes <text:span text:style-name="T3">and inner text</text:span> can contain links, which are values beginning with “@”. <text:s/>(Chosen to be similar in theme to the Adobe AfterEffects “pick-whip” tool)</text:p>
      <text:p text:style-name="P16"/>
      <text:h text:style-name="Heading_20_4" text:outline-level="4"><text:bookmark-start text:name="__RefHeading___Toc3859_81488449"/>2.1.2.<text:span text:style-name="T161">1</text:span> <text:span text:style-name="T161">Id and Name</text:span> References<text:bookmark-end text:name="__RefHeading___Toc3859_81488449"/></text:h>
      <text:p text:style-name="P145"/>
      <text:p text:style-name="P145">@id generally refers to a specific form or layer’s <text:span text:style-name="T152">globally-unique</text:span> id.</text:p>
      <text:p text:style-name="P145"/>
      <text:p text:style-name="P145">It can also be a @name, <text:span text:style-name="T152">but this is this is tested AFTER @id and can be overridden by the scope of the xml. <text:s/>This is useful for things like local variables, loops, and math. <text:s/>Generally speaking, the name=”” attribute of a layer should be used for human readable purposes, and the id=”” of the layer for internal cross-references.</text:span></text:p>
      <text:p text:style-name="P145"/>
      <text:p text:style-name="P159">@id and @name references are ALWAYS case-sensitive!</text:p>
      <text:p text:style-name="P145"/>
      <text:h text:style-name="Heading_20_4" text:outline-level="4"><text:bookmark-start text:name="__RefHeading___Toc3861_81488449"/>2.1.2.<text:span text:style-name="T161">2</text:span> <text:span text:style-name="T152">Implicit</text:span> Reference Names<text:bookmark-end text:name="__RefHeading___Toc3861_81488449"/></text:h>
      <text:p text:style-name="P145"/>
      <text:p text:style-name="P145">@children is a name-like reference that always refers to the child layers of the present layer</text:p>
      <text:p text:style-name="P145"/>
      <text:p text:style-name="P146"><text:soft-page-break/>@image is always the final, resultant image of rendering a layer. <text:s/>For example, given:</text:p>
      <text:p text:style-name="P146"><text:tab/>&lt;group id=”mygroup”&gt;</text:p>
      <text:p text:style-name="P146"><text:tab/><text:tab/>&lt;text&gt;Hello there&lt;/text&gt;</text:p>
      <text:p text:style-name="P146"><text:tab/><text:tab/>&lt;solid color=”#ff000”/&gt;</text:p>
      <text:p text:style-name="P146"><text:tab/>&lt;/group&gt;</text:p>
      <text:p text:style-name="P146">Then the value @mygroup.image</text:p>
      <text:p text:style-name="P145"/>
      <text:p text:style-name="P148">@_ is the text contents of a layer. <text:s/>For example, if we have &lt;text id=”message”&gt;hi&lt;/text&gt; then @message._ == “hi” </text:p>
      <text:p text:style-name="P145"/>
      <text:p text:style-name="P145">@blendTop and @blendBottom are used for creating custom blend modes.</text:p>
      <text:p text:style-name="P145">(See <text:a xlink:type="simple" xlink:href="#4.3.1.4.3.1 Plugins|outline" text:style-name="Internet_20_link" text:visited-style-name="Visited_20_Internet_20_Link">plugins</text:a>)</text:p>
      <text:p text:style-name="P145"/>
      <text:p text:style-name="P145">All of the layer’s attributes are treated as <text:span text:style-name="T152">name-like references.</text:span></text:p>
      <text:p text:style-name="P145"/>
      <text:h text:style-name="Heading_20_4" text:outline-level="4"><text:bookmark-start text:name="__RefHeading___Toc3863_81488449"/>2.1.2.<text:span text:style-name="T161">3</text:span> Value Inferring<text:bookmark-end text:name="__RefHeading___Toc3863_81488449"/></text:h>
      <text:p text:style-name="P145"/>
      <text:p text:style-name="P148">In general, when referencing another layer from an attribute, then that same attribute name within the target layer becomes the value.</text:p>
      <text:p text:style-name="P148"><text:tab/>&lt;<text:span text:style-name="T157">solid</text:span> id=”target” <text:span text:style-name="T157">color</text:span>=”<text:span text:style-name="T157">#ff0000</text:span>”/&gt;</text:p>
      <text:p text:style-name="P148"><text:tab/>&lt;<text:span text:style-name="T157">solid</text:span> <text:span text:style-name="T157">color</text:span>=”@target”&gt; is the same as &lt;<text:span text:style-name="T157">solid</text:span> <text:span text:style-name="T157">color</text:span>=”@target.<text:span text:style-name="T157">color</text:span>”&gt;</text:p>
      <text:p text:style-name="P148"/>
      <text:p text:style-name="P149">This goes for inner contents as well.</text:p>
      <text:p text:style-name="P149"><text:tab/>&lt;<text:span text:style-name="T157">text</text:span> id=”target”&gt;<text:span text:style-name="T157">hello&lt;/text&gt;</text:span></text:p>
      <text:p text:style-name="P149"><text:tab/>&lt;<text:span text:style-name="T157">text</text:span>&gt;<text:span text:style-name="T157">@target&lt;/text&gt;</text:span> is the same as &lt;<text:span text:style-name="T157">text</text:span>&gt;<text:span text:style-name="T157">@target._&lt;/text&gt;</text:span></text:p>
      <text:p text:style-name="P149"/>
      <text:p text:style-name="P149">This goes for <text:span text:style-name="T157">children</text:span> contents as well.</text:p>
      <text:p text:style-name="P149"><text:tab/>&lt;<text:span text:style-name="T157">group</text:span> id=”target”&gt;<text:span text:style-name="T157">&lt;img src=”a.jpg”&gt;&lt;img src=”b.jpg”&gt;&lt;img src=”c.jpg”&gt;&lt;/group&gt;</text:span></text:p>
      <text:p text:style-name="P149"><text:tab/>&lt;<text:span text:style-name="T157">group</text:span>&gt;<text:span text:style-name="T157">@target&lt;/group&gt;</text:span> is the same as &lt;<text:span text:style-name="T157">group</text:span>&gt;<text:span text:style-name="T157">@target.children&lt;/group&gt;</text:span></text:p>
      <text:p text:style-name="P148"><text:tab/></text:p>
      <text:p text:style-name="P156">Layer xml attributes <text:span text:style-name="T162">with default or implied values</text:span> such as @size and @rotation may be accessed even when they are not explicitly specified.</text:p>
      <text:p text:style-name="P156"><text:tab/><text:span text:style-name="T153">&lt;image </text:span>id<text:span text:style-name="T153">=”@target”/&gt;</text:span></text:p>
      <text:p text:style-name="P157"><text:tab/>&lt;solid size=”@target.size”/&gt; <text:span text:style-name="T154">// create a solid the same size of the image that was loaded</text:span></text:p>
      <text:p text:style-name="P157"><text:tab/>&lt;solid <text:span text:style-name="T162">rotation</text:span>=”@target.<text:span text:style-name="T162">rotation</text:span>”/&gt;<text:span text:style-name="T155"> // </text:span><text:span text:style-name="T156">since there was no explicit rotation, the value will come back as zero</text:span></text:p>
      <text:p text:style-name="P148"/>
      <text:p text:style-name="P148"><text:span text:style-name="T160">Exception 1:</text:span> <text:s/>Image type attributes <text:span text:style-name="T159">(such as ‘src’, ‘roi’, or ‘mask’)</text:span> take on the implicit rendered @image of the target layer. </text:p>
      <text:p text:style-name="P150"><text:tab/>&lt;<text:span text:style-name="T157">group</text:span> id=”target”&gt;<text:span text:style-name="T157">&lt;img src=”a.jpg”&gt;&lt;img src=”b.jpg”&gt;&lt;img src=”c.jpg”&gt;&lt;/group&gt;</text:span></text:p>
      <text:p text:style-name="P148"><text:tab/>&lt;image src=”@target”&gt; is the same as &lt;image src=”@target.<text:span text:style-name="T158">image</text:span>”&gt;</text:p>
      <text:p text:style-name="P148"/>
      <text:p text:style-name="P152"><text:span text:style-name="T160">Exception 2:</text:span> If the target is a form element and the current tag is not, then the inferred value takes on the @value of the form element.</text:p>
      <text:p text:style-name="P152"><text:tab/><text:span text:style-name="T116">&lt;form&gt;&lt;color id=”bgColor” value=”#0000ff”/&gt;&lt;/form&gt;</text:span></text:p>
      <text:p text:style-name="P151"><text:tab/><text:span text:style-name="T159">&lt;solid color=”@bgColor”&gt; is the same as &lt;solid color=”@bgColor.value”&gt; </text:span></text:p>
      <text:p text:style-name="P145"/>
      <text:h text:style-name="Heading_20_4" text:outline-level="4"><text:bookmark-start text:name="__RefHeading___Toc3865_81488449"/><text:soft-page-break/>2.1.2.<text:span text:style-name="T161">4</text:span> <text:span text:style-name="T159">File R</text:span>eferences<text:bookmark-end text:name="__RefHeading___Toc3865_81488449"/></text:h>
      <text:p text:style-name="P146"/>
      <text:p text:style-name="P146">If a # character is found in a reference, then it is <text:span text:style-name="T153">ALWAYS</text:span> treated as an external <text:span text:style-name="T153">file within the zip context. <text:s/>(If the smartimage is not zipped, then the context is within the current directory.)</text:span></text:p>
      <text:p text:style-name="P146"/>
      <text:p text:style-name="P148">Example uses:</text:p>
      <text:p text:style-name="P148"><text:tab/>@extern.xml#id <text:span text:style-name="T155">// the value of layer or form element @id within the extern.xml</text:span></text:p>
      <text:p text:style-name="P148"><text:tab/>@extern.xml# <text:span text:style-name="T155">// the top-level smartimage</text:span></text:p>
      <text:p text:style-name="P148"><text:tab/>@extern.xml#image <text:span text:style-name="T155">// the final resulting image of another smartimage</text:span></text:p>
      <text:p text:style-name="P148"><text:span text:style-name="T155"><text:tab/></text:span><text:span text:style-name="T150">@extern.xml</text:span><text:span text:style-name="T155"> // omitting the # character, an id or name of @xtern in the current file will be searched for and its “xml” attribute evaluated. <text:s/>This may result in unintended behavior!</text:span></text:p>
      <text:p text:style-name="P160">NOTE: This MUST NEVER refer to files outside of the zip context! <text:s/>If that is the case, then the smartimage has been made non-portable, which is NOT ALLOWED!</text:p>
      <text:p text:style-name="P16"/>
      <text:h text:style-name="Heading_20_4" text:outline-level="4"><text:bookmark-start text:name="__RefHeading___Toc3867_81488449"/>2.1.2.<text:span text:style-name="T161">5</text:span> Search Order<text:bookmark-end text:name="__RefHeading___Toc3867_81488449"/></text:h>
      <text:p text:style-name="P152"/>
      <text:p text:style-name="P152">Test each of the following, in order.</text:p>
      <text:p text:style-name="P159">(For consistency, <text:span text:style-name="T32">an implementing application MUST track context and apply values in the proper order!</text:span>)</text:p>
      <text:p text:style-name="P152"/>
      <text:p text:style-name="P152">1) If there is a # character then try to open the filename preceding the # and evaluate it for the reference after the #.</text:p>
      <text:p text:style-name="P153">2) Given the format @id.part search for the unique @id</text:p>
      <text:p text:style-name="P158"><text:tab/>a) if it has no .part, try to infer it using <text:a xlink:type="simple" xlink:href="#2.1.2.3.2.1.2.3 Value Inferring|outline" text:style-name="Internet_20_link" text:visited-style-name="Visited_20_Internet_20_Link">value inferring</text:a></text:p>
      <text:p text:style-name="P153"><text:tab/><text:span text:style-name="T162">b1) check for an explicitly-specified .part</text:span></text:p>
      <text:p text:style-name="P153"><text:tab/><text:span text:style-name="T162">b2) or obtain the default</text:span> <text:span text:style-name="T162">value</text:span></text:p>
      <text:p text:style-name="P155"><text:tab/><text:span text:style-name="T162">c) if there is a component .part (e.g. @id.image.RGB) <text:s/>then extract it (see </text:span><text:a xlink:type="simple" xlink:href="#2.1.1.2.2.1.1.2 Image Value Type|outline" text:style-name="Internet_20_link" text:visited-style-name="Visited_20_Internet_20_Link"><text:span text:style-name="T162">Image Value Type</text:span></text:a><text:span text:style-name="T162">)</text:span></text:p>
      <text:p text:style-name="P154"><text:span text:style-name="T161">3</text:span>) Given the format @<text:span text:style-name="T161">name</text:span>.part search for the @<text:span text:style-name="T161">name starting with the CURRENT CONTEXT</text:span> and evaluate its .part <text:span text:style-name="T162">according to above. <text:s/>(Check the current variable scope, and then each parent scope, in order. <text:s/>Break immediately if we find something.)</text:span></text:p>
      <text:p text:style-name="P158">4) If <text:span text:style-name="T163">variable is not found, application SHOULD attempt to recover. <text:s/>Possible solutions:</text:span></text:p>
      <text:p text:style-name="P158"><text:tab/><text:span text:style-name="T163">a) re-search everything again, but in a case-insensitive way.<text:line-break/><text:tab/>b) if there is a ‘.’ character in the reference, search for a file in the zip context</text:span></text:p>
      <text:p text:style-name="P159"><text:tab/>c) if there is another file reference even outside of the zip context<text:line-break/><text:tab/>… other recovery methods ...<text:tab/><text:line-break/><text:tab/>In any case, the variable reference MUST be corrected and any missing resources added to the zip context.</text:p>
      <text:p text:style-name="P159"><text:s/></text:p>
      <text:h text:style-name="Heading_20_4" text:outline-level="4"><text:bookmark-start text:name="__RefHeading___Toc3869_81488449"/>2.1.2.<text:span text:style-name="T164">6</text:span> Important Notes<text:bookmark-end text:name="__RefHeading___Toc3869_81488449"/></text:h>
      <text:p text:style-name="P17"/>
      <text:p text:style-name="P17">NOTE <text:span text:style-name="T26">1</text:span>: References can refer to layers with other references, for instance, a form value may contain @layerId, therefore implementors:</text:p>
      <text:list xml:id="list987953620" text:style-name="L7">
        <text:list-item>
          <text:p text:style-name="P250">MUST check reference result for <text:span text:style-name="T4">occourance</text:span> of another reference and proceed correctly</text:p>
        </text:list-item>
        <text:list-item>
          <text:p text:style-name="P250">MUST raise exception if loop is detected, eg, @1→@2→@1→@2→…</text:p>
        </text:list-item>
        <text:list-item>
          <text:p text:style-name="P251">SHOULD filter user form input such that a reference is not <text:span text:style-name="T8">inadvertently</text:span> entered </text:p>
        </text:list-item>
        <text:list-item>
          <text:p text:style-name="P254">If any reference cannot be found, application MUST raise exception.</text:p>
        </text:list-item>
      </text:list>
      <text:p text:style-name="P31"><text:soft-page-break/></text:p>
      <text:p text:style-name="P72">NOTE <text:span text:style-name="T26">2</text:span>: Once again for emphasis: <text:s/>Notice above that values roi, mask, and file are special and MUST be the final, composited value of the reference layer. </text:p>
      <text:p text:style-name="P72"/>
      <text:h text:style-name="Heading_20_3" text:outline-level="3"><text:bookmark-start text:name="__RefHeading___Toc2549_3114177296"/>2.1.3 Math <text:span text:style-name="T42">Expressions</text:span><text:bookmark-end text:name="__RefHeading___Toc2549_3114177296"/></text:h>
      <text:p text:style-name="P71"/>
      <text:p text:style-name="P88">TODO: this is a work in progress</text:p>
      <text:p text:style-name="P71"/>
      <text:p text:style-name="P74">By combining references and math expressions, you can do things similar to <text:a xlink:type="simple" xlink:href="https://helpx.adobe.com/after-effects/using/expression-basics.html#the_expression_language" text:style-name="Internet_20_link" text:visited-style-name="Visited_20_Internet_20_Link">AfterEffects expressions</text:a>.</text:p>
      <text:p text:style-name="P71"/>
      <text:p text:style-name="P71"><text:span text:style-name="T43">Supported</text:span> math operations:</text:p>
      <text:list xml:id="list3840671245" text:style-name="L8">
        <text:list-item>
          <text:p text:style-name="P255"><text:span text:style-name="T56">numeric operators: </text:span>* + - / % <text:span text:style-name="T56">sqrt() pow()</text:span></text:p>
        </text:list-item>
        <text:list-item>
          <text:p text:style-name="P258">boolean operations: | &amp;</text:p>
        </text:list-item>
        <text:list-item>
          <text:p text:style-name="P256">comparison operators: == &lt;= &gt;= &amp;&amp; || !=</text:p>
        </text:list-item>
        <text:list-item>
          <text:p text:style-name="P255">discrete numeric values (NOTE: all images are floating point 0.0 to 1.0)</text:p>
        </text:list-item>
        <text:list-item>
          <text:p text:style-name="P257"><text:span text:style-name="T43">numeric info: </text:span>abs() max() min() avg() <text:span text:style-name="T56">count() sum()</text:span></text:p>
        </text:list-item>
        <text:list-item>
          <text:p text:style-name="P257"><text:span text:style-name="T43">randomness: </text:span><text:span text:style-name="T58">wiggle()?</text:span><text:span text:style-name="T43">,random()</text:span></text:p>
        </text:list-item>
        <text:list-item>
          <text:p text:style-name="P259">trig functions: sin() cos() tan() asin() acos() atan()</text:p>
        </text:list-item>
        <text:list-item>
          <text:p text:style-name="P255"><text:span text:style-name="T43">item assignment: </text:span>[channel(s)]=</text:p>
        </text:list-item>
        <text:list-item>
          <text:p text:style-name="P255">and <text:span text:style-name="T43">of course the comma</text:span> <text:span text:style-name="T43">(</text:span>,<text:span text:style-name="T43">)</text:span> to separate calculations</text:p>
        </text:list-item>
        <text:list-item>
          <text:p text:style-name="P258">logic: if(condition,then,else) where(condition,then,else)</text:p>
        </text:list-item>
      </text:list>
      <text:p text:style-name="P65"/>
      <text:p text:style-name="P69">Some interesting possibilities arise such as:</text:p>
      <text:list xml:id="list3325307513" text:style-name="L9">
        <text:list-item>
          <text:p text:style-name="P263">Centering a red square:<text:line-break/>&lt;solid color=”#ff0000” size=”10,10” location=”x,y=@layerId.w/2-5,@layerId.w/2-5”&gt;</text:p>
        </text:list-item>
        <text:list-item>
          <text:p text:style-name="P263">Use the grayscale of an image as the mask, even if there is an alpha channel:<text:line-break/>&lt;solid mask=”@layerId.result.V”&gt; </text:p>
        </text:list-item>
        <text:list-item>
          <text:p text:style-name="P263">Invert grayscale of layer (and use as a mask):<text:line-break/>&lt;x mask=”A=1.0-@layerId.result.V”&gt; </text:p>
        </text:list-item>
        <text:list-item>
          <text:p text:style-name="P263">Grab red channel (NOTE: will display as black and white since it is a single channel):<text:line-break/>&lt;image file=”@layerId.result.R”&gt;</text:p>
        </text:list-item>
        <text:list-item>
          <text:p text:style-name="P263">Two different ways to display it as red:<text:line-break/>&lt;solid color=”#ff0000” mask=”@layerId.result.R”&gt;<text:line-break/>&lt;image file=”R=@layerId.result.R”&gt;</text:p>
        </text:list-item>
        <text:list-item>
          <text:p text:style-name="P260"><text:span text:style-name="T33">Can still use default references </text:span><text:span text:style-name="T44">(TODO: does this feature make sense??)<text:line-break/></text:span><text:span text:style-name="T33">&lt;image file=”@layerId.R”&gt;</text:span></text:p>
        </text:list-item>
        <text:list-item>
          <text:p text:style-name="P261"><text:span text:style-name="T46">Shift red values over 10 pixels:</text:span><text:span text:style-name="T44"><text:line-break/>&lt;image file=”R,A=@layerId.R,@layerId.R” location=”10,0”&gt;</text:span></text:p>
        </text:list-item>
        <text:list-item>
          <text:p text:style-name="P262"><text:span text:style-name="T47">Manually combine two separate images using a multiply blend mode</text:span><text:span text:style-name="T46">:</text:span><text:span text:style-name="T44"><text:line-break/>&lt;image file=”@layerId1*@layerId2”&gt;<text:line-break/>&lt;image file=”filename.jpg*@layerId2”&gt;<text:line-break/>&lt;image file=”anotherSmartimage.xml*@layerId2”&gt;</text:span></text:p>
        </text:list-item>
      </text:list>
      <text:h text:style-name="Heading_20_2" text:outline-level="2"><text:bookmark-start text:name="__RefHeading___Toc611_2507969732"/>2.<text:span text:style-name="T11">2</text:span> Layer Attributes<text:bookmark-end text:name="__RefHeading___Toc611_2507969732"/></text:h>
      <text:p text:style-name="P3"/>
      <text:h text:style-name="Heading_20_3" text:outline-level="3"><text:bookmark-start text:name="__RefHeading___Toc613_2507969732"/><text:soft-page-break/>2.<text:span text:style-name="T11">2</text:span>.1 <text:span text:style-name="T39">i</text:span>d <text:span text:style-name="T39">attribute</text:span><text:bookmark-end text:name="__RefHeading___Toc613_2507969732"/></text:h>
      <text:p text:style-name="P10"/>
      <text:p text:style-name="P63">Layer id value format is unspecified, but <text:span text:style-name="T152">SHOULD be something that would not be confused with a @name attribute. <text:s/>It is RECOMMENDED to stick to numeric value or guid for this reason.</text:span></text:p>
      <text:p text:style-name="P10"/>
      <text:p text:style-name="P10">Layer Id value is a positive integer that MUST be unique within the file.</text:p>
      <text:p text:style-name="P10"/>
      <text:p text:style-name="P10">It is OPTIONAL, therefore any ID values:</text:p>
      <text:list xml:id="list265115074" text:style-name="L10">
        <text:list-item>
          <text:p text:style-name="P237"><text:span text:style-name="T39">Application</text:span> MAY choose to cleanse unused ID values in the interest of saving space, however in certain cases they may be left for the use of external access. <text:s/>See section “Saving”</text:p>
        </text:list-item>
        <text:list-item>
          <text:p text:style-name="P264">Application SHOULD generate new id values on-the-fly as needed.</text:p>
        </text:list-item>
      </text:list>
      <text:p text:style-name="P62"/>
      <text:p text:style-name="P147">NOTE: The characters ‘.’ and ‘#’ should also be avoided!</text:p>
      <text:list xml:id="list225415637416143" text:continue-numbering="true" text:style-name="L10">
        <text:list-header>
          <text:p text:style-name="P265"/>
        </text:list-header>
      </text:list>
      <text:p text:style-name="P10"/>
      <text:h text:style-name="Heading_20_3" text:outline-level="3"><text:bookmark-start text:name="__RefHeading___Toc615_2507969732"/>2.<text:span text:style-name="T11">2</text:span>.<text:span text:style-name="T18">2</text:span> <text:span text:style-name="T39">n</text:span>ame <text:span text:style-name="T39">attribute</text:span><text:bookmark-end text:name="__RefHeading___Toc615_2507969732"/></text:h>
      <text:p text:style-name="P61"/>
      <text:p text:style-name="P62">If name is not specified, reference to @layerId.name MUST return the name of the tag instead</text:p>
      <text:p text:style-name="P10"/>
      <text:p text:style-name="P10">Layer name is user-specified and user-viewable, and therefore MUST NOT be assumed to be unique by any application.</text:p>
      <text:p text:style-name="P10"/>
      <text:p text:style-name="P62">Although the user can reference on the name attribute, it is discouraged. <text:s/>Applications SHOULD take the moral high-ground in this feature and reference ONLY by id.</text:p>
      <text:p text:style-name="P10"/>
      <text:p text:style-name="P147">NOTE: The characters ‘.’ and ‘#’ should also be avoided!</text:p>
      <text:p text:style-name="P10"/>
      <text:h text:style-name="P223" text:outline-level="3"><text:bookmark-start text:name="__RefHeading___Toc617_2507969732"/>2.<text:span text:style-name="T11">2</text:span>.<text:span text:style-name="T18">3</text:span> <text:span text:style-name="T38">d</text:span>imensions <text:span text:style-name="T38">attributes</text:span><text:bookmark-end text:name="__RefHeading___Toc617_2507969732"/></text:h>
      <text:p text:style-name="P10"/>
      <text:p text:style-name="P75">There are several dimensioning attributes that are all inter-related. <text:s/>Each MUST BE treated as semi-automatic in that changing one propagates to the others as needed.</text:p>
      <text:list xml:id="list75525379" text:style-name="L11">
        <text:list-item>
          <text:p text:style-name="P266">x=”” y=”” x2=”” y2=”” w=”” h=””</text:p>
        </text:list-item>
        <text:list-item>
          <text:p text:style-name="P266">dimensions=“x,y,w,h”</text:p>
        </text:list-item>
        <text:list-item>
          <text:p text:style-name="P266">location=”x,y”</text:p>
        </text:list-item>
        <text:list-item>
          <text:p text:style-name="P266">size=”w,h”</text:p>
        </text:list-item>
      </text:list>
      <text:p text:style-name="P10"/>
      <text:p text:style-name="P10">If absent, x and y are assumed to be (0,0), which is the upper-left corner.</text:p>
      <text:p text:style-name="P10"/>
      <text:p text:style-name="P12">If absent, w and h are <text:span text:style-name="T36">automatic</text:span><text:span text:style-name="T38">, </text:span>calculated as the maximum combined bounds th<text:span text:style-name="T52">is</text:span> layer <text:span text:style-name="T52">(</text:span>for example an image layer’s size<text:span text:style-name="T52">)</text:span> and its children. <text:s/><text:span text:style-name="T53">This could lead to recursion if the referring layer is a child of the referred-to layer. <text:s/>Loop detection MUST be in place!</text:span></text:p>
      <text:p text:style-name="P12"/>
      <text:p text:style-name="P75">x2, y2, w, and h can all be explicitly set to “auto” as in &lt;image dimensions=”0,0,auto,100”&gt;</text:p>
      <text:p text:style-name="P10"/>
      <text:p text:style-name="P18">Layer dimensions beyond the <text:span text:style-name="T39">parent</text:span> image size <text:span text:style-name="T39">(and therefore final image size)</text:span> MUST be <text:span text:style-name="T52">allowed</text:span>. <text:s/>(see <text:span text:style-name="T39">notes on</text:span> <text:span text:style-name="T39">r</text:span>otation <text:span text:style-name="T39">tag</text:span>)</text:p>
      <text:p text:style-name="P18"><text:soft-page-break/></text:p>
      <text:p text:style-name="P9"/>
      <text:h text:style-name="P224" text:outline-level="3"><text:bookmark-start text:name="__RefHeading___Toc619_25079697321"/>2.2.4 center attribute<text:bookmark-end text:name="__RefHeading___Toc619_25079697321"/></text:h>
      <text:p text:style-name="P190"/>
      <text:p text:style-name="P191">Specify the center of the image.</text:p>
      <text:p text:style-name="P191">This can be in terms of an x,y pair, or an image wherein the maximum combined weight is used as the center.</text:p>
      <text:p text:style-name="P191"/>
      <text:p text:style-name="P193">Recipes:</text:p>
      <text:p text:style-name="P191"><text:span text:style-name="T112">&lt;!-- use the region of interest as the center –!&gt;</text:span><text:line-break/>&lt;image src=”x.jpg” id=”self” center=”self.roi” rotate=”45” /&gt;</text:p>
      <text:p text:style-name="P191"><text:span text:style-name="T112">&lt;!-- if the image contains a lot of transparency, shift the center to the opaque pixels --&gt;</text:span><text:line-break/>&lt;image src=”x.png” id=”self” center=”self.A” rotate=”45” /&gt;</text:p>
      <text:p text:style-name="P192"><text:span text:style-name="T112">&lt;!-- a little different than above, center on a bounding box –!&gt;</text:span><text:line-break/>&lt;group center=”centerBox” rotate=”45”&gt;<text:line-break/><text:tab/>&lt;image src=”x.png” id=”<text:span text:style-name="T111">baseImg</text:span>” /&gt;<text:line-break/><text:tab/><text:span text:style-name="T60">&lt;crop id=”centerBox”&gt; (TODO: define this)</text:span><text:line-break/><text:tab/><text:tab/>&lt;<text:span text:style-name="T111">image src=”baseImg”</text:span> /&gt;<text:line-break/><text:tab/><text:span text:style-name="T60">&lt;/crop&gt;</text:span><text:span text:style-name="T111"><text:line-break/>&lt;/group&gt;</text:span></text:p>
      <text:h text:style-name="P225" text:outline-level="3"><text:bookmark-start text:name="__RefHeading___Toc619_2507969732"/>2.<text:span text:style-name="T11">2</text:span>.<text:span text:style-name="T18">4</text:span> relativeTo <text:span text:style-name="T38">attribute</text:span><text:bookmark-end text:name="__RefHeading___Toc619_2507969732"/></text:h>
      <text:p text:style-name="P2"/>
      <text:p text:style-name="P76">TODO: Work in progress</text:p>
      <text:p text:style-name="P2"/>
      <text:p text:style-name="P37">A dimensions modifier. <text:s/>Dimensions can be relative to “self”,”global”, or ”parent” object (the default)</text:p>
      <text:p text:style-name="P2"/>
      <text:h text:style-name="P226" text:outline-level="3"><text:bookmark-start text:name="__RefHeading___Toc621_2507969732"/>2.2.5 <text:span text:style-name="T38">o</text:span>pacity <text:span text:style-name="T38">attribute</text:span><text:bookmark-end text:name="__RefHeading___Toc621_2507969732"/></text:h>
      <text:p text:style-name="P171"/>
      <text:p text:style-name="P172">The opacity of this layer.</text:p>
      <text:p text:style-name="P172"/>
      <text:p text:style-name="P172">If opacity=”0”, then this is functionally the same as visible=”False”</text:p>
      <text:p text:style-name="P2"/>
      <text:h text:style-name="P227" text:outline-level="3"><text:bookmark-start text:name="__RefHeading___Toc623_2507969732"/>2.2.6 <text:span text:style-name="T38">v</text:span>isible <text:span text:style-name="T38">attribute</text:span><text:bookmark-end text:name="__RefHeading___Toc623_2507969732"/></text:h>
      <text:p text:style-name="P173"/>
      <text:p text:style-name="P175"><text:soft-page-break/>Quickly turn the layer on/off. <text:s/><text:span text:style-name="T28">This is directly analogous to the eye icon in an image editor.</text:span></text:p>
      <text:p text:style-name="P175">Visible affects <text:span text:style-name="T28">BOTH </text:span>direct parent node <text:span text:style-name="T28">AND</text:span> <text:span text:style-name="T38">all </text:span>linked nodes.</text:p>
      <text:p text:style-name="P174"/>
      <text:h text:style-name="P228" text:outline-level="3"><text:bookmark-start text:name="__RefHeading___Toc625_2507969732"/>2.2.7 <text:span text:style-name="T38">d</text:span>etached <text:span text:style-name="T38">attribute </text:span><text:span text:style-name="T59">(DEFUNCT)</text:span><text:bookmark-end text:name="__RefHeading___Toc625_2507969732"/></text:h>
      <text:p text:style-name="P52"/>
      <text:p text:style-name="P89">DO NOT USE!</text:p>
      <text:p text:style-name="P58"/>
      <text:p text:style-name="P58">It was decided that it is better to have detached layers each <text:span text:style-name="T94">live </text:span>in their own .xml file. <text:s/>That makes it easier to switch to and edit in an editor. <text:s/>Also, then <text:span text:style-name="T94">the user interface </text:span>becomes the same as editing the main smartimage.xml – just point it <text:span text:style-name="T94">at another file</text:span>.</text:p>
      <text:p text:style-name="P52"/>
      <text:p text:style-name="P178">Layers can be detached from the current xml rending order. <text:s/>This is different than visible=False, which prevents rendering entirely. <text:s/>Detached layers, on the other hand, can still be referenced from other layers to build things up.</text:p>
      <text:p text:style-name="P179"/>
      <text:p text:style-name="P180">For example, the following will be invisible:</text:p>
      <text:p text:style-name="P196">&lt;solid visible=”False” id=”1” color=”#ff0000” /&gt;<text:line-break/>&lt;image file=”@1” /&gt;</text:p>
      <text:p text:style-name="P177">But this will be visible:</text:p>
      <text:p text:style-name="P195">&lt;solid detached=”True” id=”1” color=”#ff0000” /&gt;<text:line-break/>&lt;image file=”@1” /&gt;</text:p>
      <text:p text:style-name="P180">The distinction becomes clearer, when you consider that toggling visible will suddenly create TWO squares.</text:p>
      <text:p text:style-name="P195">&lt;solid visible=”True” id=”1” color=”#ff0000” /&gt;<text:line-break/>&lt;image file=”@1” /&gt;</text:p>
      <text:p text:style-name="P176"/>
      <text:p text:style-name="P174"><text:span text:style-name="T34">It stands to reason that i</text:span>f <text:span text:style-name="T27">a layer is detached</text:span> then <text:span text:style-name="T27">it</text:span> MUST <text:span text:style-name="T27">contain an</text:span> Id <text:span text:style-name="T27">or name</text:span> <text:span text:style-name="T25">to be able to access</text:span> it. <text:s/>(Otherwise it would be useless)</text:p>
      <text:p text:style-name="P2"/>
      <text:h text:style-name="Heading_20_3" text:outline-level="3"><text:bookmark-start text:name="__RefHeading___Toc627_2507969732"/>2.<text:span text:style-name="T11">2</text:span>.<text:span text:style-name="T18">8</text:span> <text:span text:style-name="T38">blendMode attribute</text:span><text:bookmark-end text:name="__RefHeading___Toc627_2507969732"/></text:h>
      <text:p text:style-name="P10"/>
      <text:p text:style-name="P91">blendMode can be either a named blend mode or its AKA from the table below, or a custom expression wherein the names “top” and “bottom” act as special case stand-ins for the two images we are combining.</text:p>
      <text:p text:style-name="P91"/>
      <text:p text:style-name="P114">If you wish to define your own, named blend mode, do so as a plug-in.</text:p>
      <text:p text:style-name="P114"><text:tab/><text:span text:style-name="T95">m</text:span>yBlendMode.xml:</text:p>
      <text:p text:style-name="P114"><text:soft-page-break/><text:tab/><text:tab/>&lt;smartimage&gt;<text:line-break/><text:tab/><text:tab/><text:tab/>&lt;image src=”top.result” blendMode=”top/(1-bottom)”&gt;<text:line-break/><text:tab/><text:tab/><text:tab/>&lt;image src=”bottom.result”&gt;</text:p>
      <text:p text:style-name="P114"><text:tab/><text:tab/>&lt;/smartimage&gt;</text:p>
      <text:p text:style-name="P114"><text:tab/><text:span text:style-name="T95">&lt;image file=”whatever.jpg” blendMode=”@myBlendMode”&gt;</text:span></text:p>
      <text:p text:style-name="P91"/>
      <text:p text:style-name="P91">It should be noted that any of the math expressions from the table can be used elsewhere by replacing top and bottom with the image to operate upon.</text:p>
      <text:p text:style-name="P10"/>
      <text:p text:style-name="P10">NOTE: in the list below, an application MUST accept ALL “aka” values of the blend mode as <text:span text:style-name="T34">equivalent.</text:span></text:p>
      <text:p text:style-name="P10"/>
      <text:p text:style-name="P37">NOTE: <text:span text:style-name="T56">Order of operations is important here. <text:s/>O</text:span>pacity is applied to child layers, then blended, then this layer’s opacity.</text:p>
      <text:p text:style-name="P37"/>
      <text:p text:style-name="P91">Implementation: <text:s/>Applications MAY explicitly implement blend modes for performance, or simply implement <text:span text:style-name="T66">just the </text:span>custom blend mod and <text:span text:style-name="T61">then</text:span> use <text:span text:style-name="T61">the expressions from</text:span> <text:span text:style-name="T61">the table below to look up which math belongs to each name/aka</text:span></text:p>
      <text:p text:style-name="P10"/>
      <text:p text:style-name="P10">The following <text:span text:style-name="T54">table defines known </text:span>blend modes <text:span text:style-name="T54">and lists those whose name and aka name</text:span> <text:span text:style-name="T29">MUST be</text:span> <text:span text:style-name="T54">directly supported</text:span> <text:span text:style-name="T29">by all applications. <text:s/>Those that are unsupported MAY ONLY be used when they are explicitly defined within the file.</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97"/>
            </table:table-cell>
            <table:table-cell table:style-name="Table1.A1" office:value-type="string">
              <text:p text:style-name="P197">Name</text:p>
            </table:table-cell>
            <table:table-cell table:style-name="Table1.A1" office:value-type="string">
              <text:p text:style-name="P197">AKA</text:p>
            </table:table-cell>
            <table:table-cell table:style-name="Table1.A1" office:value-type="string">
              <text:p text:style-name="P197">Math</text:p>
            </table:table-cell>
            <table:table-cell table:style-name="Table1.E1" office:value-type="string">
              <text:p text:style-name="P198">notes</text:p>
            </table:table-cell>
          </table:table-row>
        </table:table-header-rows>
        <table:table-row>
          <table:table-cell table:style-name="Table1.A2" office:value-type="string">
            <text:p text:style-name="P199">Y</text:p>
          </table:table-cell>
          <table:table-cell table:style-name="Table1.A2" office:value-type="string">
            <text:p text:style-name="P199">normal</text:p>
          </table:table-cell>
          <table:table-cell table:style-name="Table1.A2" office:value-type="string">
            <text:p text:style-name="Table_20_Contents"/>
          </table:table-cell>
          <table:table-cell table:style-name="Table1.A2" office:value-type="string">
            <text:p text:style-name="P199">top</text:p>
          </table:table-cell>
          <table:table-cell table:style-name="Table1.E2" office:value-type="string">
            <text:p text:style-name="P199"/>
          </table:table-cell>
        </table:table-row>
        <table:table-row>
          <table:table-cell table:style-name="Table1.A2" office:value-type="string">
            <text:p text:style-name="P202">Y</text:p>
          </table:table-cell>
          <table:table-cell table:style-name="Table1.A2" office:value-type="string">
            <text:p text:style-name="P201">dissolve</text:p>
          </table:table-cell>
          <table:table-cell table:style-name="Table1.A2" office:value-type="string">
            <text:p text:style-name="P200"/>
          </table:table-cell>
          <table:table-cell table:style-name="Table1.A2" office:value-type="string">
            <text:p text:style-name="P78">if(random()&gt;0.5,top,bottom)</text:p>
          </table:table-cell>
          <table:table-cell table:style-name="Table1.E2" office:value-type="string">
            <text:p text:style-name="P77"/>
          </table:table-cell>
        </table:table-row>
        <table:table-row>
          <table:table-cell table:style-name="Table1.A2" office:value-type="string">
            <text:p text:style-name="P205">N</text:p>
          </table:table-cell>
          <table:table-cell table:style-name="Table1.A2" office:value-type="string">
            <text:p text:style-name="P205">behind</text:p>
          </table:table-cell>
          <table:table-cell table:style-name="Table1.A2" office:value-type="string">
            <text:p text:style-name="P204"/>
          </table:table-cell>
          <table:table-cell table:style-name="Table1.A2" office:value-type="string">
            <text:p text:style-name="P205">bottom</text:p>
          </table:table-cell>
          <table:table-cell table:style-name="Table1.E2" office:value-type="string">
            <text:p text:style-name="P205"/>
          </table:table-cell>
        </table:table-row>
        <table:table-row>
          <table:table-cell table:style-name="Table1.A2" office:value-type="string">
            <text:p text:style-name="P205">N</text:p>
          </table:table-cell>
          <table:table-cell table:style-name="Table1.A2" office:value-type="string">
            <text:p text:style-name="P205">clear</text:p>
          </table:table-cell>
          <table:table-cell table:style-name="Table1.A2" office:value-type="string">
            <text:p text:style-name="P204"/>
          </table:table-cell>
          <table:table-cell table:style-name="Table1.A2" office:value-type="string">
            <text:p text:style-name="P206">0.0</text:p>
          </table:table-cell>
          <table:table-cell table:style-name="Table1.E2" office:value-type="string">
            <text:p text:style-name="P206">UNTESTED</text:p>
          </table:table-cell>
        </table:table-row>
        <table:table-row>
          <table:table-cell table:style-name="Table1.A2" office:value-type="string">
            <text:p text:style-name="P199">Y</text:p>
          </table:table-cell>
          <table:table-cell table:style-name="Table1.A2" office:value-type="string">
            <text:p text:style-name="P199">darken</text:p>
          </table:table-cell>
          <table:table-cell table:style-name="Table1.A2" office:value-type="string">
            <text:p text:style-name="P199">darkenOnly</text:p>
          </table:table-cell>
          <table:table-cell table:style-name="Table1.A2" office:value-type="string">
            <text:p text:style-name="Table_20_Contents"><text:span text:style-name="T61">min</text:span>(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multiply</text:p>
          </table:table-cell>
          <table:table-cell table:style-name="Table1.A2" office:value-type="string">
            <text:p text:style-name="Table_20_Contents"/>
          </table:table-cell>
          <table:table-cell table:style-name="Table1.A2" office:value-type="string">
            <text:p text:style-name="P199">top * bottom</text:p>
          </table:table-cell>
          <table:table-cell table:style-name="Table1.E2" office:value-type="string">
            <text:p text:style-name="P199"/>
          </table:table-cell>
        </table:table-row>
        <table:table-row>
          <table:table-cell table:style-name="Table1.A2" office:value-type="string">
            <text:p text:style-name="P199">Y</text:p>
          </table:table-cell>
          <table:table-cell table:style-name="Table1.A2" office:value-type="string">
            <text:p text:style-name="P199">colorBurn</text:p>
          </table:table-cell>
          <table:table-cell table:style-name="Table1.A2" office:value-type="string">
            <text:p text:style-name="P199">burn</text:p>
          </table:table-cell>
          <table:table-cell table:style-name="Table1.A2" office:value-type="string">
            <text:p text:style-name="Table_20_Contents">1.0-((1.0-top)/bottom)</text:p>
          </table:table-cell>
          <table:table-cell table:style-name="Table1.E2" office:value-type="string">
            <text:p text:style-name="Table_20_Contents">gimp "burn" is a colorBurn, not a linearBurn</text:p>
          </table:table-cell>
        </table:table-row>
        <table:table-row>
          <table:table-cell table:style-name="Table1.A2" office:value-type="string">
            <text:p text:style-name="P199">Y</text:p>
          </table:table-cell>
          <table:table-cell table:style-name="Table1.A2" office:value-type="string">
            <text:p text:style-name="P199">linearBurn</text:p>
          </table:table-cell>
          <table:table-cell table:style-name="Table1.A2" office:value-type="string">
            <text:p text:style-name="Table_20_Contents"/>
          </table:table-cell>
          <table:table-cell table:style-name="Table1.A2" office:value-type="string">
            <text:p text:style-name="Table_20_Contents">bottom+top-1.0</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lighten</text:p>
          </table:table-cell>
          <table:table-cell table:style-name="Table1.A2" office:value-type="string">
            <text:p text:style-name="P199">lightenOnly</text:p>
          </table:table-cell>
          <table:table-cell table:style-name="Table1.A2" office:value-type="string">
            <text:p text:style-name="Table_20_Contents">max(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screen</text:p>
          </table:table-cell>
          <table:table-cell table:style-name="Table1.A2" office:value-type="string">
            <text:p text:style-name="Table_20_Contents"/>
          </table:table-cell>
          <table:table-cell table:style-name="Table1.A2" office:value-type="string">
            <text:p text:style-name="Table_20_Contents">bottom+top-(bottom*top)</text:p>
          </table:table-cell>
          <table:table-cell table:style-name="Table1.E2" office:value-type="string">
            <text:p text:style-name="Table_20_Contents"/>
          </table:table-cell>
        </table:table-row>
        <table:table-row>
          <table:table-cell table:style-name="Table1.A2" office:value-type="string">
            <text:p text:style-name="P199">Y</text:p>
          </table:table-cell>
          <table:table-cell table:style-name="Table1.A2" office:value-type="string">
            <text:p text:style-name="P199">colorDodge</text:p>
          </table:table-cell>
          <table:table-cell table:style-name="Table1.A2" office:value-type="string">
            <text:p text:style-name="P199">dodge</text:p>
          </table:table-cell>
          <table:table-cell table:style-name="Table1.A2" office:value-type="string">
            <text:p text:style-name="Table_20_Contents">top/(1.0-bottom)</text:p>
          </table:table-cell>
          <table:table-cell table:style-name="Table1.E2" office:value-type="string">
            <text:p text:style-name="Table_20_Contents">gimp "dodge" is a colorDodge, not a linearDodge</text:p>
          </table:table-cell>
        </table:table-row>
        <table:table-row>
          <table:table-cell table:style-name="Table1.A2" office:value-type="string">
            <text:p text:style-name="P199">Y</text:p>
          </table:table-cell>
          <table:table-cell table:style-name="Table1.A2" office:value-type="string">
            <text:p text:style-name="P199">linearDodge</text:p>
          </table:table-cell>
          <table:table-cell table:style-name="Table1.A2" office:value-type="string">
            <text:p text:style-name="P199">add</text:p>
          </table:table-cell>
          <table:table-cell table:style-name="Table1.A2" office:value-type="string">
            <text:p text:style-name="Table_20_Contents">top+bottom</text:p>
          </table:table-cell>
          <table:table-cell table:style-name="Table1.E2" office:value-type="string">
            <text:p text:style-name="Table_20_Contents"/>
          </table:table-cell>
        </table:table-row>
        <table:table-row table:style-name="Table1.14">
          <table:table-cell table:style-name="Table1.A2" office:value-type="string">
            <text:p text:style-name="P211">N</text:p>
          </table:table-cell>
          <table:table-cell table:style-name="Table1.A2" office:value-type="string">
            <text:p text:style-name="P212">addMod</text:p>
          </table:table-cell>
          <table:table-cell table:style-name="Table1.A2" office:value-type="string">
            <text:p text:style-name="P210"/>
          </table:table-cell>
          <table:table-cell table:style-name="Table1.A2" office:value-type="string">
            <text:p text:style-name="P211">(top+bottom)%1.0</text:p>
          </table:table-cell>
          <table:table-cell table:style-name="Table1.E2" office:value-type="string">
            <text:p text:style-name="P211">UNTESTED</text:p>
          </table:table-cell>
        </table:table-row>
        <table:table-row>
          <table:table-cell table:style-name="Table1.A2" office:value-type="string">
            <text:p text:style-name="P203">Y</text:p>
          </table:table-cell>
          <table:table-cell table:style-name="Table1.A2" office:value-type="string">
            <text:p text:style-name="P87">Overlay <text:span text:style-name="T61">[1]</text:span></text:p>
          </table:table-cell>
          <table:table-cell table:style-name="Table1.A2" office:value-type="string">
            <text:p text:style-name="Table_20_Contents"/>
          </table:table-cell>
          <table:table-cell table:style-name="Table1.A2" office:value-type="string">
            <text:p text:style-name="Table_20_Contents"><text:span text:style-name="T61">if</text:span>(top&lt;=0.5,2.0*bottom*top,1.0-2.0*(1.0-bottom)*(1.0-top))</text:p>
          </table:table-cell>
          <table:table-cell table:style-name="Table1.E2" office:value-type="string">
            <text:p text:style-name="Table_20_Contents">the colors saturation comes out a little higher than gimp, but close</text:p>
          </table:table-cell>
        </table:table-row>
        <table:table-row>
          <table:table-cell table:style-name="Table1.A2" office:value-type="string">
            <text:p text:style-name="P203">Y</text:p>
          </table:table-cell>
          <table:table-cell table:style-name="Table1.A2" office:value-type="string">
            <text:p text:style-name="P87">hardOverlay</text:p>
          </table:table-cell>
          <table:table-cell table:style-name="Table1.A2" office:value-type="string">
            <text:p text:style-name="Table_20_Contents"/>
          </table:table-cell>
          <table:table-cell table:style-name="Table1.A2" office:value-type="string">
            <text:p text:style-name="Table_20_Contents"><text:span text:style-name="T61">if</text:span>(bottom&gt;0.5,top*<text:span text:style-name="T62">(</text:span>2.0*botto<text:soft-page-break/>m<text:span text:style-name="T62">)</text:span>,top/<text:span text:style-name="T62">(</text:span>2.0*bottom-1.0))</text:p>
          </table:table-cell>
          <table:table-cell table:style-name="Table1.E2" office:value-type="string">
            <text:p text:style-name="Table_20_Contents">this is a krita thing</text:p>
          </table:table-cell>
        </table:table-row>
        <table:table-row>
          <table:table-cell table:style-name="Table1.A2" office:value-type="string">
            <text:p text:style-name="P203">Y</text:p>
          </table:table-cell>
          <table:table-cell table:style-name="Table1.A2" office:value-type="string">
            <text:p text:style-name="P203">SoftLight <text:span text:style-name="T63">[1]</text:span></text:p>
          </table:table-cell>
          <table:table-cell table:style-name="Table1.A2" office:value-type="string">
            <text:p text:style-name="Table_20_Contents"/>
          </table:table-cell>
          <table:table-cell table:style-name="Table1.A2" office:value-type="string">
            <text:p text:style-name="Table_20_Contents">(1.0-top)*top*bottom+top*(1.0-(1.0-top)*(1.0-bottom))</text:p>
          </table:table-cell>
          <table:table-cell table:style-name="Table1.E2" office:value-type="string">
            <text:p text:style-name="Table_20_Contents">look<text:span text:style-name="T63">s</text:span> <text:span text:style-name="T63">slightly </text:span>different than gimp</text:p>
            <text:p text:style-name="Table_20_Contents"/>
            <text:p text:style-name="Table_20_Contents"><text:span text:style-name="T63">To get it this close, the math</text:span> is deliberately backwards <text:span text:style-name="T63">from textbook</text:span>, <text:span text:style-name="T63">but</text:span> that's what gimp does. <text:s/><text:span text:style-name="T57">Is gimp backwards??</text:span></text:p>
          </table:table-cell>
        </table:table-row>
        <table:table-row>
          <table:table-cell table:style-name="Table1.A2" office:value-type="string">
            <text:p text:style-name="P203">Y</text:p>
          </table:table-cell>
          <table:table-cell table:style-name="Table1.A2" office:value-type="string">
            <text:p text:style-name="P203">hardLight</text:p>
          </table:table-cell>
          <table:table-cell table:style-name="Table1.A2" office:value-type="string">
            <text:p text:style-name="Table_20_Contents"/>
          </table:table-cell>
          <table:table-cell table:style-name="Table1.A2" office:value-type="string">
            <text:p text:style-name="Table_20_Contents"><text:span text:style-name="T63">if</text:span>(bottom&lt;=0.5,top*<text:span text:style-name="T63">(</text:span>2.0*bottom),_screen(top,2.0*bottom-1.0))</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vividLight</text:p>
          </table:table-cell>
          <table:table-cell table:style-name="Table1.A2" office:value-type="string">
            <text:p text:style-name="Table_20_Contents"/>
          </table:table-cell>
          <table:table-cell table:style-name="Table1.A2" office:value-type="string">
            <text:p text:style-name="Table_20_Contents"><text:span text:style-name="T63">if</text:span>(top&gt;0.5,_colorDodge(bottom,top),_colorBurn(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linearLight</text:p>
          </table:table-cell>
          <table:table-cell table:style-name="Table1.A2" office:value-type="string">
            <text:p text:style-name="Table_20_Contents"/>
          </table:table-cell>
          <table:table-cell table:style-name="Table1.A2" office:value-type="string">
            <text:p text:style-name="Table_20_Contents"><text:span text:style-name="T63">if</text:span>(top&gt;0.5,_linearDodge(bottom,top),_linearBurn(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pinLight</text:p>
          </table:table-cell>
          <table:table-cell table:style-name="Table1.A2" office:value-type="string">
            <text:p text:style-name="Table_20_Contents"/>
          </table:table-cell>
          <table:table-cell table:style-name="Table1.A2" office:value-type="string">
            <text:p text:style-name="Table_20_Contents"><text:span text:style-name="T63">if</text:span>(bottom&gt;0.5,_darken(bottom,top),_lighten(bottom,top))</text:p>
          </table:table-cell>
          <table:table-cell table:style-name="Table1.E2" office:value-type="string">
            <text:p text:style-name="P207">I think this is right...?</text:p>
          </table:table-cell>
        </table:table-row>
        <table:table-row>
          <table:table-cell table:style-name="Table1.A2" office:value-type="string">
            <text:p text:style-name="P203">Y</text:p>
          </table:table-cell>
          <table:table-cell table:style-name="Table1.A2" office:value-type="string">
            <text:p text:style-name="P203">hardMix</text:p>
          </table:table-cell>
          <table:table-cell table:style-name="Table1.A2" office:value-type="string">
            <text:p text:style-name="Table_20_Contents"/>
          </table:table-cell>
          <table:table-cell table:style-name="Table1.A2" office:value-type="string">
            <text:p text:style-name="Table_20_Contents"><text:span text:style-name="T63">if</text:span>(bottom&gt;0.5,1.0,0.0)</text:p>
          </table:table-cell>
          <table:table-cell table:style-name="Table1.E2" office:value-type="string">
            <text:p text:style-name="P207">I think this is right...?</text:p>
          </table:table-cell>
        </table:table-row>
        <table:table-row>
          <table:table-cell table:style-name="Table1.A2" office:value-type="string">
            <text:p text:style-name="P203">Y</text:p>
          </table:table-cell>
          <table:table-cell table:style-name="Table1.A2" office:value-type="string">
            <text:p text:style-name="P203">difference</text:p>
          </table:table-cell>
          <table:table-cell table:style-name="Table1.A2" office:value-type="string">
            <text:p text:style-name="Table_20_Contents"/>
          </table:table-cell>
          <table:table-cell table:style-name="Table1.A2" office:value-type="string">
            <text:p text:style-name="Table_20_Contents">abs(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exclusion</text:p>
          </table:table-cell>
          <table:table-cell table:style-name="Table1.A2" office:value-type="string">
            <text:p text:style-name="Table_20_Contents"/>
          </table:table-cell>
          <table:table-cell table:style-name="Table1.A2" office:value-type="string">
            <text:p text:style-name="Table_20_Contents">bottom+top-2.0*bottom*top</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Subtract <text:span text:style-name="T64">[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11">N</text:p>
          </table:table-cell>
          <table:table-cell table:style-name="Table1.A2" office:value-type="string">
            <text:p text:style-name="P93">subtractMod</text:p>
          </table:table-cell>
          <table:table-cell table:style-name="Table1.A2" office:value-type="string">
            <text:p text:style-name="P210"/>
          </table:table-cell>
          <table:table-cell table:style-name="Table1.A2" office:value-type="string">
            <text:p text:style-name="P211">(top-bottom)%1.0</text:p>
          </table:table-cell>
          <table:table-cell table:style-name="Table1.E2" office:value-type="string">
            <text:p text:style-name="P206">UNTESTED</text:p>
          </table:table-cell>
        </table:table-row>
        <table:table-row>
          <table:table-cell table:style-name="Table1.A2" office:value-type="string">
            <text:p text:style-name="P203">Y</text:p>
          </table:table-cell>
          <table:table-cell table:style-name="Table1.A2" office:value-type="string">
            <text:p text:style-name="P203"><text:span text:style-name="T64">d</text:span>ivide <text:span text:style-name="T64">[1]</text:span></text:p>
          </table:table-cell>
          <table:table-cell table:style-name="Table1.A2" office:value-type="string">
            <text:p text:style-name="Table_20_Contents"/>
          </table:table-cell>
          <table:table-cell table:style-name="Table1.A2" office:value-type="string">
            <text:p text:style-name="Table_20_Contents">top/bottom</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03">Y</text:p>
          </table:table-cell>
          <table:table-cell table:style-name="Table1.A2" office:value-type="string">
            <text:p text:style-name="P203">hue</text:p>
          </table:table-cell>
          <table:table-cell table:style-name="Table1.A2" office:value-type="string">
            <text:p text:style-name="Table_20_Contents"/>
          </table:table-cell>
          <table:table-cell table:style-name="Table1.A2" office:value-type="string">
            <text:p text:style-name="P208">HSV=bottom.H,top.S,top.V</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saturation</text:p>
          </table:table-cell>
          <table:table-cell table:style-name="Table1.A2" office:value-type="string">
            <text:p text:style-name="Table_20_Contents"/>
          </table:table-cell>
          <table:table-cell table:style-name="Table1.A2" office:value-type="string">
            <text:p text:style-name="P209">HSV=<text:span text:style-name="T65">top</text:span>.H,<text:span text:style-name="T65">bottom</text:span>.S,top.V</text:p>
          </table:table-cell>
          <table:table-cell table:style-name="Table1.E2" office:value-type="string">
            <text:p text:style-name="Table_20_Contents"/>
          </table:table-cell>
        </table:table-row>
        <table:table-row>
          <table:table-cell table:style-name="Table1.A2" office:value-type="string">
            <text:p text:style-name="P203">Y</text:p>
          </table:table-cell>
          <table:table-cell table:style-name="Table1.A2" office:value-type="string">
            <text:p text:style-name="P203">Color <text:span text:style-name="T65">[1]</text:span></text:p>
          </table:table-cell>
          <table:table-cell table:style-name="Table1.A2" office:value-type="string">
            <text:p text:style-name="Table_20_Contents"/>
          </table:table-cell>
          <table:table-cell table:style-name="Table1.A2" office:value-type="string">
            <text:p text:style-name="Table_20_Contents"><text:span text:style-name="T65">HSV=</text:span>bottom.H,<text:span text:style-name="T65">bottom.S,</text:span>top.<text:span text:style-name="T65">V</text:span></text:p>
          </table:table-cell>
          <table:table-cell table:style-name="Table1.E2" office:value-type="string">
            <text:p text:style-name="Table_20_Contents">Very close, but seems to lose some blue values compared to gimp</text:p>
          </table:table-cell>
        </table:table-row>
        <table:table-row>
          <table:table-cell table:style-name="Table1.A2" office:value-type="string">
            <text:p text:style-name="P203">Y</text:p>
          </table:table-cell>
          <table:table-cell table:style-name="Table1.A2" office:value-type="string">
            <text:p text:style-name="P203">luminosity</text:p>
          </table:table-cell>
          <table:table-cell table:style-name="Table1.A2" office:value-type="string">
            <text:p text:style-name="P203">value</text:p>
          </table:table-cell>
          <table:table-cell table:style-name="Table1.A2" office:value-type="string">
            <text:p text:style-name="P209">HSV=<text:span text:style-name="T65">top</text:span>.H,top.S,<text:span text:style-name="T65">bottom</text:span>.V</text:p>
          </table:table-cell>
          <table:table-cell table:style-name="Table1.E2" office:value-type="string">
            <text:p text:style-name="Table_20_Contents"/>
          </table:table-cell>
        </table:table-row>
        <table:table-row>
          <table:table-cell table:style-name="Table1.A2" office:value-type="string">
            <text:p text:style-name="P211">N</text:p>
          </table:table-cell>
          <table:table-cell table:style-name="Table1.A2" office:value-type="string">
            <text:p text:style-name="P212">lighterColor</text:p>
          </table:table-cell>
          <table:table-cell table:style-name="Table1.A2" office:value-type="string">
            <text:p text:style-name="P212">lighter</text:p>
          </table:table-cell>
          <table:table-cell table:style-name="Table1.A2" office:value-type="string">
            <text:p text:style-name="P211">if(top&gt;bottom,to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darkerColor</text:p>
          </table:table-cell>
          <table:table-cell table:style-name="Table1.A2" office:value-type="string">
            <text:p text:style-name="P212">darker</text:p>
          </table:table-cell>
          <table:table-cell table:style-name="Table1.A2" office:value-type="string">
            <text:p text:style-name="P211">if(top&lt;bottom,to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and</text:p>
          </table:table-cell>
          <table:table-cell table:style-name="Table1.A2" office:value-type="string">
            <text:p text:style-name="P210"/>
          </table:table-cell>
          <table:table-cell table:style-name="Table1.A2" office:value-type="string">
            <text:p text:style-name="P211">top&amp;bottom</text:p>
          </table:table-cell>
          <table:table-cell table:style-name="Table1.E2" office:value-type="string">
            <text:p text:style-name="P206">UNTESTED</text:p>
          </table:table-cell>
        </table:table-row>
        <table:table-row>
          <table:table-cell table:style-name="Table1.A2" office:value-type="string">
            <text:p text:style-name="P211">N</text:p>
          </table:table-cell>
          <table:table-cell table:style-name="Table1.A2" office:value-type="string">
            <text:p text:style-name="P212">or</text:p>
          </table:table-cell>
          <table:table-cell table:style-name="Table1.A2" office:value-type="string">
            <text:p text:style-name="P210"/>
          </table:table-cell>
          <table:table-cell table:style-name="Table1.A2" office:value-type="string">
            <text:p text:style-name="P211">top|bottom</text:p>
          </table:table-cell>
          <table:table-cell table:style-name="Table1.E2" office:value-type="string">
            <text:p text:style-name="P206">UNTESTED</text:p>
          </table:table-cell>
        </table:table-row>
        <table:table-row>
          <table:table-cell table:style-name="Table1.A2" office:value-type="string">
            <text:p text:style-name="P203">Y</text:p>
          </table:table-cell>
          <table:table-cell table:style-name="Table1.A2" office:value-type="string">
            <text:p text:style-name="P203">GrainExtract <text:span text:style-name="T64">[1]</text:span></text:p>
          </table:table-cell>
          <table:table-cell table:style-name="Table1.A2" office:value-type="string">
            <text:p text:style-name="Table_20_Contents"/>
          </table:table-cell>
          <table:table-cell table:style-name="Table1.A2" office:value-type="string">
            <text:p text:style-name="Table_20_Contents">top-bottom+0.5</text:p>
          </table:table-cell>
          <table:table-cell table:style-name="Table1.E2" office:value-type="string">
            <text:p text:style-name="P208"><text:span text:style-name="T57">Or is it bottom-top?</text:span> But gimp is this way, so we’ll run with it.</text:p>
          </table:table-cell>
        </table:table-row>
        <table:table-row>
          <table:table-cell table:style-name="Table1.A2" office:value-type="string">
            <text:p text:style-name="P203">Y</text:p>
          </table:table-cell>
          <table:table-cell table:style-name="Table1.A2" office:value-type="string">
            <text:p text:style-name="P203">grainMerge</text:p>
          </table:table-cell>
          <table:table-cell table:style-name="Table1.A2" office:value-type="string">
            <text:p text:style-name="Table_20_Contents"/>
          </table:table-cell>
          <table:table-cell table:style-name="Table1.A2" office:value-type="string">
            <text:p text:style-name="Table_20_Contents">bottom+top-0.5</text:p>
          </table:table-cell>
          <table:table-cell table:style-name="Table1.E2" office:value-type="string">
            <text:p text:style-name="Table_20_Contents"/>
          </table:table-cell>
        </table:table-row>
      </table:table>
      <text:p text:style-name="P86"><text:soft-page-break/>[1] Math <text:span text:style-name="T55">is known to</text:span> be slightly different <text:span text:style-name="T55">between</text:span> Photoshop, Gimp, and/<text:span text:style-name="T55">or the</text:span> SVG specification.</text:p>
      <text:p text:style-name="P10"/>
      <text:h text:style-name="Heading_20_3" text:outline-level="3"><text:bookmark-start text:name="__RefHeading___Toc2551_3114177296"/>2.2.9 <text:span text:style-name="T34">r</text:span>esult <text:span text:style-name="T38">attribute</text:span><text:bookmark-end text:name="__RefHeading___Toc2551_3114177296"/></text:h>
      <text:p text:style-name="P59"/>
      <text:p text:style-name="P59">Result is an <text:span text:style-name="T35">automatic </text:span>image tag used in referencing the complete and final rendered result of a layer.</text:p>
      <text:p text:style-name="P10"/>
      <text:p text:style-name="P92">If a filename is explicitly mentioned in the attribute, then if any changes are made <text:span text:style-name="T65">to this, child, or referenced layers, then </text:span>this file MUST BE updated before saving.</text:p>
      <text:p text:style-name="P10"/>
      <text:p text:style-name="P59">It MUST BE implicitly specified as an internal filename in the following situations:</text:p>
      <text:list xml:id="list1945067554" text:style-name="L12">
        <text:list-item>
          <text:p text:style-name="P267">The main &lt;smartimage&gt; tag in smartimage.xml – this is done to ensure that image previewers and other applications without smartimage support can view the final contents of the file.<text:line-break/><text:line-break/>This may not make sense for templates. <text:s/>Therefore, these are allowed to instead contain an image representing what the template will do. <text:s/>For instance, in the polaroid example, perhaps it shows a polaroid with a checkerboard image or Lena stand-in with “Your text here.” as the photo caption.</text:p>
        </text:list-item>
        <text:list-item>
          <text:p text:style-name="P267">Layers that every client may not fully supported such as &lt;3D&gt;</text:p>
        </text:list-item>
      </text:list>
      <text:p text:style-name="P10"/>
      <text:h text:style-name="Heading_20_3" text:outline-level="3"><text:bookmark-start text:name="__RefHeading___Toc629_2507969732"/>2.<text:span text:style-name="T11">2</text:span>.<text:span text:style-name="T34">10</text:span> <text:span text:style-name="T34">m</text:span>ask <text:span text:style-name="T38">attribute</text:span><text:bookmark-end text:name="__RefHeading___Toc629_2507969732"/></text:h>
      <text:p text:style-name="P10"/>
      <text:p text:style-name="P94">An Image type tag.</text:p>
      <text:p text:style-name="P10"/>
      <text:p text:style-name="P18">This is used to clip, or cut-out portions of a layer.</text:p>
      <text:p text:style-name="P18"/>
      <text:p text:style-name="P18"><text:span text:style-name="T38">It</text:span> can be <text:span text:style-name="T38">a filename or reference, which is</text:span> either:</text:p>
      <text:list xml:id="list4061196220" text:style-name="L13">
        <text:list-item>
          <text:p text:style-name="P252">a grayscale image where white represents fully opaque and black represents fully transparent</text:p>
        </text:list-item>
        <text:list-item>
          <text:p text:style-name="P252">an image with an apha channel, which will be applied to this layer</text:p>
        </text:list-item>
      </text:list>
      <text:p text:style-name="P10"/>
      <text:p text:style-name="P10">Mask points to an internal filename of a mask image.</text:p>
      <text:p text:style-name="P10">If a @layerId is specified, it <text:span text:style-name="T38">defaults to @layerId</text:span>.<text:span text:style-name="T38">result.A</text:span></text:p>
      <text:p text:style-name="P14">If a @formId is specified, the value must be an external filename or another @reference</text:p>
      <text:p text:style-name="P10"/>
      <text:p text:style-name="P18">Therefore, to mimic a Photoshop-like “clip-to” feature, simply mask=”@layerId” of the layer you want to clip to.</text:p>
      <text:p text:style-name="P18"/>
      <text:h text:style-name="Heading_20_3" text:outline-level="3"><text:bookmark-start text:name="__RefHeading___Toc631_2507969732"/>2.<text:span text:style-name="T11">2</text:span>.<text:span text:style-name="T18">11</text:span> <text:span text:style-name="T38">roi attribute (</text:span>Region of Interest<text:span text:style-name="T24">)</text:span><text:bookmark-end text:name="__RefHeading___Toc631_2507969732"/></text:h>
      <text:p text:style-name="P2"/>
      <text:p text:style-name="P94">An Image type tag.</text:p>
      <text:p text:style-name="P2"/>
      <text:p text:style-name="P18">This is refers to a grayscale image that defines the “most important” parts of this image. <text:s/>Where white= 100% critical, and black= unimportant.</text:p>
      <text:p text:style-name="P2"/>
      <text:p text:style-name="P18">It is used for smart resizing and other features.</text:p>
      <text:p text:style-name="P2"/>
      <text:p text:style-name="P11"><text:soft-page-break/><text:span text:style-name="T2">Roi</text:span> points to an internal filename of a<text:span text:style-name="T4">n roi</text:span> image.</text:p>
      <text:p text:style-name="P11">If a @layerId is specified, it <text:span text:style-name="T38">defaults to @layerId</text:span>.<text:span text:style-name="T38">result.roi</text:span></text:p>
      <text:p text:style-name="P14">If a @formId is specified, the value must be an external filename or another @reference</text:p>
      <text:p text:style-name="P19"/>
      <text:p text:style-name="P53">For layers that do not include a specific roi, the application should generate one on the fly.</text:p>
      <text:p text:style-name="P19"/>
      <text:p text:style-name="P18">Implementation details:</text:p>
      <text:list xml:id="list3453068898" text:style-name="L14">
        <text:list-item>
          <text:p text:style-name="P253">Recommended default roi for text layers is a white version of the text itsself (that is, text is considered critical to the image).</text:p>
        </text:list-item>
        <text:list-item>
          <text:p text:style-name="P253">Recommended default roi for images should use some intelligent form of skin tone, face, and eye detection as human interest, particularly faces and their eyes, are likely the most important part of the image.</text:p>
        </text:list-item>
        <text:list-item>
          <text:p text:style-name="P253">Recommended: treat <text:span text:style-name="T38">bottom-most (</text:span>background<text:span text:style-name="T38">)</text:span> image as <text:span text:style-name="T5">unimportant unless it is the only layer.</text:span></text:p>
        </text:list-item>
      </text:list>
      <text:p text:style-name="P18"/>
      <text:h text:style-name="P229" text:outline-level="3"><text:bookmark-start text:name="__RefHeading___Toc631_25079697321"/>2.2.11 tessalation attribute<text:bookmark-end text:name="__RefHeading___Toc631_25079697321"/></text:h>
      <text:p text:style-name="P187"/>
      <text:p text:style-name="P188">Attribute is two boolean types of the form “true,true” specifying whether the layer <text:span text:style-name="T109">will</text:span> tessalate (repeat) in horizontal, vertical directions.</text:p>
      <text:p text:style-name="P188"/>
      <text:p text:style-name="P189">Generally speaking this knowledge is merely informational, but it can impact things such as <text:span text:style-name="T110">blur by changing the default edge mode from “clamp” to “wrap”</text:span>.</text:p>
      <text:p text:style-name="P14"/>
      <text:h text:style-name="Heading_20_3" text:outline-level="3"><text:bookmark-start text:name="__RefHeading___Toc633_2507969732"/>2.<text:span text:style-name="T11">2</text:span>.1<text:span text:style-name="T38">2</text:span> <text:span text:style-name="T38">rotation attribute</text:span><text:bookmark-end text:name="__RefHeading___Toc633_2507969732"/></text:h>
      <text:p text:style-name="P2"/>
      <text:p text:style-name="P2">Rotation affects the dimensions of the layer such that corners of the rotated layer remain within layer <text:span text:style-name="T4">bounds.</text:span></text:p>
      <text:p text:style-name="P2"/>
      <text:p text:style-name="P2"><text:span text:style-name="T4">Additionally</text:span>, if counter-rotated back to the original size, the desired dimensions shall be restored.</text:p>
      <text:p text:style-name="P54"/>
      <text:p text:style-name="P60">Value is in degrees. <text:s/>Can be decimal. <text:s/>Can be negative. <text:s/>Default is 0.0</text:p>
      <text:p text:style-name="P54"/>
      <text:h text:style-name="Heading_20_3" text:outline-level="3"><text:bookmark-start text:name="__RefHeading___Toc2553_3114177296"/>2.2.1<text:span text:style-name="T38">3</text:span> <text:span text:style-name="T38">c</text:span>rop <text:span text:style-name="T38">attribute</text:span><text:bookmark-end text:name="__RefHeading___Toc2553_3114177296"/></text:h>
      <text:p text:style-name="P57"/>
      <text:p text:style-name="P57">Value is [x,y,w,h]</text:p>
      <text:p text:style-name="P57"/>
      <text:p text:style-name="P116">Crop <text:span text:style-name="T38">MUST </text:span>take place <text:span text:style-name="T38">BEFORE</text:span> resize, rotate. <text:s/>Thus these operations can be performed on a subset of the image.</text:p>
      <text:p text:style-name="P116"/>
      <text:h text:style-name="Heading_20_3" text:outline-level="3"><text:bookmark-start text:name="__RefHeading___Toc2923_4282119740"/>2.2.14 normalMap attribute<text:bookmark-end text:name="__RefHeading___Toc2923_4282119740"/></text:h>
      <text:p text:style-name="P117"/>
      <text:p text:style-name="P117"><text:soft-page-break/>An image type attribute that can be useful in performing 3d operations on an image. <text:s/>In this image, red=X, green=Y, and blue=Z (straight out from the page)</text:p>
      <text:p text:style-name="P117"/>
      <text:p text:style-name="P117">If this is not present, it will be guessed at, but this is never as good as the real thing.</text:p>
      <text:p text:style-name="P117"/>
      <text:h text:style-name="Heading_20_3" text:outline-level="3"><text:bookmark-start text:name="__RefHeading___Toc2925_4282119740"/>2.2.15 bumpMap attribute<text:bookmark-end text:name="__RefHeading___Toc2925_4282119740"/></text:h>
      <text:p text:style-name="P117"/>
      <text:p text:style-name="P117">A grayscale height map or bump map associated with this layer. <text:s/>Note that specifying this is never as good as specifying a normalMap. <text:s/>However, it can be convenient for other layers to simply grab this value.</text:p>
      <text:p text:style-name="P117"/>
      <text:p text:style-name="P117">If not present, then the blue channel of normalMap is used.</text:p>
      <text:p text:style-name="P2"/>
      <text:h text:style-name="Heading_20_2" text:outline-level="2"><text:bookmark-start text:name="__RefHeading___Toc635_2507969732"/>2.<text:span text:style-name="T11">3</text:span> Kinds of Layers<text:bookmark-end text:name="__RefHeading___Toc635_2507969732"/></text:h>
      <text:p text:style-name="P2"/>
      <text:h text:style-name="Heading_20_3" text:outline-level="3"><text:bookmark-start text:name="__RefHeading___Toc637_2507969732"/><text:span text:style-name="T1">2.3.1 &lt;g</text:span>roup<text:span text:style-name="T66">&gt;</text:span> Layers<text:bookmark-end text:name="__RefHeading___Toc637_2507969732"/></text:h>
      <text:p text:style-name="P2"/>
      <text:p text:style-name="P20">These are essentially layers of unspecified type. <text:s/>ALL layers MUST be grouping layers by default, that is, any layer can have any number of children. <text:s/>Thus, for instance, even an image layer can have other children.</text:p>
      <text:p text:style-name="P20"/>
      <text:p text:style-name="P20">The purpose of group layers is mainly logical <text:span text:style-name="T30">readability</text:span>, <text:span text:style-name="T6">though there are common occurrences where you need to group without adding any new image data</text:span>.</text:p>
      <text:p text:style-name="P20"/>
      <text:p text:style-name="P27">Also, keep in mind that all layer attributes still apply, thus you can do something like &lt;group rotate=”45”&gt; an entire set of layers at once.</text:p>
      <text:p text:style-name="P2"/>
      <text:h text:style-name="Heading_20_3" text:outline-level="3"><text:bookmark-start text:name="__RefHeading___Toc639_2507969732"/><text:span text:style-name="T1">2.3.2 &lt;i</text:span>mage<text:span text:style-name="T66">&gt;</text:span> Layers<text:bookmark-end text:name="__RefHeading___Toc639_2507969732"/></text:h>
      <text:p text:style-name="P2"/>
      <text:p text:style-name="P90">TODO: change “file” to “src” in that it is often a tag <text:span text:style-name="T67">unfortunately I don’t want to confuse it with html &lt;img src=””&gt; because we don’t plan on supporting data:</text:span></text:p>
      <text:p text:style-name="P2"/>
      <text:p text:style-name="P20">Additional attributes:</text:p>
      <text:list xml:id="list1673235868" text:style-name="L15">
        <text:list-item>
          <text:p text:style-name="P268">file – <text:span text:style-name="T66">An Image type tag representing t</text:span>he source of the image</text:p>
        </text:list-item>
      </text:list>
      <text:p text:style-name="P2"/>
      <text:p text:style-name="P20">Internal files MUST support only and exclusively:</text:p>
      <text:p text:style-name="P20">.png, jpeg, .<text:span text:style-name="T30">svg(?)</text:span>, and, jpeg2000(?)</text:p>
      <text:p text:style-name="P20"/>
      <text:p text:style-name="P20">(These were chosen as a lowest-common-denominator set that implements nearly all necessary features.)</text:p>
      <text:p text:style-name="P2"/>
      <text:p text:style-name="P94">NOTE: remember that all layers can contain child layers, including &lt;image&gt;</text:p>
      <text:h text:style-name="Heading_20_3" text:outline-level="3"><text:bookmark-start text:name="__RefHeading___Toc641_2507969732"/><text:soft-page-break/><text:span text:style-name="T1">2.3.3 &lt;s</text:span>olid<text:span text:style-name="T66">&gt;</text:span> Layers<text:bookmark-end text:name="__RefHeading___Toc641_2507969732"/></text:h>
      <text:p text:style-name="P6"/>
      <text:p text:style-name="P29">A layer with a simple, solid background.</text:p>
      <text:p text:style-name="P6"/>
      <text:p text:style-name="P21">Additional attributes:</text:p>
      <text:list xml:id="list2926524340" text:style-name="L16">
        <text:list-item>
          <text:p text:style-name="P242">color – background color </text:p>
        </text:list-item>
      </text:list>
      <text:p text:style-name="P2"/>
      <text:p text:style-name="P55">NOTE: You probably need to specify w,h to use this as there is no inherit size implied.</text:p>
      <text:p text:style-name="P2"/>
      <text:h text:style-name="Heading_20_3" text:outline-level="3"><text:bookmark-start text:name="__RefHeading___Toc643_2507969732"/><text:span text:style-name="T1">2.3.4 &lt;l</text:span>ink<text:span text:style-name="T66">&gt;</text:span> Layers<text:bookmark-end text:name="__RefHeading___Toc643_2507969732"/></text:h>
      <text:p text:style-name="P2"/>
      <text:p text:style-name="P29">&lt;link ref=”layerId”&gt; is identical in effect to &lt;image file=”@layerId”&gt; but a little more intuitive.</text:p>
      <text:p text:style-name="P1"/>
      <text:h text:style-name="Heading_20_3" text:outline-level="3"><text:bookmark-start text:name="__RefHeading___Toc645_2507969732"/>2.<text:span text:style-name="T11">3</text:span>.5 <text:span text:style-name="T66">&lt;modifier&gt;</text:span> Layers<text:bookmark-end text:name="__RefHeading___Toc645_2507969732"/></text:h>
      <text:p text:style-name="P3"/>
      <text:p text:style-name="P36">NOTE: For clarity in user interfaces, an application MAY want to combine modifier layers visually.</text:p>
      <text:p text:style-name="P3"/>
      <text:p text:style-name="P21">Additional attributes:</text:p>
      <text:list xml:id="list225414966988797" text:continue-numbering="true" text:style-name="L16">
        <text:list-item>
          <text:p text:style-name="P242"><text:span text:style-name="T12">type</text:span> – <text:span text:style-name="T12">type of modifier</text:span></text:p>
        </text:list-item>
        <text:list-item>
          <text:p text:style-name="P242"><text:span text:style-name="T12">size</text:span> – <text:span text:style-name="T12">for modifiers that require it</text:span></text:p>
        </text:list-item>
      </text:list>
      <text:p text:style-name="P29"/>
      <text:p text:style-name="P162">TODO: define what modifiers there are, how they are used, and how to add modifier plugins!</text:p>
      <text:p text:style-name="P10"/>
      <text:h text:style-name="P230" text:outline-level="3"><text:bookmark-start text:name="__RefHeading___Toc658_2507969732"/>2.<text:span text:style-name="T11">3</text:span>.<text:span text:style-name="T16">6</text:span> <text:span text:style-name="T66">&lt;text&gt; Layers</text:span><text:bookmark-end text:name="__RefHeading___Toc658_2507969732"/></text:h>
      <text:p text:style-name="P10"/>
      <text:p text:style-name="P22">Additional attributes:</text:p>
      <text:list xml:id="list225415735229287" text:continue-numbering="true" text:style-name="L16">
        <text:list-item>
          <text:p text:style-name="P269"><text:span text:style-name="T8">font – (see section Fonts) <text:s/>If undefined, it will be treated as a “no care”, and any font in the world could be used to draw text. <text:s/>This behaviour for displaying informational messages, and should be avoided at all costs otherwise! <text:s/>The recommendation is Windows=Arial, Mac=Helvetica, Linux=</text:span>sans-serif </text:p>
        </text:list-item>
        <text:list-item>
          <text:p text:style-name="P243">fontSize – <text:span text:style-name="T16">currently only supports size in font points</text:span></text:p>
        </text:list-item>
        <text:list-item>
          <text:p text:style-name="P243">typeFace – ???</text:p>
        </text:list-item>
        <text:list-item>
          <text:p text:style-name="P243">color – <text:span text:style-name="T16">color of the text</text:span></text:p>
        </text:list-item>
        <text:list-item>
          <text:p text:style-name="P243">anchor - ???</text:p>
        </text:list-item>
        <text:list-item>
          <text:p text:style-name="P243">lineSpacing - ???</text:p>
        </text:list-item>
        <text:list-item>
          <text:p text:style-name="P243">align – <text:span text:style-name="T16">text can be aligned “left” (default),”right”, or ”center” in the block area</text:span></text:p>
        </text:list-item>
        <text:list-item>
          <text:p text:style-name="P243">verticalAlign – <text:span text:style-name="T16">text can be aligned vertically “top” (default),”bottom”, or ”center” (aka “middle”) in the block area</text:span></text:p>
        </text:list-item>
      </text:list>
      <text:p text:style-name="P10"/>
      <text:h text:style-name="Heading_20_4" text:outline-level="4"><text:bookmark-start text:name="__RefHeading___Toc647_2507969732"/>2.<text:span text:style-name="T11">3</text:span>.<text:span text:style-name="T16">6</text:span>.1 Fonts<text:bookmark-end text:name="__RefHeading___Toc647_2507969732"/></text:h>
      <text:p text:style-name="P10"/>
      <text:p text:style-name="P34">Font implementation is designed in keeping with the philosophy that everything needed to build a final image should be either in the image or <text:span text:style-name="T31">readily-accessible.</text:span></text:p>
      <text:p text:style-name="P10"/>
      <text:p text:style-name="P20"><text:soft-page-break/>Fonts MUST support both and only .ttf and .otf fonts.</text:p>
      <text:p text:style-name="P10"/>
      <text:p text:style-name="P115">Font search order:</text:p>
      <text:list xml:id="list3110825520" text:style-name="L17">
        <text:list-item>
          <text:p text:style-name="P270">Look within the smartimage file itsself.</text:p>
        </text:list-item>
        <text:list-item>
          <text:p text:style-name="P270">MAY first check system fonts</text:p>
        </text:list-item>
        <text:list-item>
          <text:p text:style-name="P270">application cache of previously downloaded fonts (RECOMMENDED) </text:p>
        </text:list-item>
        <text:list-item>
          <text:p text:style-name="P270">Try to download from ALL approved free font repositories. <text:s/>Application MAY access these either consecutively or in parallel. <text:s/>No font source preference is implied.<text:line-break/>Approved free font repositories:</text:p>
          <text:list>
            <text:list-item>
              <text:p text:style-name="P270">Google fonts<text:line-break/>https://fonts.googleapis.com/css?family=FONTNAME</text:p>
            </text:list-item>
            <text:list-item>
              <text:p text:style-name="P270">FontSquirrel (do not follow any offsite links)<text:line-break/>https://www.fontsquirrel.com/fonts/download/FONTNAME</text:p>
            </text:list-item>
          </text:list>
        </text:list-item>
        <text:list-item>
          <text:p text:style-name="P270">If it is not found in any of these locations, application MUST raise exception.</text:p>
        </text:list-item>
      </text:list>
      <text:p text:style-name="P31"/>
      <text:p text:style-name="P56">NOTE: <text:span text:style-name="T96">Therefore, in the interest of portability, whenever</text:span> a system font or external font is used, then it MUST be embedded <text:span text:style-name="T96">within</text:span> in the document wh<text:span text:style-name="T97">ile</text:span> saving!</text:p>
      <text:p text:style-name="P31"/>
      <text:h text:style-name="Heading_20_3" text:outline-level="3"><text:bookmark-start text:name="__RefHeading___Toc1017_2845503198"/>2.3.7 <text:span text:style-name="T68">&lt;page&gt; Layers</text:span><text:bookmark-end text:name="__RefHeading___Toc1017_2845503198"/></text:h>
      <text:p text:style-name="Standard"/>
      <text:p text:style-name="P48">Used to specify images containing multiple pages. <text:s/>Think of single smartimage file that represents a picture book.</text:p>
      <text:p text:style-name="Standard"/>
      <text:p text:style-name="P48">Each page is a final, standalone image.</text:p>
      <text:p text:style-name="P48"/>
      <text:p text:style-name="P48">Resources can be referenced from across other pages.</text:p>
      <text:p text:style-name="Standard"/>
      <text:p text:style-name="P48">If &lt;page&gt; and &lt;frame&gt; are not specified anywhere in the document, the smartimage is effectively treated as one single page. <text:s/>The &lt;smartimage&gt; tag steps in as the &lt;page&gt; tag. <text:s/>Thus, the following are identical in meaning:</text:p>
      <text:p text:style-name="code">&lt;smartimage w=”100” h=”100”&gt;&lt;/smartimage&gt;</text:p>
      <text:p text:style-name="code">&lt;smartimage&gt;&lt;page w=”100” h=”100”&gt;&lt;/page&gt;&lt;/smartimage&gt;</text:p>
      <text:p text:style-name="P48"/>
      <text:p text:style-name="P48">This tag MUST NOT be used with along with &lt;frame&gt;.</text:p>
      <text:p text:style-name="Standard"/>
      <text:h text:style-name="P231" text:outline-level="3"><text:bookmark-start text:name="__RefHeading___Toc1019_2845503198"/>2.3.7 <text:span text:style-name="T68">&lt;frame&gt; Layers</text:span><text:bookmark-end text:name="__RefHeading___Toc1019_2845503198"/></text:h>
      <text:p text:style-name="P49"/>
      <text:p text:style-name="P48">Used to specify image <text:span text:style-name="T23">sequences in a smartimage. <text:s/>This can take the form of a presentation or animation.</text:span></text:p>
      <text:p text:style-name="P49"/>
      <text:p text:style-name="P48">Each <text:span text:style-name="T23">frame</text:span> is a <text:span text:style-name="T23">final</text:span>, standalone image.</text:p>
      <text:p text:style-name="P48"/>
      <text:p text:style-name="P48">Resources can be referenced from across other <text:span text:style-name="T23">frames</text:span>.</text:p>
      <text:p text:style-name="P48"/>
      <text:p text:style-name="P48">This tag MUST NOT be used with along with &lt;<text:span text:style-name="T23">page</text:span>&gt;.</text:p>
      <text:p text:style-name="Standard"/>
      <text:p text:style-name="P23"><text:soft-page-break/>Additional attributes:</text:p>
      <text:list xml:id="list225415867002364" text:continue-list="list225415735229287" text:style-name="L16">
        <text:list-item>
          <text:p text:style-name="P244"><text:span text:style-name="T23">time</text:span> – <text:span text:style-name="T23">how long the frame is shown for (default=0.25)</text:span></text:p>
        </text:list-item>
        <text:list-item>
          <text:p text:style-name="P244"><text:span text:style-name="T23">wait</text:span> – <text:span text:style-name="T23">wait for user to advance to the next frame in a presentation (default=False)</text:span></text:p>
        </text:list-item>
      </text:list>
      <text:p text:style-name="P50"/>
      <text:h text:style-name="Heading_20_3" text:outline-level="3"><text:bookmark-start text:name="__RefHeading___Toc2555_3114177296"/>2.3.8 &lt;<text:span text:style-name="T70">pattern</text:span>&gt; Layers<text:bookmark-end text:name="__RefHeading___Toc2555_3114177296"/></text:h>
      <text:p text:style-name="P184"/>
      <text:p text:style-name="P183">Used to repeat/stretch the combined child layers across an area. <text:s/>Very useful when combined with &lt;<text:span text:style-name="T71">t</text:span>exture&gt;</text:p>
      <text:p text:style-name="P184"/>
      <text:p text:style-name="P181">TODO: some of this terminology/logic needs to be thought through. <text:s/>Also, could this be combined with &lt;solid&gt; so we don’t have a new tag??</text:p>
      <text:p text:style-name="P182"/>
      <text:p text:style-name="P25">Additional attributes:</text:p>
      <text:list xml:id="list225415168012129" text:continue-numbering="true" text:style-name="L16">
        <text:list-item>
          <text:p text:style-name="P271"><text:span text:style-name="T70">repeat</text:span> – <text:span text:style-name="T70">an “x,y” value that can</text:span> be:<text:line-break/>“<text:span text:style-name="T70">once</text:span>” - <text:span text:style-name="T70">show only once (same as “top” or “left”)<text:line-break/>“all” - [default] repeat all the way across<text:line-break/>“mirror” - mirror every other repeat</text:span><text:line-break/><text:span text:style-name="T68">“stretch” - display once stretched to the maximum size<text:line-break/>“center” or “middle” - display once centererd in the size<text:line-break/>“top”,”left”,”right”, or “bottom” - display once at that particular edge<text:line-break/>“maintainAspect” - keep the same aspect ratio based on whatever the opposite value is<text:line-break/>“maximize”-a lone value, maximizes pattern just large enough that all screen is covered<text:line-break/>“minimize”- a lone value, makes the<text:line-break/>“bricks” - tessalate in a brick wall pattern<text:line-break/>“isometric“ - tessalate on an isometric triangle grid (for instance, like a honeycomb pattern)</text:span></text:p>
        </text:list-item>
        <text:list-item>
          <text:p text:style-name="P273">mortar<text:span text:style-name="T73">Thickness</text:span> – how thick the mortar is</text:p>
        </text:list-item>
      </text:list>
      <text:p text:style-name="Text_20_body"/>
      <text:p text:style-name="P183">NOTE: This must somehow receive a known size to work properly! <text:s/>If not, it MUST return one unit’s worth of the generated texture.</text:p>
      <text:p text:style-name="Text_20_body"/>
      <text:h text:style-name="Heading_20_3" text:outline-level="3"><text:bookmark-start text:name="__RefHeading___Toc2557_3114177296"/>2.3.9 &lt;<text:span text:style-name="T71">t</text:span>exture&gt; Layers<text:bookmark-end text:name="__RefHeading___Toc2557_3114177296"/></text:h>
      <text:p text:style-name="P50"/>
      <text:p text:style-name="P95">Used for creating procedural textures, such as <text:span text:style-name="T71">cellular, wood, marble, clouds. <text:s/>Always gives back a black and white image.</text:span></text:p>
      <text:p text:style-name="P50"/>
      <text:p text:style-name="P24">Additional attributes:</text:p>
      <text:list xml:id="list225414815663481" text:continue-numbering="true" text:style-name="L16">
        <text:list-item>
          <text:p text:style-name="P272">type – can be <text:line-break/><text:span text:style-name="T68">“</text:span>voron<text:span text:style-name="T71">o</text:span>i<text:span text:style-name="T68">” - a cell-like organic pattern<text:line-break/>“</text:span>clock<text:span text:style-name="T68">” - sweep waveform around like clock hands. <text:s/><text:line-break/><text:tab/>Direction becomes where the highlight is pointing.<text:line-break/></text:span><text:soft-page-break/><text:span text:style-name="T68">”</text:span>waveform<text:span text:style-name="T68">” - [default] a waveform repeated across a given angle, or “circular”<text:line-break/>”</text:span>clouds<text:span text:style-name="T68">” - creates a cloud-like texture<text:line-break/>”</text:span>random<text:span text:style-name="T68">” - creates random confetti noise</text:span></text:p>
        </text:list-item>
        <text:list-item>
          <text:p text:style-name="P245"><text:span text:style-name="T69">waveform</text:span> – <text:span text:style-name="T68">waveform to repeat. <text:s/>Can be “sine”,”square”,”triangle”,”saw”, or a custom SVG-style curve (default=”sine”)</text:span></text:p>
        </text:list-item>
        <text:list-item>
          <text:p text:style-name="P272">frequency – an “x,y” specifying how many times to repeat in each direction <text:span text:style-name="T72">(default=1)</text:span></text:p>
        </text:list-item>
        <text:list-item>
          <text:p text:style-name="P272">noise – a percentage specifying the amount of noise. <text:s/>0.0 is simply the profile where 1.0 is all noise, no profile <text:span text:style-name="T72">(default=0.2)</text:span></text:p>
        </text:list-item>
        <text:list-item>
          <text:p text:style-name="P274"><text:span text:style-name="T68">noiseBasis</text:span> – <text:span text:style-name="T68">noise basis. <text:s/>Can be “random”,“perlin”,”voronoi”<text:line-break/>(implementors can choose to substitute simplex noise for perlin)</text:span></text:p>
        </text:list-item>
        <text:list-item>
          <text:p text:style-name="P272">noiseOctaves – how detailed the noise is <text:span text:style-name="T75">[default=4]</text:span></text:p>
        </text:list-item>
        <text:list-item>
          <text:p text:style-name="P272">noiseSoften – a percent type where 0.0 is the raw noise and 1.0 is a blur<text:line-break/>(the implementation is to undersize the generated noise by this percentage then scale back up using bilinear interoplation) <text:span text:style-name="T75">[default=0.0]</text:span></text:p>
        </text:list-item>
        <text:list-item>
          <text:p text:style-name="P272">direction – can be an angle value, or “round” <text:span text:style-name="T75">[default 0]</text:span></text:p>
        </text:list-item>
        <text:list-item>
          <text:p text:style-name="P275"><text:span text:style-name="T74">numPoints</text:span> – for voronoi textures <text:span text:style-name="T75">[default=20]</text:span></text:p>
        </text:list-item>
        <text:list-item>
          <text:p text:style-name="P276">invert – for convenience, flip the blacks and whites</text:p>
        </text:list-item>
        <text:list-item>
          <text:p text:style-name="P277">seed – a random seed for repeatability/testing. <text:s/>This is NOT guaranteed to produce the same image across systems/applications, but MUST always produce the same value from the same application to ensure unit testing will always succeed. </text:p>
        </text:list-item>
      </text:list>
      <text:p text:style-name="P51"/>
      <text:p text:style-name="P97">Recipes:</text:p>
      <text:list xml:id="list774562554" text:style-name="L18">
        <text:list-item>
          <text:p text:style-name="P279">clouds<text:line-break/>&lt;texture type=”<text:span text:style-name="T72">clouds”</text:span>&gt;</text:p>
        </text:list-item>
        <text:list-item>
          <text:p text:style-name="P279">marble<text:line-break/>&lt;texture type=”waveform” <text:span text:style-name="T72">noise=”0.15” direction=”45” frequency=”5”</text:span>&gt;</text:p>
        </text:list-item>
        <text:list-item>
          <text:p text:style-name="P279">wood end grain<text:line-break/>&lt;texture type=”waveform” <text:span text:style-name="T72">noise=”0.15” direction=”circular” frequency=”10”</text:span>&gt;</text:p>
        </text:list-item>
        <text:list-item>
          <text:p text:style-name="P280"><text:span text:style-name="T72">smooth </text:span>sphere<text:line-break/>&lt;texture type=”waveform” <text:span text:style-name="T72">noise=”0” direction=”circular” frequency=”0.5”</text:span>&gt;</text:p>
        </text:list-item>
        <text:list-item>
          <text:p text:style-name="P279">cellular texture<text:line-break/>&lt;texture type=”voronoi”&gt;</text:p>
        </text:list-item>
        <text:list-item>
          <text:p text:style-name="P279"><text:span text:style-name="T72">blobs</text:span> texture<text:line-break/>&lt;texture type=”voronoi” <text:span text:style-name="T72">invert=”true”</text:span>&gt;</text:p>
        </text:list-item>
        <text:list-item>
          <text:p text:style-name="P280">lighting<text:line-break/>&lt;texture id=”1” type=”clock” <text:span text:style-name="T69">waveform</text:span>=”sine”&gt;</text:p>
        </text:list-item>
      </text:list>
      <text:p text:style-name="P51"/>
      <text:p text:style-name="P96">NOTE: Unless the direction is something other than an even multiple of 45 degrees, applications MUST create noise that can tessalate in both x and y directions!</text:p>
      <text:p text:style-name="P50"/>
      <text:h text:style-name="P232" text:outline-level="3"><text:bookmark-start text:name="__RefHeading___Toc2927_4282119740"/>2.3.10 &lt;particles&gt; Layers<text:bookmark-end text:name="__RefHeading___Toc2927_4282119740"/></text:h>
      <text:p text:style-name="P185"><text:line-break/>All immediate child layers will be treated as particles and dispersed according to dispersionMap.</text:p>
      <text:p text:style-name="P185"><text:line-break/><text:span text:style-name="T5">Additional attributes:</text:span></text:p>
      <text:list xml:id="list3986949603" text:style-name="L19">
        <text:list-item>
          <text:p text:style-name="P324"><text:soft-page-break/>dispersionMap – a grayscale image that represents the likelihood of a particle landing someplace. <text:s/>If not specified, particles are <text:span text:style-name="T101">disbursed</text:span> everywhere.</text:p>
        </text:list-item>
        <text:list-item>
          <text:p text:style-name="P324">qty – how many particles to add. <text:s/>(Will be randomly selected from child layers.) <text:s/><text:span text:style-name="T100">Default is 1.</text:span></text:p>
        </text:list-item>
        <text:list-item>
          <text:p text:style-name="P325">randomize – a list of additional variable names to randomize <text:span text:style-name="T102">a range or choice </text:span>for each particle, for example: randomize=”r<text:span text:style-name="T167">otation</text:span>=360, <text:span text:style-name="T167">opacity</text:span>=<text:span text:style-name="T169">0.5..</text:span>1.<text:span text:style-name="T167">0, color=#ff0000|#ff00ff”</text:span></text:p>
        </text:list-item>
        <text:list-item>
          <text:p text:style-name="P326">seed – a random seed for repeatability/testing. <text:s/>This is NOT guaranteed to produce the same image across systems/applications, but MUST always produce the same value from the same application to ensure unit testing will always succeed. </text:p>
        </text:list-item>
      </text:list>
      <text:p text:style-name="P98">Recipes:</text:p>
      <text:list xml:id="list225415440819524" text:continue-list="list774562554" text:style-name="L18">
        <text:list-item>
          <text:p text:style-name="P278"><text:span text:style-name="T98">snow “landing on” vertical surfaces (the normal map green channel is vertical)<text:line-break/>&lt;particles qty=”5000” dispersionMap=”@layer.normalMap.G”&gt;</text:span></text:p>
          <text:list>
            <text:list-header>
              <text:p text:style-name="P281"><text:span text:style-name="T98">&lt;solid color=”white” w=”1” h=”1” /&gt;</text:span></text:p>
            </text:list-header>
          </text:list>
          <text:p text:style-name="P281"><text:span text:style-name="T98">&lt;/particles&gt;</text:span></text:p>
        </text:list-item>
        <text:list-item>
          <text:p text:style-name="P282"><text:span text:style-name="T99">fall </text:span>leaves<text:line-break/>&lt;particles <text:span text:style-name="T102">qty=”150” </text:span>randomize=”r=360,<text:span text:style-name="T171">tintcolor=#ff0000|#ff00ff</text:span>”&gt;<text:line-break/> <text:tab/>&lt;<text:span text:style-name="T99">modifier type=”tint” rotation=”@r” color=”@tintcolor”</text:span>&gt;<text:line-break/><text:tab/><text:tab/>&lt;image source=”aspenLeaf.jpg” /&gt;<text:line-break/><text:tab/><text:span text:style-name="T99">&lt;/modifier&gt;<text:line-break/><text:tab/>&lt;modifier type=”tint” rotation=”@r” color=”@tintcolor”&gt;<text:line-break/><text:tab/><text:tab/></text:span>&lt;image source=”mapleLeaf.jpg”/&gt;<text:line-break/><text:tab/><text:span text:style-name="T99">&lt;/modifier&gt;</text:span><text:line-break/><text:tab/>&lt;image source=”pineNeedle.jpg” <text:span text:style-name="T171">rotation=”@r”</text:span>&gt;<text:line-break/>&lt;/particles&gt;</text:p>
        </text:list-item>
      </text:list>
      <text:p text:style-name="P185"><text:s/></text:p>
      <text:h text:style-name="Heading_20_3" text:outline-level="3"><text:bookmark-start text:name="__RefHeading___Toc1021_2845503198"/>2.3.<text:span text:style-name="T69">11</text:span> <text:span text:style-name="T103">&lt;numberspace&gt; Layers</text:span><text:bookmark-end text:name="__RefHeading___Toc1021_2845503198"/></text:h>
      <text:p text:style-name="P186"/>
      <text:p text:style-name="P186">Converts to/from another numberspace.</text:p>
      <text:p text:style-name="P26">Additional attributes:</text:p>
      <text:list xml:id="list225414759862603" text:continue-list="list3986949603" text:style-name="L19">
        <text:list-item>
          <text:p text:style-name="P327"><text:span text:style-name="T108">space</text:span> – the space to convert to/from. <text:s/>Built-in options are:</text:p>
          <text:list>
            <text:list-item>
              <text:p text:style-name="P329">polar – polar coordinates</text:p>
            </text:list-item>
            <text:list-item>
              <text:p text:style-name="P330">logpolar – logarithmic polar coordinates (TODO: do we want this?)</text:p>
            </text:list-item>
            <text:list-item>
              <text:p text:style-name="P328">fft AKA fourier – forurier frequency transform</text:p>
            </text:list-item>
            <text:list-item>
              <text:p text:style-name="P327">gradient – gradient domain (only works for grayscale)</text:p>
            </text:list-item>
            <text:list-item>
              <text:p text:style-name="P327">laplace – laplacian pyramid</text:p>
            </text:list-item>
            <text:list-item>
              <text:p text:style-name="P327">dct – discrete cosine transform</text:p>
            </text:list-item>
            <text:list-item>
              <text:p text:style-name="P327">dst – discrete sine transform</text:p>
            </text:list-item>
            <text:list-item>
              <text:p text:style-name="P328"><text:soft-page-break/>haar – haar wavelet transform</text:p>
            </text:list-item>
            <text:list-item>
              <text:p text:style-name="P328">Daubechies – Daubechies wavelet transform</text:p>
            </text:list-item>
            <text:list-item>
              <text:p text:style-name="P331">Symlet – Symlet wavelet transform<text:span text:style-name="T104"> (TODO: do we want this?)</text:span></text:p>
            </text:list-item>
            <text:list-item>
              <text:p text:style-name="P331">Coiflet – Coiflet wavelet transform<text:span text:style-name="T104"> (TODO: do we want this?)</text:span></text:p>
            </text:list-item>
            <text:list-item>
              <text:p text:style-name="P331">Biorthogonal – Biorthogonal wavelet transform<text:span text:style-name="T104"> (TODO: do we want this?)</text:span></text:p>
            </text:list-item>
            <text:list-item>
              <text:p text:style-name="P328"><text:span text:style-name="T105">ReverseBiorthogonal – ReverseBiorthogonal wavelet transform</text:span><text:span text:style-name="T106"> (TODO: do we want this?)</text:span></text:p>
            </text:list-item>
            <text:list-item>
              <text:p text:style-name="P328">DiscreteMeyer – DiscreteMeyer wavelet transform</text:p>
            </text:list-item>
            <text:list-item>
              <text:p text:style-name="P328">Gaussian – Gaussian wavelet transform</text:p>
            </text:list-item>
            <text:list-item>
              <text:p text:style-name="P328">MexicanHat – MexicanHat wavelet transform</text:p>
            </text:list-item>
            <text:list-item>
              <text:p text:style-name="P328">Morlet – Morlet wavelet transform</text:p>
            </text:list-item>
            <text:list-item>
              <text:p text:style-name="P328"><text:span text:style-name="T105">ComplexGaussian – ComplexGaussian wavelet transform</text:span><text:span text:style-name="T106"> (TODO: do we want this?)</text:span></text:p>
            </text:list-item>
            <text:list-item>
              <text:p text:style-name="P328">Shannon – Shannon wavelet transform</text:p>
            </text:list-item>
            <text:list-item>
              <text:p text:style-name="P331">FrequencyBSpline – FrequencyBSpline wavelet transform<text:span text:style-name="T104"> (TODO: do we want this?)</text:span></text:p>
            </text:list-item>
            <text:list-item>
              <text:p text:style-name="P328"><text:span text:style-name="T105">ComplexMorlet – ComplexMorlet wavelet transform</text:span><text:span text:style-name="T106"> (TODO: do we want this?)</text:span></text:p>
            </text:list-item>
            <text:list-item>
              <text:p text:style-name="P329">(x1, x2, …, xn), (y1, y2, …, yn) – custom wavelet defined by points</text:p>
            </text:list-item>
          </text:list>
        </text:list-item>
        <text:list-item>
          <text:p text:style-name="P327">level<text:span text:style-name="T108">s</text:span> – used for some wavelets <text:span text:style-name="T108">this is a range (from,to)</text:span></text:p>
        </text:list-item>
        <text:list-item>
          <text:p text:style-name="P328">mode - used for some wavelets</text:p>
        </text:list-item>
        <text:list-item>
          <text:p text:style-name="P327">invert – reverses the above transformation</text:p>
        </text:list-item>
      </text:list>
      <text:p text:style-name="Text_20_body"/>
      <text:p text:style-name="P99">Recipes:</text:p>
      <text:p text:style-name="codeComment"><text:span text:style-name="T109">&lt;!-- </text:span>Combine details of one image with another --<text:span text:style-name="T109">&gt;</text:span></text:p>
      <text:p text:style-name="code">&lt;numberspace name="recombine" blendMode="add" <text:span text:style-name="T109">invert="true"</text:span>&gt;<text:tab/></text:p>
      <text:p text:style-name="code"><text:tab/>&lt;numberspace space="d<text:span text:style-name="T103">aubechies</text:span>" levels="1,*"&gt;<text:line-break/><text:tab/><text:tab/><text:tab/>&lt;image src="details.jpg" /&gt;<text:line-break/><text:tab/>&lt;/numberspace&gt;</text:p>
      <text:p text:style-name="code"><text:tab/>&lt;numberspace space="d<text:span text:style-name="T103">aubechies</text:span>"&gt;<text:line-break/><text:tab/><text:tab/><text:tab/>&lt;image src="<text:span text:style-name="T109">background</text:span>.jpg" /&gt;<text:line-break/><text:tab/>&lt;/numberspace&gt;</text:p>
      <text:p text:style-name="code">&lt;/numberspace&gt;</text:p>
      <text:p text:style-name="P169"/>
      <text:p text:style-name="codeComment">&lt;!-- radial blur--&gt;</text:p>
      <text:p text:style-name="code">&lt;numberspace name="<text:span text:style-name="T109">polar</text:span>" <text:span text:style-name="T109">invert="true"</text:span>&gt;</text:p>
      <text:p text:style-name="code"><text:tab/><text:span text:style-name="T107">&lt;directionalBlur direction="90"&gt; (TODO: implement this?)</text:span></text:p>
      <text:p text:style-name="code"><text:soft-page-break/><text:tab/><text:tab/><text:tab/>&lt;numberspace name="<text:span text:style-name="T109">polar</text:span>"&gt;<text:line-break/><text:tab/><text:tab/><text:tab/><text:tab/>&lt;image src="<text:span text:style-name="T109">image</text:span>.jpg" /&gt;<text:line-break/><text:tab/><text:tab/><text:tab/>&lt;/numberspace&gt;</text:p>
      <text:p text:style-name="code"><text:tab/><text:span text:style-name="T107">&lt;/directionalBlur&gt;</text:span></text:p>
      <text:p text:style-name="code">&lt;/numberspace&gt;</text:p>
      <text:p text:style-name="Text_20_body"/>
      <text:p text:style-name="P186">2.3.12 &lt;ext&gt; Layers</text:p>
      <text:p text:style-name="P50"/>
      <text:p text:style-name="P81">This tag allows for attaching extensions to a smartimage.</text:p>
      <text:p text:style-name="P81"/>
      <text:p text:style-name="P82">IMPORTANT: If you desire to use this tag to create your own extensions, please reconsider. <text:s/>Then, if not convinced, <text:span text:style-name="T91">read the full section on “Extending” before you proceed.</text:span></text:p>
      <text:p text:style-name="P81"/>
      <text:p text:style-name="P81">It contains all attributes of the &lt;image&gt; tag as well as:</text:p>
      <text:list xml:id="list2091637741" text:style-name="L20">
        <text:list-item>
          <text:p text:style-name="P283"><text:span text:style-name="T48">type=”” </text:span><text:span text:style-name="T49">a uri that positively identifies the extension</text:span></text:p>
        </text:list-item>
      </text:list>
      <text:p text:style-name="P83"/>
      <text:p text:style-name="P112"><text:span text:style-name="T45">The important thing to note is the file=”” attribute </text:span><text:span text:style-name="T50">inherited from &lt;image&gt;</text:span><text:span text:style-name="T45">. <text:s/>This MUST refer to an internal image containing the last-rendered output of the extension.</text:span></text:p>
      <text:p text:style-name="P79"/>
      <text:p text:style-name="P80"><text:span text:style-name="T91">Thus, c</text:span><text:span text:style-name="T49">lients that do not understand </text:span><text:span text:style-name="T90">a particular extension</text:span><text:span text:style-name="T49"> can </text:span><text:span text:style-name="T92">still</text:span><text:span text:style-name="T49"> </text:span><text:span text:style-name="T90">directly</text:span><text:span text:style-name="T49"> treat </text:span><text:span text:style-name="T90">its &lt;ext&gt;</text:span><text:span text:style-name="T49"> tag as an &lt;image&gt; tag, </text:span><text:span text:style-name="T91">simply loading the included file=”” file as a substitute for whatever the extension does</text:span><text:span text:style-name="T49">. <text:s/></text:span><text:span text:style-name="T91">(Caveat: <text:s/>Unlike &lt;image&gt; the child tags must not be processed directly. <text:s/>See below.)</text:span></text:p>
      <text:p text:style-name="P83"/>
      <text:p text:style-name="P111"><text:span text:style-name="T45">Any attribute is considered valid, assum</text:span><text:span text:style-name="T50">ing</text:span><text:span text:style-name="T45"> that </text:span><text:span text:style-name="T50">anything unknown</text:span><text:span text:style-name="T45"> may be an input to the extension.</text:span></text:p>
      <text:p text:style-name="P84"/>
      <text:p text:style-name="P85">Concerning child tags, nothing, not even known tags, are processed. <text:s/>These are all considered input to the extension. <text:s/>Indeed, the constructor of the extension receives verbatim the entire &lt;ext&gt;...&lt;/ext&gt; extracted from the smartimage.</text:p>
      <text:p text:style-name="P85"/>
      <text:p text:style-name="P113"><text:span text:style-name="T51">Therefore, if</text:span><text:span text:style-name="T45"> the extension wants a certain child tag (say, an &lt;image&gt;) to be processed by smartimage, it must call back into the smartimage </text:span><text:span text:style-name="T51">code </text:span><text:span text:style-name="T45">to do so. </text:span></text:p>
      <text:p text:style-name="P83"/>
      <text:p text:style-name="P80"><text:line-break/></text:p>
      <text:p text:style-name="Standard"/>
      <text:h text:style-name="P218" text:outline-level="1"><text:bookmark-start text:name="__RefHeading___Toc649_2507969732"/>3 Forms<text:bookmark-end text:name="__RefHeading___Toc649_2507969732"/></text:h>
      <text:p text:style-name="P33"/>
      <text:p text:style-name="P119"><text:span text:style-name="T145">The concept of forms is u</text:span>sed to allow user-interactive adjustments to be made to values. <text:s/>This is foundational to the concepts of templates and portable plug-ins.</text:p>
      <text:p text:style-name="P119"/>
      <text:p text:style-name="P119">The idiom <text:span text:style-name="T145">here is for the form in the smartimage file to specify </text:span>of what kind each value is, <text:span text:style-name="T145">mean</text:span>while leaving the <text:span text:style-name="T145">display/</text:span>implementation up to the application <text:span text:style-name="T145">itsself</text:span>.</text:p>
      <text:p text:style-name="P32"/>
      <text:p text:style-name="P128">Example:</text:p>
      <text:p text:style-name="code">&lt;form caption="My Form" help="help.html"&gt;</text:p>
      <text:p text:style-name="code"><text:tab/>&lt;preview showBelow="false" showAbove="#ff000088" /&gt;</text:p>
      <text:p text:style-name="code"><text:soft-page-break/><text:tab/>&lt;select name="" multiple="True" textEntry="True"&gt;</text:p>
      <text:p text:style-name="code"><text:tab/><text:tab/><text:tab/>&lt;option caption="value 1"&gt;1&lt;/option&gt;</text:p>
      <text:p text:style-name="code"><text:tab/><text:tab/><text:tab/>&lt;option caption="value 2"&gt;2&lt;/option&gt;</text:p>
      <text:p text:style-name="code"><text:tab/>&lt;/select&gt;</text:p>
      <text:p text:style-name="code"><text:tab/>&lt;image src="" /&gt;</text:p>
      <text:p text:style-name="code"><text:tab/>&lt;text name="" multiline="True" caption="Your text"&gt;contents&lt;/text&gt;</text:p>
      <text:p text:style-name="code"><text:tab/>&lt;color name="" alpha="false" grayscale="false"&gt;#ff0000&lt;/color&gt;</text:p>
      <text:p text:style-name="code"><text:tab/>&lt;numeric name="" min="0" max="360" decimal="False" caption="angle"&gt;45&lt;/numeric&gt;</text:p>
      <text:p text:style-name="code"><text:tab/>&lt;points fixedNumber="False" preview="True" rectangle="True"&gt;</text:p>
      <text:p text:style-name="code"><text:tab/><text:tab/><text:tab/>&lt;point name="p1" /&gt;</text:p>
      <text:p text:style-name="code"><text:tab/><text:tab/><text:tab/>&lt;point name="p2" /&gt;</text:p>
      <text:p text:style-name="code"><text:tab/><text:tab/><text:tab/>&lt;point name="p3" /&gt;</text:p>
      <text:p text:style-name="code"><text:tab/><text:tab/><text:tab/>&lt;point name="p4" /&gt;</text:p>
      <text:p text:style-name="code"><text:tab/>&lt;/points&gt;</text:p>
      <text:p text:style-name="code">&lt;/form&gt;</text:p>
      <text:p text:style-name="P32"/>
      <text:p text:style-name="P123">All form elements have the following attributes:</text:p>
      <text:list xml:id="list2345048898" text:style-name="L21">
        <text:list-item>
          <text:p text:style-name="P284">name – a form element name. <text:s/>Since these are evaluated after id, these may become overridden in the course of image processing. <text:span text:style-name="T143">(default is “”)</text:span></text:p>
        </text:list-item>
        <text:list-item>
          <text:p text:style-name="P285">id – a globally-unique id for this element that can never be overridden. <text:span text:style-name="T120"><text:s/>(default is “”, aka, unconstrained)</text:span></text:p>
        </text:list-item>
        <text:list-item>
          <text:p text:style-name="P284">caption – what do display as the element’s label in the <text:span text:style-name="T140">form. <text:s/>Notice that there is no other label mechanism, so this is important! (default is to use the name, then the id, finally “” if nothing)</text:span></text:p>
        </text:list-item>
        <text:list-item>
          <text:p text:style-name="P284">tooltip – <text:span text:style-name="T139">popup </text:span>tip text <text:span text:style-name="T143">(default is “”, aka, no tooltip)</text:span></text:p>
        </text:list-item>
        <text:list-item>
          <text:p text:style-name="P287">value – the default value. <text:s/>(default is the tag contents, or first &lt;option&gt;)</text:p>
        </text:list-item>
        <text:list-item>
          <text:p text:style-name="P290">hidden – [boolean] the control should be hidden from the user (default is “False”)</text:p>
        </text:list-item>
      </text:list>
      <text:p text:style-name="P124"/>
      <text:p text:style-name="P100">There can be only <text:span text:style-name="T77">form</text:span> one per smartimage xml file. <text:s/>If there is more than one <text:span text:style-name="T77">form tag </text:span>they will be combined into one. <text:s/><text:span text:style-name="T76">The purpose for this is to remove ambiguity when running as well as to encourage modularization.</text:span></text:p>
      <text:p text:style-name="P100"/>
      <text:p text:style-name="P100">Therefore, if you need multiple forms (e.g. for a plugin) then there should be a separate smartimage xml file in the zip.</text:p>
      <text:p text:style-name="P8"/>
      <text:p text:style-name="P128">Notes for application implementors:</text:p>
      <text:p text:style-name="P8"/>
      <text:list xml:id="list3525374472" text:style-name="L22">
        <text:list-item>
          <text:p text:style-name="P291">Forms SHOULD <text:span text:style-name="T111">be the </text:span>first <text:span text:style-name="T111">first sub-element of</text:span> the &lt;smartimage&gt; tag. <text:s/><text:span text:style-name="T9">Since this is optional, applications MUST search the entire document for forms, eg, with xpath //*/form.</text:span></text:p>
        </text:list-item>
        <text:list-item>
          <text:p text:style-name="P292">Forms SHOULD remember the last specified values and therefore also have a “restore defaults” <text:span text:style-name="T136">option somewhere</text:span>. <text:s/><text:span text:style-name="T136">This is feature up to the software implementor, not the &lt;form&gt; designer.</text:span></text:p>
        </text:list-item>
        <text:list-item>
          <text:p text:style-name="P293">Every form SHOULD have Ok(or Apply) and Cancel buttons of some kind. <text:s/>This is up to the implementor<text:span text:style-name="T136">, not the &lt;form&gt; designer.</text:span></text:p>
        </text:list-item>
        <text:list-item>
          <text:p text:style-name="P286">Implementor SHOULD provide some facility to create link references to other values, layers, et cetera. <text:s/>For example, the ability to directly enter the item name, or a picker tool of some sort.</text:p>
        </text:list-item>
      </text:list>
      <text:p text:style-name="P118"/>
      <text:h text:style-name="P220" text:outline-level="2"><text:bookmark-start text:name="__RefHeading___Toc3066_4169638626"/>3.1 <text:span text:style-name="T139">&lt;form&gt; Form Element</text:span><text:bookmark-end text:name="__RefHeading___Toc3066_4169638626"/></text:h>
      <text:p text:style-name="P194">Mainly used as a container <text:span text:style-name="T145">for the sub-elements</text:span>.</text:p>
      <text:p text:style-name="P194"><text:soft-page-break/>Additional attributes:</text:p>
      <text:list xml:id="list1166560681" text:style-name="L23">
        <text:list-item>
          <text:p text:style-name="P332">help – specify an html file that can optionally be displayed by the application. <text:s/><text:span text:style-name="T140">How (and if) a user gets to this is entirely up to the implementation.<text:line-break/><text:line-break/>NOTE: all assets referred to in the html file may reside online or in the smartimage, therefore:<text:line-break/>1) Implementors should account for this with their html viewer.<text:line-break/>2) &lt;form&gt; creators should consider including images in the smartimage for offline viewing, BUT also be good citizens and include only the bare minimum since every smartimage will get copies!</text:span></text:p>
        </text:list-item>
      </text:list>
      <text:h text:style-name="P220" text:outline-level="2"><text:bookmark-start text:name="__RefHeading___Toc3068_4169638626"/><text:span text:style-name="T140">3.2 </text:span>&lt;preview&gt; Form Element<text:bookmark-end text:name="__RefHeading___Toc3068_4169638626"/></text:h>
      <text:p text:style-name="P119"/>
      <text:p text:style-name="P119">The implementing software might choose to implement the form as a <text:span text:style-name="T136">freestanding component, such as a</text:span> dialog <text:span text:style-name="T136">or </text:span>may temporarily <text:span text:style-name="T136">change the main image view</text:span> to display this preview <text:span text:style-name="T136">in-place</text:span>.</text:p>
      <text:p text:style-name="P119"/>
      <text:p text:style-name="P129">Note that there need not be any preview at all, if that’s not something we’re interested in.</text:p>
      <text:p text:style-name="P119"/>
      <text:p text:style-name="P119">A<text:span text:style-name="T143">dditional a</text:span>ttributes:</text:p>
      <text:list xml:id="list4012216987" text:style-name="L24">
        <text:list-item>
          <text:p text:style-name="P294">showBelow – show the layers below this layer (default=False)<text:line-break/>can be true, false, or a color to shade the combined layer mask <text:line-break/><text:span text:style-name="T138">it is SUGGESTED that a user be allowed to change this on the fly e.g. with a pop-up menu</text:span></text:p>
        </text:list-item>
        <text:list-item>
          <text:p text:style-name="P295">showAbove – show the layers above this layer (default=False)<text:line-break/>can be true, false, or a color to shade the combined layer mask <text:line-break/><text:span text:style-name="T138">it is SUGGESTED that a user be allowed to change this on the fly e.g. with a pop-up menu</text:span></text:p>
        </text:list-item>
      </text:list>
      <text:p text:style-name="P122"/>
      <text:p text:style-name="P122">When implementing as a freestanding component, it is RECOMMENDED:</text:p>
      <text:list xml:id="list753712499" text:style-name="L25">
        <text:list-item>
          <text:p text:style-name="P297">That the preview window should be fully scrollable and zoomable so that the user can inspect in detail the expected results of the operation.</text:p>
        </text:list-item>
        <text:list-item>
          <text:p text:style-name="P333"><text:span text:style-name="T116">The image preview be displayed in </text:span><text:span text:style-name="T119">specified</text:span><text:span text:style-name="T116"> order within the form, e.g.<text:line-break/></text:span><text:span text:style-name="T118">&lt;</text:span><text:span text:style-name="T128">text caption=”A” </text:span><text:span text:style-name="T118">/&gt;</text:span><text:span text:style-name="T116"> </text:span><text:span text:style-name="T118"><text:s/></text:span><text:span text:style-name="T113">&lt;!-- </text:span><text:span text:style-name="T114">shows before the</text:span><text:span text:style-name="T113"> first preview --&gt;</text:span><text:span text:style-name="T116"><text:line-break/></text:span><text:span text:style-name="T118">&lt;preview/&gt;</text:span><text:span text:style-name="T116"><text:line-break/></text:span><text:span text:style-name="T118">&lt;</text:span><text:span text:style-name="T128">text caption=”</text:span><text:span text:style-name="T130">B</text:span><text:span text:style-name="T128">” </text:span><text:span text:style-name="T118">/&gt;</text:span><text:span text:style-name="T116"> </text:span><text:span text:style-name="T118"><text:s/></text:span><text:span text:style-name="T113">&lt;!-- </text:span><text:span text:style-name="T114">shows after the</text:span><text:span text:style-name="T113"> first preview --&gt;</text:span><text:span text:style-name="T116"><text:line-break/></text:span><text:span text:style-name="T118">&lt;preview/&gt;</text:span><text:span text:style-name="T116"><text:line-break/></text:span><text:span text:style-name="T118">&lt;</text:span><text:span text:style-name="T128">text caption=”</text:span><text:span text:style-name="T130">C</text:span><text:span text:style-name="T128">” </text:span><text:span text:style-name="T118">/&gt;</text:span><text:span text:style-name="T116"> </text:span><text:span text:style-name="T118"><text:s/></text:span><text:span text:style-name="T113">&lt;!-- </text:span><text:span text:style-name="T114">shows after the</text:span><text:span text:style-name="T113"> </text:span><text:span text:style-name="T114">second</text:span><text:span text:style-name="T113"> preview --&gt;</text:span></text:p>
        </text:list-item>
      </text:list>
      <text:p text:style-name="P130"/>
      <text:p text:style-name="P123"><text:span text:style-name="T118">W</text:span><text:span text:style-name="T116">hen implementing in-place, it is RECOMMENDED:</text:span></text:p>
      <text:list xml:id="list2363046960" text:style-name="L26">
        <text:list-item>
          <text:p text:style-name="P298">There be some facility to handle when a user specifies more than one &lt;preview&gt; tag.</text:p>
        </text:list-item>
      </text:list>
      <text:p text:style-name="P130"/>
      <text:h text:style-name="P221" text:outline-level="2"><text:bookmark-start text:name="__RefHeading___Toc3070_4169638626"/><text:span text:style-name="T137">3.</text:span>3 &lt;text&gt; Form Element<text:bookmark-end text:name="__RefHeading___Toc3070_4169638626"/></text:h>
      <text:p text:style-name="P133"/>
      <text:p text:style-name="P136">A freeform text entry box</text:p>
      <text:p text:style-name="P133"/>
      <text:p text:style-name="P120">A<text:span text:style-name="T143">dditional a</text:span>ttributes:</text:p>
      <text:list xml:id="list225413984774999" text:continue-list="list4012216987" text:style-name="L24">
        <text:list-item>
          <text:p text:style-name="P288"><text:span text:style-name="T132">m</text:span><text:span text:style-name="T116">ultiline – [boolean] whether to allow multiline text (default is False)</text:span></text:p>
        </text:list-item>
      </text:list>
      <text:p text:style-name="P133"><text:soft-page-break/></text:p>
      <text:h text:style-name="P221" text:outline-level="2"><text:bookmark-start text:name="__RefHeading___Toc3072_4169638626"/>3.4 &lt;<text:span text:style-name="T143">numeric</text:span>&gt; <text:span text:style-name="T143">Form Element</text:span><text:bookmark-end text:name="__RefHeading___Toc3072_4169638626"/></text:h>
      <text:p text:style-name="P136"/>
      <text:p text:style-name="P136">A numerical value entry device. <text:s/>This can be as simple as a constrained text box and/or a dial or slider to select from a range.</text:p>
      <text:p text:style-name="P134"/>
      <text:p text:style-name="P120">A<text:span text:style-name="T143">dditional a</text:span>ttributes:</text:p>
      <text:list xml:id="list225415033262228" text:continue-numbering="true" text:style-name="L24">
        <text:list-item>
          <text:p text:style-name="P299">min – optional minimum value allowed (default is “”, aka, unconstrained)</text:p>
        </text:list-item>
        <text:list-item>
          <text:p text:style-name="P299">max – optional maximum value allowed (default is “”, aka, unconstrained)</text:p>
        </text:list-item>
        <text:list-item>
          <text:p text:style-name="P288"><text:span text:style-name="T131">d</text:span><text:span text:style-name="T116">ecimal – whether or not to allow decimal numbers (default is True) </text:span></text:p>
        </text:list-item>
      </text:list>
      <text:p text:style-name="P136"/>
      <text:p text:style-name="P133"/>
      <text:h text:style-name="Heading_20_2" text:outline-level="2"><text:bookmark-start text:name="__RefHeading___Toc3074_4169638626"/>3.5 &lt;select&gt; and &lt;option&gt; Form Elements<text:bookmark-end text:name="__RefHeading___Toc3074_4169638626"/></text:h>
      <text:p text:style-name="P136"/>
      <text:p text:style-name="P137">Similar to html, &lt;select&gt; is used to contain a set of &lt;option&gt;s.</text:p>
      <text:p text:style-name="P135"/>
      <text:p text:style-name="P121"><text:span text:style-name="T144">Select a</text:span>ttributes:</text:p>
      <text:list xml:id="list225414500892342" text:continue-numbering="true" text:style-name="L24">
        <text:list-item>
          <text:p text:style-name="P289"><text:span text:style-name="T121">multiple</text:span><text:span text:style-name="T116"> – </text:span><text:span text:style-name="T121">multiple selection</text:span><text:span text:style-name="T116"> allowed (default is </text:span><text:span text:style-name="T121">False</text:span><text:span text:style-name="T116">)<text:line-break/></text:span><text:span text:style-name="T121">Changing this may completely change the UI, for instance, changing from radio buttons to checkboxes.</text:span></text:p>
        </text:list-item>
        <text:list-item>
          <text:p text:style-name="P300">textEntry – allow freeform text entry as well, such as in a combo box (default is False)</text:p>
        </text:list-item>
      </text:list>
      <text:p text:style-name="P137"/>
      <text:p text:style-name="P138">Option tags are basic form elements, except that “value” changes meaning slightly to become that value which is assigned to the containing &lt;select&gt; upon selection.</text:p>
      <text:p text:style-name="P136"/>
      <text:h text:style-name="P221" text:outline-level="2"><text:bookmark-start text:name="__RefHeading___Toc3076_4169638626"/>3.6 <text:span text:style-name="T142">&lt;color</text:span>&gt; Form Element<text:bookmark-end text:name="__RefHeading___Toc3076_4169638626"/></text:h>
      <text:p text:style-name="P136"/>
      <text:p text:style-name="P138">This is a normal color value, but called out specifically so that the user interface knows to use its color selector control.</text:p>
      <text:p text:style-name="P138"/>
      <text:p text:style-name="P138">It is also RECOMMENDED that this can value can be selected from the current layer or combined layers by a color picker (“eyedropper”) tool. </text:p>
      <text:p text:style-name="P138"/>
      <text:p text:style-name="P138">Additional attributes:</text:p>
      <text:list xml:id="list82345214" text:style-name="L27">
        <text:list-item>
          <text:p text:style-name="P301"><text:span text:style-name="T119">alpha – </text:span><text:span text:style-name="T122">[boolean] include alpha channel in the color selection (default=</text:span><text:span text:style-name="T134">see note below</text:span><text:span text:style-name="T122">)</text:span></text:p>
        </text:list-item>
        <text:list-item>
          <text:p text:style-name="P301"><text:span text:style-name="T119">grayscale – </text:span><text:span text:style-name="T122">[boolean] select a grayscale, rather than a color, value (default=</text:span><text:span text:style-name="T134">see note below</text:span><text:span text:style-name="T122">)</text:span></text:p>
        </text:list-item>
      </text:list>
      <text:p text:style-name="P138"/>
      <text:p text:style-name="P163"><text:span text:style-name="T122">N</text:span><text:span text:style-name="T116">OTE: </text:span><text:span text:style-name="T135">Default</text:span><text:span text:style-name="T116"> alpha and grayscale </text:span><text:span text:style-name="T135">are</text:span><text:span text:style-name="T116"> inferred </text:span><text:span text:style-name="T135">from value= attribute</text:span><text:span text:style-name="T116">, unless specified explicitly.</text:span></text:p>
      <text:p text:style-name="P143"><text:tab/>“#gg” - alpha=False, grayscale=True</text:p>
      <text:p text:style-name="P143"><text:tab/>“#ggaa” - alpha=True, grayscale=True</text:p>
      <text:p text:style-name="P143"><text:tab/>“#rrggbb” - alpha=False, grayscale=False</text:p>
      <text:p text:style-name="P143"><text:tab/>“#rrggbbaa” - alpha=True, grayscale=False</text:p>
      <text:p text:style-name="P143"><text:tab/>unspecified/unknown - alpha=False, grayscale=False</text:p>
      <text:p text:style-name="P143"><text:tab/></text:p>
      <text:h text:style-name="Heading_20_2" text:outline-level="2"><text:bookmark-start text:name="__RefHeading___Toc3078_4169638626"/><text:soft-page-break/>3.7 <text:span text:style-name="T141">&lt;points</text:span>&gt; and &lt;point&gt; Form Elements<text:bookmark-end text:name="__RefHeading___Toc3078_4169638626"/></text:h>
      <text:p text:style-name="P132"/>
      <text:p text:style-name="P125"><text:span text:style-name="T116">&lt;point</text:span><text:span text:style-name="T123">s</text:span><text:span text:style-name="T116">&gt; </text:span><text:span text:style-name="T123">is a container to hold point tags, and is useful for doing things like rectangular selections or lists of points. <text:s/></text:span><text:span text:style-name="T125">Depending on the attributes, the application MAY include an add/remove point tool, or switch over to a rectangular selection tool.</text:span></text:p>
      <text:p text:style-name="P139"/>
      <text:p text:style-name="P140">Points attributes:</text:p>
      <text:list xml:id="list3412135499" text:style-name="L28">
        <text:list-item>
          <text:p text:style-name="P302"><text:span text:style-name="T124">fixedNumber – </text:span><text:span text:style-name="T116">[boolean] this contains a fixed number of points, as opposed to having them able to be added/removed. (default=True)</text:span></text:p>
        </text:list-item>
        <text:list-item>
          <text:p text:style-name="P302"><text:span text:style-name="T133">preview</text:span><text:span text:style-name="T124"> – </text:span><text:span text:style-name="T116">display all of the child points unless otherwise specified (default=False)</text:span></text:p>
        </text:list-item>
        <text:list-item>
          <text:p text:style-name="P303"><text:span text:style-name="T124">rectangle – </text:span><text:span text:style-name="T125">constrain the points to a rectangle. <text:s/>(default=False)<text:line-break/>1) This also could imply switching to a rectangular selection tool.<text:line-break/>2) This implies exactly, and only two child &lt;point&gt; items, therefore:<text:line-break/><text:tab/>a) fixedNumber MUST always be treated as True, regardless of what the value is<text:line-break/><text:tab/>b) if there are more than two child points, only the first two are used<text:line-break/><text:tab/>c) if there are less than two child points, they are automatically added by implication<text:line-break/><text:tab/><text:tab/>e.g. it is perfectly valid to say &lt;points rectangle=”true” display=”true” /&gt;<text:line-break/> <text:s/></text:span></text:p>
        </text:list-item>
      </text:list>
      <text:p text:style-name="P126"><text:span text:style-name="T123">&lt;</text:span><text:span text:style-name="T116">point&gt; represents a single x,y point. <text:s/></text:span></text:p>
      <text:p text:style-name="P139"/>
      <text:p text:style-name="P140">Point attributes:</text:p>
      <text:list xml:id="list2867536319" text:style-name="L29">
        <text:list-item>
          <text:p text:style-name="P334"><text:span text:style-name="T133">preview</text:span><text:span text:style-name="T123"> – [boolean] hint to the ui that this point should show on the immediately preceding preview. <text:s/>T</text:span><text:span text:style-name="T117">his </text:span><text:span text:style-name="T123">should</text:span><text:span text:style-name="T117"> automatically receive a </text:span><text:span text:style-name="T123">new</text:span><text:span text:style-name="T117"> value if th</text:span><text:span text:style-name="T123">is</text:span><text:span text:style-name="T117"> marker is dragged. </text:span><text:span text:style-name="T123">(default is the containing &lt;points&gt; tag’s value, or if there is none, ”False”)<text:line-break/><text:line-break/></text:span><text:span text:style-name="T129">Example:</text:span><text:span text:style-name="T117"><text:line-break/><text:tab/></text:span><text:span text:style-name="T118">&lt;</text:span><text:span text:style-name="T127"> point</text:span><text:span text:style-name="T118"> </text:span><text:span text:style-name="T127">value</text:span><text:span text:style-name="T118">=”</text:span><text:span text:style-name="T127">0,0</text:span><text:span text:style-name="T118">” </text:span><text:span text:style-name="T133">preview</text:span><text:span text:style-name="T127">=”true”</text:span><text:span text:style-name="T118">/&gt;</text:span><text:span text:style-name="T117"> </text:span><text:span text:style-name="T118"><text:s/></text:span><text:span text:style-name="T113">&lt;!-- displays on the first preview --&gt;</text:span><text:span text:style-name="T117"><text:line-break/><text:tab/></text:span><text:span text:style-name="T118">&lt;preview/&gt;<text:line-break/><text:tab/>&lt;</text:span><text:span text:style-name="T127"> point</text:span><text:span text:style-name="T118"> </text:span><text:span text:style-name="T127">value</text:span><text:span text:style-name="T118">=”</text:span><text:span text:style-name="T127">10,10</text:span><text:span text:style-name="T118">” </text:span><text:span text:style-name="T133">preview</text:span><text:span text:style-name="T127">=”true”</text:span><text:span text:style-name="T118">/&gt; <text:s/></text:span><text:span text:style-name="T113">&lt;!-- displays on the first preview --&gt;</text:span><text:span text:style-name="T117"><text:line-break/><text:tab/></text:span><text:span text:style-name="T118">&lt;preview/&gt;<text:line-break/><text:tab/>&lt;</text:span><text:span text:style-name="T127"> point</text:span><text:span text:style-name="T118"> </text:span><text:span text:style-name="T127">value</text:span><text:span text:style-name="T118">=”</text:span><text:span text:style-name="T127">10,10</text:span><text:span text:style-name="T118">” </text:span><text:span text:style-name="T133">preview</text:span><text:span text:style-name="T127">=”true”</text:span><text:span text:style-name="T118">/&gt; </text:span><text:span text:style-name="T113">&lt;!-- displays on the second preview --&gt;</text:span></text:p>
        </text:list-item>
      </text:list>
      <text:list xml:id="list225414019376150" text:continue-list="list225414500892342" text:style-name="L24">
        <text:list-item>
          <text:p text:style-name="P296"><text:span text:style-name="T123">center – hint to the ui that this point should display as center marker rather than a single point<text:line-break/>Does nothing unless </text:span><text:span text:style-name="T133">preview</text:span><text:span text:style-name="T123">=True. <text:s/>This also implies that the default value should be the layer center.<text:line-break/>(default=False)</text:span></text:p>
        </text:list-item>
      </text:list>
      <text:p text:style-name="P131"/>
      <text:h text:style-name="Heading_20_2" text:outline-level="2"><text:bookmark-start text:name="__RefHeading___Toc3080_4169638626"/>3.8 &lt;image&gt; Form Elements<text:bookmark-end text:name="__RefHeading___Toc3080_4169638626"/></text:h>
      <text:p text:style-name="P141"/>
      <text:p text:style-name="P127"><text:span text:style-name="T116">Works exactly the same as the </text:span><text:span text:style-name="T126">&lt;</text:span><text:span text:style-name="T116">image</text:span><text:span text:style-name="T126">&gt;</text:span><text:span text:style-name="T116"> layer tag, but can be used here to include a file open ability.</text:span></text:p>
      <text:p text:style-name="P141"/>
      <text:p text:style-name="P142">Also, all of the form element attributes are supported, so one can do, for instance:<text:line-break/><text:tab/>&lt;image tooltip=”the mask image to use” /&gt;<text:line-break/>which would be meaningless outside of a form.</text:p>
      <text:h text:style-name="Heading_20_1" text:outline-level="1"><text:bookmark-start text:name="__RefHeading___Toc651_2507969732"/>4. <text:span text:style-name="T19">Implementation Details</text:span><text:bookmark-end text:name="__RefHeading___Toc651_2507969732"/></text:h>
      <text:p text:style-name="P1"/>
      <text:h text:style-name="Heading_20_2" text:outline-level="2"><text:bookmark-start text:name="__RefHeading___Toc1023_2845503198"/><text:soft-page-break/>4.1 Saving<text:bookmark-end text:name="__RefHeading___Toc1023_2845503198"/></text:h>
      <text:p text:style-name="P1"/>
      <text:h text:style-name="Heading_20_3" text:outline-level="3"><text:bookmark-start text:name="__RefHeading___Toc1025_2845503198"/>4.1.1 Future Proofing<text:bookmark-end text:name="__RefHeading___Toc1025_2845503198"/></text:h>
      <text:p text:style-name="P44"/>
      <text:p text:style-name="P44">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text:bookmark-start text:name="__RefHeading___Toc1027_2845503198"/><text:span text:style-name="T166">4</text:span>.1.2 Optimization<text:bookmark-end text:name="__RefHeading___Toc1027_2845503198"/></text:h>
      <text:p text:style-name="P1"/>
      <text:p text:style-name="P38">The user SHOULD be given two options for saving: optimized or non-optimized.</text:p>
      <text:p text:style-name="P38"/>
      <text:p text:style-name="P38"><text:span text:style-name="T14">O</text:span>ptimized <text:span text:style-name="T14">mode implies</text:span>:</text:p>
      <text:list xml:id="list3212196016" text:style-name="L30">
        <text:list-item>
          <text:p text:style-name="P304">Removes unused Id’s</text:p>
        </text:list-item>
        <text:list-item>
          <text:p text:style-name="P304">Then removes non isChild layers that id’s refer to.</text:p>
        </text:list-item>
        <text:list-item>
          <text:p text:style-name="P306">Layers that do the same thing joined together and attached via links</text:p>
        </text:list-item>
        <text:list-item>
          <text:p text:style-name="P307">remove unused resources from the zip</text:p>
        </text:list-item>
        <text:list-item>
          <text:p text:style-name="P308">OPTIONAL permanently shrink scaled-down image assets before saving – since pixels are lost, this should be presented to the user as a checkbox or other ui element.</text:p>
        </text:list-item>
      </text:list>
      <text:p text:style-name="P38"/>
      <text:p text:style-name="P38">Either mode MAY make any of the following optimizations:</text:p>
      <text:list xml:id="list2009874959" text:style-name="L31">
        <text:list-item>
          <text:p text:style-name="P305">Remove trailing whitespace from XML</text:p>
        </text:list-item>
        <text:list-item>
          <text:p text:style-name="P305">Remove indention and end-of-lines from XML (NOT RECOMMENDED in the interest of preserving readability)</text:p>
        </text:list-item>
      </text:list>
      <text:p text:style-name="P43"/>
      <text:h text:style-name="Heading_20_3" text:outline-level="3"><text:bookmark-start text:name="__RefHeading___Toc1029_2845503198"/><text:span text:style-name="T166">4</text:span>.1.3 Compression<text:bookmark-end text:name="__RefHeading___Toc1029_2845503198"/></text:h>
      <text:p text:style-name="P38"/>
      <text:p text:style-name="P38">In the interest of loading speed it is RECOMMENDED in the zipped file to compress only text-based members. <text:s/>For instance, compress a .xml but only store a .jpeg</text:p>
      <text:p text:style-name="P38"/>
      <text:h text:style-name="Heading_20_3" text:outline-level="3"><text:bookmark-start text:name="__RefHeading___Toc1031_2845503198"/><text:span text:style-name="T166">4</text:span>.1.4 Format Extensions and Mime <text:span text:style-name="T22">Type</text:span><text:bookmark-end text:name="__RefHeading___Toc1031_2845503198"/></text:h>
      <text:p text:style-name="P46"/>
      <text:p text:style-name="P46">The file extension for smart images is .simg</text:p>
      <text:p text:style-name="P46">For templates the extension is .simt</text:p>
      <text:p text:style-name="P46">The distinction is for user-friendly reading and icon rendering, alone. <text:s/>Any application MUST handle each file type identically.</text:p>
      <text:p text:style-name="P46"/>
      <text:p text:style-name="P46">The mime type is: image/xml+smartimage</text:p>
      <text:p text:style-name="P38"/>
      <text:h text:style-name="Heading_20_2" text:outline-level="2"><text:bookmark-start text:name="__RefHeading___Toc1033_2845503198"/>4.2 Rendering <text:span text:style-name="T19">and</text:span> Size Algorithm<text:bookmark-end text:name="__RefHeading___Toc1033_2845503198"/></text:h>
      <text:p text:style-name="P41"/>
      <text:p text:style-name="P40"><text:soft-page-break/>There are two different rendering modes <text:span text:style-name="T21">implied</text:span>:</text:p>
      <text:list xml:id="list4083631742" text:style-name="L32">
        <text:list-item>
          <text:p text:style-name="P309">Optimal – only draw <text:span text:style-name="T21">only </text:span>the necessary portions of each layer<text:line-break/><text:span text:style-name="T21">This is REQUIRED, for obvious reasons, but what is also REQUIRED is that pixels that go temporarily out of bounds MUST be maintained. <text:s/>For instance, the following sort of thing must not clip:</text:span></text:p>
          <text:p text:style-name="P335">&lt;group rotate=”-45”&gt; <text:span text:style-name="T115">&lt;!-- rotates lost bits back into view --&gt;</text:span><text:line-break/><text:tab/>&lt;image rotate=”45” /&gt;<text:span text:style-name="T115">&lt;!-- loses bits off the edge - -&gt;</text:span><text:line-break/>&lt;/group&gt;</text:p>
        </text:list-item>
        <text:list-item>
          <text:p text:style-name="P310">Full – draw each layer in its entirety (<text:span text:style-name="T21">only needed</text:span> for user interfaces)</text:p>
        </text:list-item>
      </text:list>
      <text:p text:style-name="P38"/>
      <text:p text:style-name="P45">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45"/>
      <text:p text:style-name="P45">Geometry operations MUST be applied to the layer mask as well.</text:p>
      <text:p text:style-name="P45"/>
      <text:p text:style-name="P45">Geometry, and certain pixel operations (e.g. blur) MUST be applied to region of interest.</text:p>
      <text:p text:style-name="P45"/>
      <text:h text:style-name="Heading_20_2" text:outline-level="2"><text:bookmark-start text:name="__RefHeading___Toc2929_4282119740"/>4.3 Extending<text:bookmark-end text:name="__RefHeading___Toc2929_4282119740"/></text:h>
      <text:p text:style-name="P101"/>
      <text:h text:style-name="Heading_20_3" text:outline-level="3"><text:bookmark-start text:name="__RefHeading___Toc2931_4282119740"/>4.3.1 Plugins<text:bookmark-end text:name="__RefHeading___Toc2931_4282119740"/></text:h>
      <text:p text:style-name="P101"/>
      <text:p text:style-name="P108">Unlike most implementations that treat plug-ins as a component of the application, smartimage treats them as part of the image which uses them. <text:s/>The huge compatibility advantage soon becomes obvious. <text:s/>Suppose application A runs its own lens flare plugin… <text:s/>in other formats, a later application, B, knows nothing of what happened. <text:s/>In smartimge this is recorded and the user B may adjust the lens flare without B even knowing what it is!</text:p>
      <text:p text:style-name="P108"/>
      <text:p text:style-name="P108">Plugins are stored simply smartimage .xml files named something other than the default “smartimage.xml” and <text:span text:style-name="T147">always</text:span> contained within the same smartimage zip where they are used.</text:p>
      <text:p text:style-name="P109"/>
      <text:p text:style-name="P110">Since a very complex smartimage may contain many plugins, it is highly recommended that plugins be placed under a /plugins directory <text:span text:style-name="T147">with</text:span>in the zip.</text:p>
      <text:p text:style-name="P108"/>
      <text:h text:style-name="Heading_20_4" text:outline-level="4"><text:bookmark-start text:name="__RefHeading___Toc3871_81488449"/>4.2.2.1 &lt;form&gt; Elements<text:bookmark-end text:name="__RefHeading___Toc3871_81488449"/></text:h>
      <text:p text:style-name="P108"/>
      <text:p text:style-name="P108">Each <text:span text:style-name="T89">plugin MUST</text:span> contain a &lt;form&gt; with which the user can make adjustments. (Unless <text:span text:style-name="T89">there are no user-modifiable settings</text:span>.)</text:p>
      <text:p text:style-name="P108"/>
      <text:p text:style-name="P108">NOTE: Implementors MAY NOT omit the &lt;form&gt; in favor of their own user interface. <text:s/>This would break compatibility, and is therefore, explicitly forbidden. <text:s/><text:span text:style-name="T89">An implementor may ONLY substitute their own user interface if it also saves out a &lt;form&gt; tag which is well-designed and fully usable.</text:span></text:p>
      <text:p text:style-name="P108"/>
      <text:h text:style-name="Heading_20_4" text:outline-level="4"><text:bookmark-start text:name="__RefHeading___Toc3873_81488449"/><text:soft-page-break/>4.2.2.2 Implicit Variables<text:bookmark-end text:name="__RefHeading___Toc3873_81488449"/></text:h>
      <text:p text:style-name="P144"/>
      <text:p text:style-name="P144">Variables within the plugin are used in exactly the same way normal smartimage variables.</text:p>
      <text:p text:style-name="P144"/>
      <text:p text:style-name="P144">The <text:span text:style-name="T149">@children</text:span> variable becomes especially important as you can <text:span text:style-name="T148">apply the</text:span> plugin <text:span text:style-name="T148">to a group of layers </text:span>like:</text:p>
      <text:p text:style-name="code">&lt;plugin src=”myPlugin.xml”&gt;</text:p>
      <text:p text:style-name="code"><text:tab/><text:span text:style-name="T148">&lt;image src=”” /&gt;</text:span></text:p>
      <text:p text:style-name="code"><text:tab/>...</text:p>
      <text:p text:style-name="code">&lt;/plugin&gt;</text:p>
      <text:p text:style-name="code"/>
      <text:p text:style-name="P214">In addition, there are two more implicit variables @top and @bottom which are used to implement new blend modes.</text:p>
      <text:p text:style-name="P108"/>
      <text:p text:style-name="P101"/>
      <text:h text:style-name="Heading_20_3" text:outline-level="3"><text:bookmark-start text:name="__RefHeading___Toc2933_4282119740"/>4.3.2 Extensions<text:bookmark-end text:name="__RefHeading___Toc2933_4282119740"/></text:h>
      <text:p text:style-name="P101"/>
      <text:p text:style-name="P101">Many <text:span text:style-name="T81">3</text:span><text:span text:style-name="T79">rd</text:span><text:span text:style-name="T81"> party </text:span>developers will jump <text:span text:style-name="T81">directly </text:span>to this section, thinking, “okay, this is easy. <text:s/>I’ll just add my xyz thing as an extension”. <text:s/>It is not easy. <text:s/><text:span text:style-name="T81">It’s </text:span><text:span text:style-name="T37">designed</text:span><text:span text:style-name="T81"> to be not easy.</text:span> <text:s/>Using a combination of built-in operations and plugins is almost always a better idea.</text:p>
      <text:p text:style-name="P101"/>
      <text:p text:style-name="P103">3<text:span text:style-name="T78">rd</text:span> parties releasing unsupported extensions may be subject to legal action! <text:s/>So DON’T DO IT!</text:p>
      <text:p text:style-name="P101"/>
      <text:p text:style-name="P104">Extensions must meet the following requirements:</text:p>
      <text:list xml:id="list669133837" text:style-name="L33">
        <text:list-item>
          <text:p text:style-name="P311">Must submit a painfully detailed open source specification <text:span text:style-name="T82">document</text:span> (at least as good as this one) with everything needed to implement the extension.</text:p>
        </text:list-item>
        <text:list-item>
          <text:p text:style-name="P312">Must submit a modification of the sample implementation capable of using, in full, the extension.</text:p>
          <text:list>
            <text:list-item>
              <text:p text:style-name="P312">This must contain the bulk of the new code in its own module.</text:p>
            </text:list-item>
            <text:list-item>
              <text:p text:style-name="P313">It must be adequately labeled as being NOT supported by smartimage, and a REFERENCE ONLY implementation.</text:p>
            </text:list-item>
          </text:list>
        </text:list-item>
        <text:list-item>
          <text:p text:style-name="P311">May not rely on any closed-source, patented, copyrighted, or otherwise encumbered material or libraries. <text:s/><text:span text:style-name="T83">Suitable license information should be included for every file/module.</text:span></text:p>
        </text:list-item>
        <text:list-item>
          <text:p text:style-name="P314">All submitted material becomes the property of the smartimage group, and upon acceptance, may be hosted for download.</text:p>
        </text:list-item>
        <text:list-item>
          <text:p text:style-name="P314">During the course of evaluation, the smartimage group may make changes to the submitted material at will. <text:s/>These changes may be discussed with the submitter on an advisarory-only level, but the smartimage group retains full authority. <text:s/>Therefore, it is fully possible for smartimage to “accept” an extension that is nothing like what the submitter requested or wanted!</text:p>
        </text:list-item>
      </text:list>
      <text:p text:style-name="P101"/>
      <text:p text:style-name="P101">Extensions will be judged upon the following criteria:</text:p>
      <text:list xml:id="list2054057292" text:style-name="L34">
        <text:list-item>
          <text:p text:style-name="P315">Does it meet the requirements above?</text:p>
        </text:list-item>
        <text:list-item>
          <text:p text:style-name="P315">Is it <text:span text:style-name="T80">impossible to do </text:span>with built-in tools and plugins?</text:p>
        </text:list-item>
        <text:list-item>
          <text:p text:style-name="P315">Does it contribute substantial <text:span text:style-name="T84">and useful </text:span>value to the community at large?</text:p>
        </text:list-item>
        <text:list-item>
          <text:p text:style-name="P316">And finally, should the extension be incorporated into a future release of the format itself?</text:p>
        </text:list-item>
      </text:list>
      <text:p text:style-name="P102"/>
      <text:p text:style-name="P102"><text:soft-page-break/>Making this assessment can take any amount of time.</text:p>
      <text:p text:style-name="P102"/>
      <text:p text:style-name="P107">In the event of rejection:</text:p>
      <text:list xml:id="list1902741237" text:style-name="L35">
        <text:list-item>
          <text:p text:style-name="P317">Unless explicitly stated, all decisions are considered final, without hope for appeal.</text:p>
        </text:list-item>
        <text:list-item>
          <text:p text:style-name="P318">Submitter may <text:span text:style-name="T93">alternatively</text:span> <text:span text:style-name="T88">create</text:span> their own format, but keeping in mind that the smartimage format is proprietary and may not be used <text:span text:style-name="T88">or implied</text:span> in any form.</text:p>
        </text:list-item>
        <text:list-item>
          <text:p text:style-name="P318">The good news is that the reference code is <text:span text:style-name="T88">fully </text:span>open source and may be leveraged (according to its license requirements) in implementing any new format.</text:p>
        </text:list-item>
      </text:list>
      <text:list xml:id="list225415230535429" text:continue-list="list2054057292" text:style-name="L34">
        <text:list-header>
          <text:p text:style-name="P316"/>
        </text:list-header>
      </text:list>
      <text:p text:style-name="P102">Repeated requests, demands for deadlines, resubmittals, or general annoyingness can result in the submitting individual/organization being permanently blacklisted. <text:s/>So <text:span text:style-name="T81">you </text:span>don’t <text:span text:style-name="T81">want to </text:span>do <text:span text:style-name="T81">that either</text:span>.</text:p>
      <text:p text:style-name="P102"/>
      <text:p text:style-name="P102"/>
      <text:h text:style-name="Heading_20_3" text:outline-level="3"><text:bookmark-start text:name="__RefHeading___Toc2935_4282119740"/>4.3.3 In-house / <text:span text:style-name="T87">scholarly use</text:span><text:bookmark-end text:name="__RefHeading___Toc2935_4282119740"/></text:h>
      <text:p text:style-name="P105"/>
      <text:p text:style-name="P105">It is <text:span text:style-name="T85">conceivable</text:span> that the power to add an extension might be useful in research <text:span text:style-name="T85">and/or as component of a multi-stage image processing system</text:span>.</text:p>
      <text:p text:style-name="P105"/>
      <text:p text:style-name="P106">This use is allowed, provided:</text:p>
      <text:list xml:id="list1052928648" text:style-name="L36">
        <text:list-item>
          <text:p text:style-name="P319">It must be adequately labeled as being NOT SUPPORTED by smartimage, and a REFERENCE ONLY implementation.</text:p>
        </text:list-item>
        <text:list-item>
          <text:p text:style-name="P320">It may <text:span text:style-name="T87">ONLY</text:span> be used in-house or as an exchange medium between organizations in direct contact <text:span text:style-name="T87">when collaborating on a common project</text:span>. <text:s/><text:span text:style-name="T87">I</text:span>t may not be distributed at-large.</text:p>
        </text:list-item>
        <text:list-item>
          <text:p text:style-name="P321">No selling of the derived format or an application that uses it. <text:s/>If money changes hands, the format is considered “released”, and legal action may ensue.</text:p>
          <text:list>
            <text:list-item>
              <text:p text:style-name="P321">Exception: <text:s/>If the modified format is NEVER made available to the user. <text:s/>(e.g. backend storage medium of a web service)</text:p>
            </text:list-item>
          </text:list>
        </text:list-item>
        <text:list-item>
          <text:p text:style-name="P319">The only general distribution allowed is <text:span text:style-name="T86">within</text:span> <text:span text:style-name="T86">open source </text:span>experimental code accompanying a scholarly publication. <text:s/>In this <text:span text:style-name="T86">regard</text:span>, it <text:span text:style-name="T86">must still</text:span> retain the smartimage <text:span text:style-name="T88">extension+mimetype</text:span>, <text:span text:style-name="T86">yet</text:span> <text:span text:style-name="T86">also the disclaimer labeling as described above</text:span>.</text:p>
        </text:list-item>
        <text:list-item>
          <text:p text:style-name="P319">If <text:span text:style-name="T86">the in-house</text:span> <text:span text:style-name="T86">application</text:span> is desired to be productized, <text:span text:style-name="T86">then</text:span> the format MUST be sent through the official extensions submittal process <text:span text:style-name="T86">detailed in this document</text:span>. <text:s/>In the event of rejection, another format <text:span text:style-name="T86">MUST</text:span> be <text:span text:style-name="T87">chosen</text:span> for the released code. <text:s/><text:span text:style-name="T87">(see “in the event of rejection”, above)</text:span></text:p>
        </text:list-item>
      </text:list>
      <text:p text:style-name="P106"/>
      <text:p text:style-name="P38"/>
      <text:h text:style-name="Heading_20_1" text:outline-level="1"><text:bookmark-start text:name="__RefHeading___Toc653_2507969732"/><text:span text:style-name="T13">5</text:span>. TBD<text:bookmark-end text:name="__RefHeading___Toc653_2507969732"/></text:h>
      <text:p text:style-name="P28"/>
      <text:p text:style-name="P28">Implementation of the following features is proposed, but not defined:</text:p>
      <text:list xml:id="list3026540548" text:style-name="L37">
        <text:list-item>
          <text:p text:style-name="P322">Ingots</text:p>
        </text:list-item>
        <text:list-item>
          <text:p text:style-name="P322">gradients</text:p>
        </text:list-item>
        <text:list-item>
          <text:p text:style-name="P322">liquid rescale</text:p>
        </text:list-item>
        <text:list-item>
          <text:p text:style-name="P323">photoshop layer attribues (drop shadow, inner glow, etc) – implement as modifier<text:line-break/>https://helpx.adobe.com/photoshop/using/layer-effects-styles.html#layer_style_options<text:span text:style-name="T146"><text:line-break/></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master-page-name="">
      <style:paragraph-properties fo:margin-left="0.2in" fo:margin-right="0in" fo:margin-top="0in" fo:margin-bottom="0in" loext:contextual-spacing="false" fo:text-align="start" style:justify-single-word="false" fo:text-indent="0in" style:auto-text-indent="false" style:page-number="auto">
        <style:tab-stops/>
      </style:paragraph-properties>
      <style:text-properties style:font-name="Arial" fo:font-family="Arial" style:font-style-name="Regular" style:font-family-generic="swiss" style:font-pitch="variable"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Comment" style:family="paragraph" style:parent-style-name="code" style:master-page-name="">
      <style:paragraph-properties fo:text-align="start" style:justify-single-word="false" style:page-number="auto"/>
      <style:text-properties fo:color="#94bd5e"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4-28T22:54:12.524000000</dc:date>
    <meta:editing-duration>P2DT8H13M59S</meta:editing-duration>
    <meta:editing-cycles>184</meta:editing-cycles>
    <meta:document-statistic meta:table-count="1" meta:image-count="0" meta:object-count="0" meta:page-count="31" meta:paragraph-count="816" meta:word-count="8584" meta:character-count="55079" meta:non-whitespace-character-count="47118"/>
  </office:meta>
</office:document-meta>
</file>